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5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62" draw:id="id262" draw:layer="layout" svg:width="1cm" svg:height="0.9cm" svg:x="24.6cm" svg:y="54.114cm">
          <text:p text:style-name="P1"><text:span text:style-name="T1">OR</text:span></text:p>
          <text:p text:style-name="P1"><text:span text:style-name="T1">36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57" draw:id="id257" draw:layer="layout" svg:width="1cm" svg:height="0.9cm" svg:x="26.4cm" svg:y="53.514cm">
          <text:p text:style-name="P1"><text:span text:style-name="T1">3-NAND</text:span></text:p>
          <text:p text:style-name="P1"><text:span text:style-name="T1">36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6" draw:id="id256" draw:layer="layout" svg:width="1cm" svg:height="0.9cm" svg:x="33.9cm" svg:y="54.914cm">
          <text:p text:style-name="P1"><text:span text:style-name="T1">NOT</text:span></text:p>
          <text:p text:style-name="P1"><text:span text:style-name="T1">354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8" draw:id="id248" draw:layer="layout" svg:width="1cm" svg:height="0.9cm" svg:x="47.3cm" svg:y="30.4cm">
          <text:p text:style-name="P1"><text:span text:style-name="T1">OR</text:span></text:p>
          <text:p text:style-name="P1"><text:span text:style-name="T1">395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0" draw:id="id110" draw:layer="layout" svg:width="1cm" svg:height="0.9cm" svg:x="40.2cm" svg:y="24.341cm">
          <text:p text:style-name="P1"><text:span text:style-name="T1">3-NAND</text:span></text:p>
          <text:p text:style-name="P1"><text:span text:style-name="T1">373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4" draw:id="id244" draw:layer="layout" svg:width="2.1cm" svg:height="0.9cm" svg:x="45.923cm" svg:y="25.6cm">
          <text:p text:style-name="P1"><text:span text:style-name="T1">DFF</text:span></text:p>
          <text:p text:style-name="P1"><text:span text:style-name="T1">385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4" draw:id="id254" draw:layer="layout" svg:width="1cm" svg:height="0.9cm" svg:x="39cm" svg:y="58.914cm">
          <text:p text:style-name="P1"><text:span text:style-name="T1">AND</text:span></text:p>
          <text:p text:style-name="P1"><text:span text:style-name="T1">354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8" draw:id="id278" draw:layer="layout" svg:width="1cm" svg:height="0.9cm" svg:x="22.8cm" svg:y="57.014cm">
          <text:p text:style-name="P1"><text:span text:style-name="T1">NOT</text:span></text:p>
          <text:p text:style-name="P1"><text:span text:style-name="T1">364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6" draw:id="id266" draw:layer="layout" svg:width="1cm" svg:height="0.9cm" svg:x="30.1cm" svg:y="55.814cm">
          <text:p text:style-name="P1"><text:span text:style-name="T1">AND</text:span></text:p>
          <text:p text:style-name="P1"><text:span text:style-name="T1">35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3" draw:id="id273" draw:layer="layout" svg:width="1cm" svg:height="0.9cm" svg:x="31.7cm" svg:y="56.414cm">
          <text:p text:style-name="P1"><text:span text:style-name="T1">OR</text:span></text:p>
          <text:p text:style-name="P1"><text:span text:style-name="T1">35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3" draw:id="id263" draw:layer="layout" svg:width="1cm" svg:height="0.9cm" svg:x="28.3cm" svg:y="53.514cm">
          <text:p text:style-name="P1"><text:span text:style-name="T1">AND</text:span></text:p>
          <text:p text:style-name="P1"><text:span text:style-name="T1">37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45" draw:id="id245" draw:layer="layout" svg:width="1cm" svg:height="0.9cm" svg:x="42.9cm" svg:y="33.1cm">
          <text:p text:style-name="P1"><text:span text:style-name="T1">12-OAI</text:span></text:p>
          <text:p text:style-name="P1"><text:span text:style-name="T1">39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43" draw:id="id243" draw:layer="layout" svg:width="1cm" svg:height="0.9cm" svg:x="37.2cm" svg:y="16.7cm">
          <text:p text:style-name="P1"><text:span text:style-name="T1">NOT</text:span></text:p>
          <text:p text:style-name="P1"><text:span text:style-name="T1">385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17" draw:id="id117" draw:layer="layout" svg:width="1cm" svg:height="0.9cm" svg:x="40.6cm" svg:y="38.3cm">
          <text:p text:style-name="P1"><text:span text:style-name="T1">3-NAND</text:span></text:p>
          <text:p text:style-name="P1"><text:span text:style-name="T1">373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2" draw:id="id242" draw:layer="layout" svg:width="1cm" svg:height="0.9cm" svg:x="35.2cm" svg:y="17.898cm">
          <text:p text:style-name="P1"><text:span text:style-name="T1">NOT</text:span></text:p>
          <text:p text:style-name="P1"><text:span text:style-name="T1">3853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156" draw:id="id156" draw:layer="layout" svg:width="1cm" svg:height="0.9cm" svg:x="42.4cm" svg:y="31cm">
          <text:p text:style-name="P1"><text:span text:style-name="T1">12-OAI</text:span></text:p>
          <text:p text:style-name="P1"><text:span text:style-name="T1">39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8" draw:id="id208" draw:layer="layout" svg:width="1cm" svg:height="0.9cm" svg:x="24.6cm" svg:y="55.814cm">
          <text:p text:style-name="P1"><text:span text:style-name="T1">NOT</text:span></text:p>
          <text:p text:style-name="P1"><text:span text:style-name="T1">36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1" draw:id="id221" draw:layer="layout" svg:width="1cm" svg:height="0.9cm" svg:x="40.7cm" svg:y="45.7cm">
          <text:p text:style-name="P1"><text:span text:style-name="T1">AND</text:span></text:p>
          <text:p text:style-name="P1"><text:span text:style-name="T1">353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8" draw:id="id198" draw:layer="layout" svg:width="1cm" svg:height="0.9cm" svg:x="17.636cm" svg:y="53.988cm">
          <text:p text:style-name="P1"><text:span text:style-name="T1">3-OR</text:span></text:p>
          <text:p text:style-name="P1"><text:span text:style-name="T1">36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1" draw:id="id161" draw:layer="layout" svg:width="1cm" svg:height="0.9cm" svg:x="47.933cm" svg:y="55.256cm">
          <text:p text:style-name="P1"><text:span text:style-name="T1">XOR</text:span></text:p>
          <text:p text:style-name="P1"><text:span text:style-name="T1">322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2" draw:id="id162" draw:layer="layout" svg:width="1cm" svg:height="0.9cm" svg:x="17.6cm" svg:y="56.197cm">
          <text:p text:style-name="P1"><text:span text:style-name="T1">3-AND</text:span></text:p>
          <text:p text:style-name="P1"><text:span text:style-name="T1">354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3" draw:id="id163" draw:layer="layout" svg:width="1cm" svg:height="0.9cm" svg:x="24.6cm" svg:y="52.914cm">
          <text:p text:style-name="P1"><text:span text:style-name="T1">NAND</text:span></text:p>
          <text:p text:style-name="P1"><text:span text:style-name="T1">364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3" draw:id="id203" draw:layer="layout" svg:width="1cm" svg:height="0.9cm" svg:x="47.9cm" svg:y="56.583cm">
          <text:p text:style-name="P1"><text:span text:style-name="T1">3-OR</text:span></text:p>
          <text:p text:style-name="P1"><text:span text:style-name="T1">35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2" draw:id="id152" draw:layer="layout" svg:width="1cm" svg:height="0.9cm" svg:x="46.4cm" svg:y="10.1cm">
          <text:p text:style-name="P1"><text:span text:style-name="T1">OR</text:span></text:p>
          <text:p text:style-name="P1"><text:span text:style-name="T1">37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8" draw:id="id158" draw:layer="layout" svg:width="1cm" svg:height="0.9cm" svg:x="41cm" svg:y="16.7cm">
          <text:p text:style-name="P1"><text:span text:style-name="T1">NOT</text:span></text:p>
          <text:p text:style-name="P1"><text:span text:style-name="T1">3943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57" draw:id="id157" draw:layer="layout" svg:width="1cm" svg:height="0.9cm" svg:x="44.3cm" svg:y="17.324cm">
          <text:p text:style-name="P1"><text:span text:style-name="T1">OR</text:span></text:p>
          <text:p text:style-name="P1"><text:span text:style-name="T1">41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0" draw:id="id120" draw:layer="layout" svg:width="1cm" svg:height="0.9cm" svg:x="28.5cm" svg:y="10.2cm">
          <text:p text:style-name="P1"><text:span text:style-name="T1">XNOR</text:span></text:p>
          <text:p text:style-name="P1"><text:span text:style-name="T1">37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7" draw:id="id207" draw:layer="layout" svg:width="1cm" svg:height="0.9cm" svg:x="41.177cm" svg:y="60.014cm">
          <text:p text:style-name="P1"><text:span text:style-name="T1">3-NAND</text:span></text:p>
          <text:p text:style-name="P1"><text:span text:style-name="T1">355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9" draw:id="id239" draw:layer="layout" svg:width="2.1cm" svg:height="0.9cm" svg:x="45.923cm" svg:y="22.924cm">
          <text:p text:style-name="P1"><text:span text:style-name="T1">DFFR(/res)</text:span></text:p>
          <text:p text:style-name="P1"><text:span text:style-name="T1">40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53" draw:id="id253" draw:layer="layout" svg:width="2.1cm" svg:height="0.9cm" svg:x="32.8cm" svg:y="50.324cm">
          <text:p text:style-name="P1"><text:span text:style-name="T1">DFFR(/res)</text:span></text:p>
          <text:p text:style-name="P1"><text:span text:style-name="T1">33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0" draw:id="id160" draw:layer="layout" svg:width="1cm" svg:height="0.9cm" svg:x="39.1cm" svg:y="17.924cm">
          <text:p text:style-name="P1"><text:span text:style-name="T1">NOR</text:span></text:p>
          <text:p text:style-name="P1"><text:span text:style-name="T1">385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139" draw:id="id139" draw:layer="layout" svg:width="2.1cm" svg:height="0.9cm" svg:x="51.387cm" svg:y="29.8cm">
          <text:p text:style-name="P1"><text:span text:style-name="T1">DFF(mclk)</text:span></text:p>
          <text:p text:style-name="P1"><text:span text:style-name="T1">312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14" draw:id="id214" draw:layer="layout" svg:width="2.1cm" svg:height="0.9cm" svg:x="46.3cm" svg:y="48.724cm">
          <text:p text:style-name="P1"><text:span text:style-name="T1">DFFR(mclk)</text:span></text:p>
          <text:p text:style-name="P1"><text:span text:style-name="T1">322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51" draw:id="id151" draw:layer="layout" svg:width="2.1cm" svg:height="0.9cm" svg:x="51.986cm" svg:y="26.1cm">
          <text:p text:style-name="P1"><text:span text:style-name="T1">DFF(mclk)</text:span></text:p>
          <text:p text:style-name="P1"><text:span text:style-name="T1">322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55" draw:id="id255" draw:layer="layout" svg:width="2.1cm" svg:height="0.9cm" svg:x="33.4cm" svg:y="56.414cm">
          <text:p text:style-name="P1"><text:span text:style-name="T1">DFFR(mclk, /res)</text:span></text:p>
          <text:p text:style-name="P1"><text:span text:style-name="T1">344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8" draw:id="id118" draw:layer="layout" svg:width="1cm" svg:height="0.9cm" svg:x="32.206cm" svg:y="20.492cm">
          <text:p text:style-name="P1"><text:span text:style-name="T1">3-AND</text:span></text:p>
          <text:p text:style-name="P1"><text:span text:style-name="T1">37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7" draw:id="id87" draw:layer="layout" svg:width="1cm" svg:height="0.9cm" svg:x="64.056cm" svg:y="19.2cm">
          <text:p text:style-name="P1"><text:span text:style-name="T1">NOT1</text:span></text:p>
          <text:p text:style-name="P1"><text:span text:style-name="T1">27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6" draw:id="id66" draw:layer="layout" svg:width="1cm" svg:height="0.9cm" svg:x="64.056cm" svg:y="19.2cm">
          <text:p text:style-name="P1"><text:span text:style-name="T1">NOT</text:span></text:p>
          <text:p text:style-name="P1"><text:span text:style-name="T1">27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cm" svg:height="0.9cm" svg:x="64.056cm" svg:y="17cm">
          <text:p text:style-name="P1"><text:span text:style-name="T1">NOT</text:span></text:p>
          <text:p text:style-name="P1"><text:span text:style-name="T1">260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5.056cm" svg:y1="17.45cm" svg:x2="67.302cm" svg:y2="17.389cm" draw:start-shape="id1" draw:start-glue-point="1" svg:d="M65056 17450l2246-61" svg:viewBox="0 0 2247 62">
          <text:p text:style-name="P1"><text:span text:style-name="T2">RES_O3</text:span></text:p>
        </draw:connector>
        <draw:custom-shape draw:style-name="gr3" draw:text-style-name="P2" xml:id="id29" draw:id="id29" draw:layer="layout" svg:width="2.1cm" svg:height="0.9cm" svg:x="6.762cm" svg:y="30.5cm">
          <text:p text:style-name="P1"><text:span text:style-name="T1">DFFR (clk9)</text:span></text:p>
          <text:p text:style-name="P1"><text:span text:style-name="T1">363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5" draw:id="id25" draw:layer="layout" svg:width="2.1cm" svg:height="0.9cm" svg:x="6.762cm" svg:y="28.1cm">
          <text:p text:style-name="P1"><text:span text:style-name="T1">DFFR (clk9)</text:span></text:p>
          <text:p text:style-name="P1"><text:span text:style-name="T1">362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3" draw:id="id33" draw:layer="layout" svg:width="2.1cm" svg:height="0.9cm" svg:x="6.762cm" svg:y="32.9cm">
          <text:p text:style-name="P1"><text:span text:style-name="T1">DFFR (clk9)</text:span></text:p>
          <text:p text:style-name="P1"><text:span text:style-name="T1">312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6" draw:id="id36" draw:layer="layout" svg:width="2.1cm" svg:height="0.9cm" svg:x="6.762cm" svg:y="40.2cm">
          <text:p text:style-name="P1"><text:span text:style-name="T1">DFFR (clk9)</text:span></text:p>
          <text:p text:style-name="P1"><text:span text:style-name="T1">32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9" draw:id="id39" draw:layer="layout" svg:width="2.1cm" svg:height="0.9cm" svg:x="6.762cm" svg:y="35.3cm">
          <text:p text:style-name="P1"><text:span text:style-name="T1">DFFR (clk9)</text:span></text:p>
          <text:p text:style-name="P1"><text:span text:style-name="T1">321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2" draw:id="id42" draw:layer="layout" svg:width="2.1cm" svg:height="0.9cm" svg:x="6.762cm" svg:y="37.7cm">
          <text:p text:style-name="P1"><text:span text:style-name="T1">DFFR (clk9)</text:span></text:p>
          <text:p text:style-name="P1"><text:span text:style-name="T1">32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8" draw:id="id48" draw:layer="layout" svg:width="2.1cm" svg:height="0.9cm" svg:x="6.762cm" svg:y="45cm">
          <text:p text:style-name="P1"><text:span text:style-name="T1">DFFR (clk9)</text:span></text:p>
          <text:p text:style-name="P1"><text:span text:style-name="T1">37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1" draw:id="id51" draw:layer="layout" svg:width="2.1cm" svg:height="0.9cm" svg:x="6.762cm" svg:y="25.6cm">
          <text:p text:style-name="P1"><text:span text:style-name="T1">DFFR (clk9)</text:span></text:p>
          <text:p text:style-name="P1"><text:span text:style-name="T1">37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1cm" svg:height="0.9cm" svg:x="4.262cm" svg:y="33.8cm">
          <text:p text:style-name="P1"><text:span text:style-name="T1">NOR_OR_AND</text:span></text:p>
          <text:p text:style-name="P1"><text:span text:style-name="T1">32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1cm" svg:height="0.9cm" svg:x="1.462cm" svg:y="35.3cm">
          <text:p text:style-name="P1"><text:span text:style-name="T1">OR</text:span></text:p>
          <text:p text:style-name="P1"><text:span text:style-name="T1">32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" draw:id="id35" draw:layer="layout" svg:width="1cm" svg:height="0.9cm" svg:x="1.462cm" svg:y="32.9cm">
          <text:p text:style-name="P1"><text:span text:style-name="T1">OR</text:span></text:p>
          <text:p text:style-name="P1"><text:span text:style-name="T1">32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cm" svg:height="0.9cm" svg:x="4.262cm" svg:y="38.7cm">
          <text:p text:style-name="P1"><text:span text:style-name="T1">NOR_OR_AND</text:span></text:p>
          <text:p text:style-name="P1"><text:span text:style-name="T1">33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cm" svg:height="0.9cm" svg:x="1.462cm" svg:y="40.1cm">
          <text:p text:style-name="P1"><text:span text:style-name="T1">OR</text:span></text:p>
          <text:p text:style-name="P1"><text:span text:style-name="T1">36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cm" svg:height="0.9cm" svg:x="4.262cm" svg:y="31.4cm">
          <text:p text:style-name="P1"><text:span text:style-name="T1">NOR_OR_AND</text:span></text:p>
          <text:p text:style-name="P1"><text:span text:style-name="T1">31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1cm" svg:height="0.9cm" svg:x="4.262cm" svg:y="29cm">
          <text:p text:style-name="P1"><text:span text:style-name="T1">NOR_OR_AND</text:span></text:p>
          <text:p text:style-name="P1"><text:span text:style-name="T1">362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1cm" svg:height="0.9cm" svg:x="1.462cm" svg:y="30.5cm">
          <text:p text:style-name="P1"><text:span text:style-name="T1">OR</text:span></text:p>
          <text:p text:style-name="P1"><text:span text:style-name="T1">36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cm" svg:height="0.9cm" svg:x="1.462cm" svg:y="28.1cm">
          <text:p text:style-name="P1"><text:span text:style-name="T1">OR</text:span></text:p>
          <text:p text:style-name="P1"><text:span text:style-name="T1">36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cm" svg:height="0.9cm" svg:x="4.262cm" svg:y="26.7cm">
          <text:p text:style-name="P1"><text:span text:style-name="T1">NOR_OR_AND</text:span></text:p>
          <text:p text:style-name="P1"><text:span text:style-name="T1">36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" draw:id="id44" draw:layer="layout" svg:width="1cm" svg:height="0.9cm" svg:x="4.262cm" svg:y="36.2cm">
          <text:p text:style-name="P1"><text:span text:style-name="T1">NOR_OR_AND</text:span></text:p>
          <text:p text:style-name="P1"><text:span text:style-name="T1">32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cm" svg:height="0.9cm" svg:x="1.462cm" svg:y="37.7cm">
          <text:p text:style-name="P1"><text:span text:style-name="T1">OR</text:span></text:p>
          <text:p text:style-name="P1"><text:span text:style-name="T1">3324</text:span></text:p>
          <draw:enhanced-geometry svg:viewBox="0 0 21600 21600" draw:type="rectangle" draw:enhanced-path="M 0 0 L 21600 0 21600 21600 0 21600 0 0 Z N"/>
        </draw:custom-shape>
        <draw:frame draw:style-name="gr5" draw:layer="layout" svg:width="2.445cm" svg:height="1.691cm" svg:x="15.8cm" svg:y="28.971cm">
          <draw:text-box>
            <text:p>561</text:p>
            <text:p>CTRL4</text:p>
          </draw:text-box>
        </draw:frame>
        <draw:custom-shape draw:style-name="gr1" draw:text-style-name="P2" xml:id="id2" draw:id="id2" draw:layer="layout" svg:width="1cm" svg:height="0.9cm" svg:x="64.056cm" svg:y="12.6cm">
          <text:p text:style-name="P1"><text:span text:style-name="T1">NOT</text:span></text:p>
          <text:p text:style-name="P1"><text:span text:style-name="T1">070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5.056cm" svg:y1="13.05cm" svg:x2="67.269cm" svg:y2="13.101cm" draw:start-shape="id2" draw:start-glue-point="1" svg:d="M65056 13050l2213 51" svg:viewBox="0 0 2214 52">
          <text:p text:style-name="P1"><text:span text:style-name="T2">STMU_A1</text:span></text:p>
        </draw:connector>
        <draw:connector draw:style-name="gr6" draw:text-style-name="P1" draw:layer="layout" draw:type="line" svg:x1="62.743cm" svg:y1="13.05cm" svg:x2="64.056cm" svg:y2="13.05cm" draw:start-shape="id3" draw:start-glue-point="1" draw:end-shape="id2" draw:end-glue-point="3" svg:d="M62743 13050h1313" svg:viewBox="0 0 1314 1">
          <text:p/>
        </draw:connector>
        <draw:custom-shape draw:style-name="gr1" draw:text-style-name="P2" xml:id="id4" draw:id="id4" draw:layer="layout" svg:width="1cm" svg:height="0.9cm" svg:x="64.056cm" svg:y="11.5cm">
          <text:p text:style-name="P1"><text:span text:style-name="T1">NOT</text:span></text:p>
          <text:p text:style-name="P1"><text:span text:style-name="T1">292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5.056cm" svg:y1="11.95cm" svg:x2="67.361cm" svg:y2="11.962cm" draw:start-shape="id4" draw:start-glue-point="1" svg:d="M65056 11950l2305 12" svg:viewBox="0 0 2306 13">
          <text:p text:style-name="P1"><text:span text:style-name="T2">STMU_A0</text:span></text:p>
        </draw:connector>
        <draw:connector draw:style-name="gr6" draw:text-style-name="P1" draw:layer="layout" draw:type="line" svg:x1="62.743cm" svg:y1="11.95cm" svg:x2="64.056cm" svg:y2="11.95cm" draw:start-shape="id5" draw:start-glue-point="1" draw:end-shape="id4" draw:end-glue-point="3" svg:d="M62743 11950h1313" svg:viewBox="0 0 1314 1">
          <text:p/>
        </draw:connector>
        <draw:custom-shape draw:style-name="gr2" draw:text-style-name="P2" xml:id="id5" draw:id="id5" draw:layer="layout" svg:width="1cm" svg:height="0.9cm" svg:x="61.743cm" svg:y="11.5cm">
          <text:p text:style-name="P1"><text:span text:style-name="T1">4-MUX</text:span></text:p>
          <text:p text:style-name="P1"><text:span text:style-name="T1">333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cm" svg:height="0.9cm" svg:x="61.743cm" svg:y="12.6cm">
          <text:p text:style-name="P1"><text:span text:style-name="T1">4-MUX</text:span></text:p>
          <text:p text:style-name="P1"><text:span text:style-name="T1">333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cm" svg:height="0.9cm" svg:x="64.056cm" svg:y="8.2cm">
          <text:p text:style-name="P1"><text:span text:style-name="T1">NOT</text:span></text:p>
          <text:p text:style-name="P1"><text:span text:style-name="T1">293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5.056cm" svg:y1="8.65cm" svg:x2="67.238cm" svg:y2="8.586cm" draw:start-shape="id6" draw:start-glue-point="1" svg:d="M65056 8650l2182-64" svg:viewBox="0 0 2183 65">
          <text:p text:style-name="P1"><text:span text:style-name="T2">STMU_A2</text:span></text:p>
        </draw:connector>
        <draw:connector draw:style-name="gr6" draw:text-style-name="P1" draw:layer="layout" draw:type="line" svg:x1="62.743cm" svg:y1="8.65cm" svg:x2="64.056cm" svg:y2="8.65cm" draw:start-shape="id7" draw:start-glue-point="1" draw:end-shape="id6" draw:end-glue-point="3" svg:d="M62743 8650h1313" svg:viewBox="0 0 1314 1">
          <text:p/>
        </draw:connector>
        <draw:custom-shape draw:style-name="gr2" draw:text-style-name="P2" xml:id="id7" draw:id="id7" draw:layer="layout" svg:width="1cm" svg:height="0.9cm" svg:x="61.743cm" svg:y="8.2cm">
          <text:p text:style-name="P1"><text:span text:style-name="T1">4-MUX</text:span></text:p>
          <text:p text:style-name="P1"><text:span text:style-name="T1">34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cm" svg:height="0.9cm" svg:x="64.056cm" svg:y="9.3cm">
          <text:p text:style-name="P1"><text:span text:style-name="T1">NOT</text:span></text:p>
          <text:p text:style-name="P1"><text:span text:style-name="T1">333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5.056cm" svg:y1="9.75cm" svg:x2="67.3cm" svg:y2="9.724cm" draw:start-shape="id8" draw:start-glue-point="1" svg:d="M65056 9750l2244-26" svg:viewBox="0 0 2245 27">
          <text:p text:style-name="P1"><text:span text:style-name="T2">SMTU_A3</text:span></text:p>
        </draw:connector>
        <draw:connector draw:style-name="gr6" draw:text-style-name="P1" draw:layer="layout" draw:type="line" svg:x1="62.743cm" svg:y1="9.75cm" svg:x2="64.056cm" svg:y2="9.75cm" draw:start-shape="id9" draw:start-glue-point="1" draw:end-shape="id8" draw:end-glue-point="3" svg:d="M62743 9750h1313" svg:viewBox="0 0 1314 1">
          <text:p/>
        </draw:connector>
        <draw:custom-shape draw:style-name="gr2" draw:text-style-name="P2" xml:id="id9" draw:id="id9" draw:layer="layout" svg:width="1cm" svg:height="0.9cm" svg:x="61.743cm" svg:y="9.3cm">
          <text:p text:style-name="P1"><text:span text:style-name="T1">4-MUX</text:span></text:p>
          <text:p text:style-name="P1"><text:span text:style-name="T1">373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cm" svg:height="0.9cm" svg:x="64.056cm" svg:y="10.4cm">
          <text:p text:style-name="P1"><text:span text:style-name="T1">NOT</text:span></text:p>
          <text:p text:style-name="P1"><text:span text:style-name="T1">344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5.056cm" svg:y1="10.85cm" svg:x2="67.3cm" svg:y2="10.739cm" draw:start-shape="id10" draw:start-glue-point="1" svg:d="M65056 10850l2244-111" svg:viewBox="0 0 2245 112">
          <text:p text:style-name="P1"><text:span text:style-name="T2">SMTU_A4</text:span></text:p>
        </draw:connector>
        <draw:connector draw:style-name="gr6" draw:text-style-name="P1" draw:layer="layout" draw:type="line" svg:x1="62.743cm" svg:y1="10.85cm" svg:x2="64.056cm" svg:y2="10.85cm" draw:start-shape="id11" draw:start-glue-point="1" draw:end-shape="id10" draw:end-glue-point="3" svg:d="M62743 10850h1313" svg:viewBox="0 0 1314 1">
          <text:p/>
        </draw:connector>
        <draw:custom-shape draw:style-name="gr2" draw:text-style-name="P2" xml:id="id11" draw:id="id11" draw:layer="layout" svg:width="1cm" svg:height="0.9cm" svg:x="61.743cm" svg:y="10.4cm">
          <text:p text:style-name="P1"><text:span text:style-name="T1">4-MUX</text:span></text:p>
          <text:p text:style-name="P1"><text:span text:style-name="T1">374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2" draw:id="id12" draw:layer="layout" svg:width="0.6cm" svg:height="0.6cm" svg:x="55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55.3cm" svg:y1="1.2cm" svg:x2="61.743cm" svg:y2="11.95cm" draw:start-shape="id12" draw:start-glue-point="2" draw:end-shape="id5" draw:end-glue-point="3" svg:d="M55300 1200l6443 10750" svg:viewBox="0 0 6444 10751">
          <text:p text:style-name="P1"><text:span text:style-name="T2">s1</text:span></text:p>
        </draw:connector>
        <draw:connector draw:style-name="gr4" draw:text-style-name="P3" draw:layer="layout" draw:type="line" svg:x1="55.3cm" svg:y1="1.2cm" svg:x2="61.743cm" svg:y2="13.05cm" draw:start-shape="id12" draw:start-glue-point="2" draw:end-shape="id3" draw:end-glue-point="3" svg:d="M55300 1200l6443 11850" svg:viewBox="0 0 6444 11851">
          <text:p text:style-name="P1"><text:span text:style-name="T2">s1</text:span></text:p>
        </draw:connector>
        <draw:connector draw:style-name="gr4" draw:text-style-name="P3" draw:layer="layout" draw:type="line" svg:x1="55.3cm" svg:y1="1.2cm" svg:x2="61.743cm" svg:y2="8.65cm" draw:start-shape="id12" draw:start-glue-point="2" draw:end-shape="id7" draw:end-glue-point="3" svg:d="M55300 1200l6443 7450" svg:viewBox="0 0 6444 7451">
          <text:p text:style-name="P1"><text:span text:style-name="T2">s1</text:span></text:p>
        </draw:connector>
        <draw:connector draw:style-name="gr4" draw:text-style-name="P3" draw:layer="layout" draw:type="line" svg:x1="55.3cm" svg:y1="1.2cm" svg:x2="61.743cm" svg:y2="9.75cm" draw:start-shape="id12" draw:start-glue-point="2" draw:end-shape="id9" draw:end-glue-point="3" svg:d="M55300 1200l6443 8550" svg:viewBox="0 0 6444 8551">
          <text:p text:style-name="P1"><text:span text:style-name="T2">s1</text:span></text:p>
        </draw:connector>
        <draw:connector draw:style-name="gr4" draw:text-style-name="P3" draw:layer="layout" draw:type="line" svg:x1="55.3cm" svg:y1="1.2cm" svg:x2="61.743cm" svg:y2="10.85cm" draw:start-shape="id12" draw:start-glue-point="2" draw:end-shape="id11" draw:end-glue-point="3" svg:d="M55300 1200l6443 9650" svg:viewBox="0 0 6444 9651">
          <text:p text:style-name="P1"><text:span text:style-name="T2">s1</text:span></text:p>
        </draw:connector>
        <draw:custom-shape draw:style-name="gr7" draw:text-style-name="P2" xml:id="id13" draw:id="id13" draw:layer="layout" svg:width="0.6cm" svg:height="0.6cm" svg:x="55cm" svg:y="-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55.3cm" svg:y1="-0.3cm" svg:x2="61.743cm" svg:y2="13.05cm" draw:start-shape="id13" draw:start-glue-point="0" draw:end-shape="id3" draw:end-glue-point="3" svg:d="M55300-300l6443 13350" svg:viewBox="0 0 6444 13351">
          <text:p text:style-name="P1"><text:span text:style-name="T2">s0</text:span></text:p>
        </draw:connector>
        <draw:connector draw:style-name="gr4" draw:text-style-name="P3" draw:layer="layout" draw:type="line" svg:x1="55.3cm" svg:y1="-0.3cm" svg:x2="61.743cm" svg:y2="8.65cm" draw:start-shape="id13" draw:start-glue-point="0" draw:end-shape="id7" draw:end-glue-point="3" svg:d="M55300-300l6443 8950" svg:viewBox="0 0 6444 8951">
          <text:p text:style-name="P1"><text:span text:style-name="T2">s0</text:span></text:p>
        </draw:connector>
        <draw:connector draw:style-name="gr4" draw:text-style-name="P3" draw:layer="layout" draw:type="line" svg:x1="55.3cm" svg:y1="-0.3cm" svg:x2="61.743cm" svg:y2="11.95cm" draw:start-shape="id13" draw:start-glue-point="0" draw:end-shape="id5" draw:end-glue-point="3" svg:d="M55300-300l6443 12250" svg:viewBox="0 0 6444 12251">
          <text:p text:style-name="P1"><text:span text:style-name="T2">s0</text:span></text:p>
        </draw:connector>
        <draw:connector draw:style-name="gr4" draw:text-style-name="P3" draw:layer="layout" draw:type="line" svg:x1="55.3cm" svg:y1="-0.3cm" svg:x2="61.743cm" svg:y2="9.75cm" draw:start-shape="id13" draw:start-glue-point="0" draw:end-shape="id9" draw:end-glue-point="3" svg:d="M55300-300l6443 10050" svg:viewBox="0 0 6444 10051">
          <text:p text:style-name="P1"><text:span text:style-name="T2">s0</text:span></text:p>
        </draw:connector>
        <draw:connector draw:style-name="gr4" draw:text-style-name="P3" draw:layer="layout" draw:type="line" svg:x1="55.3cm" svg:y1="-0.3cm" svg:x2="61.743cm" svg:y2="10.85cm" draw:start-shape="id13" draw:start-glue-point="0" draw:end-shape="id11" draw:end-glue-point="3" svg:d="M55300-300l6443 11150" svg:viewBox="0 0 6444 11151">
          <text:p text:style-name="P1"><text:span text:style-name="T2">s0</text:span></text:p>
        </draw:connector>
        <draw:connector draw:style-name="gr4" draw:text-style-name="P3" draw:layer="layout" draw:type="line" svg:x1="53.6cm" svg:y1="3.65cm" svg:x2="61.743cm" svg:y2="13.05cm" draw:start-shape="id14" draw:start-glue-point="1" draw:end-shape="id3" draw:end-glue-point="3" svg:d="M53600 3650l8143 9400" svg:viewBox="0 0 8144 9401">
          <text:p text:style-name="P1"><text:span text:style-name="T2">0+1</text:span></text:p>
        </draw:connector>
        <draw:custom-shape draw:style-name="gr2" draw:text-style-name="P2" xml:id="id14" draw:id="id14" draw:layer="layout" svg:width="1cm" svg:height="0.9cm" svg:x="52.6cm" svg:y="3.2cm">
          <text:p text:style-name="P1"><text:span text:style-name="T1">NOT</text:span></text:p>
          <text:p text:style-name="P1"><text:span text:style-name="T1">498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5" draw:id="id15" draw:layer="layout" svg:width="0.6cm" svg:height="0.6cm" svg:x="56.6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3.6cm" svg:y1="3.65cm" svg:x2="56.6cm" svg:y2="4.7cm" draw:start-shape="id14" draw:start-glue-point="1" draw:end-shape="id15" draw:end-glue-point="3" svg:d="M53600 3650l3000 1050" svg:viewBox="0 0 3001 1051">
          <text:p/>
        </draw:connector>
        <draw:connector draw:style-name="gr4" draw:text-style-name="P3" draw:layer="layout" draw:type="line" svg:x1="53.6cm" svg:y1="2.55cm" svg:x2="61.743cm" svg:y2="11.95cm" draw:start-shape="id16" draw:start-glue-point="1" draw:end-shape="id5" draw:end-glue-point="3" svg:d="M53600 2550l8143 9400" svg:viewBox="0 0 8144 9401">
          <text:p text:style-name="P1"><text:span text:style-name="T2">0+1</text:span></text:p>
        </draw:connector>
        <draw:custom-shape draw:style-name="gr2" draw:text-style-name="P2" xml:id="id16" draw:id="id16" draw:layer="layout" svg:width="1cm" svg:height="0.9cm" svg:x="52.6cm" svg:y="2.1cm">
          <text:p text:style-name="P1"><text:span text:style-name="T1">NOT</text:span></text:p>
          <text:p text:style-name="P1"><text:span text:style-name="T1">499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7" draw:id="id17" draw:layer="layout" svg:width="0.6cm" svg:height="0.6cm" svg:x="56.6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3.6cm" svg:y1="2.55cm" svg:x2="56.6cm" svg:y2="3.8cm" draw:start-shape="id16" draw:start-glue-point="1" draw:end-shape="id17" draw:end-glue-point="3" svg:d="M53600 2550l3000 1250" svg:viewBox="0 0 3001 1251">
          <text:p/>
        </draw:connector>
        <draw:connector draw:style-name="gr4" draw:text-style-name="P3" draw:layer="layout" draw:type="line" svg:x1="53.6cm" svg:y1="4.75cm" svg:x2="61.743cm" svg:y2="8.65cm" draw:start-shape="id18" draw:start-glue-point="1" draw:end-shape="id7" draw:end-glue-point="3" svg:d="M53600 4750l8143 3900" svg:viewBox="0 0 8144 3901">
          <text:p text:style-name="P1"><text:span text:style-name="T2">0+1</text:span></text:p>
        </draw:connector>
        <draw:custom-shape draw:style-name="gr2" draw:text-style-name="P2" xml:id="id18" draw:id="id18" draw:layer="layout" svg:width="1cm" svg:height="0.9cm" svg:x="52.6cm" svg:y="4.3cm">
          <text:p text:style-name="P1"><text:span text:style-name="T1">NOT</text:span></text:p>
          <text:p text:style-name="P1"><text:span text:style-name="T1">4058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9" draw:id="id19" draw:layer="layout" svg:width="0.6cm" svg:height="0.6cm" svg:x="56.6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3.6cm" svg:y1="4.75cm" svg:x2="56.6cm" svg:y2="5.6cm" draw:start-shape="id18" draw:start-glue-point="1" draw:end-shape="id19" draw:end-glue-point="3" svg:d="M53600 4750l3000 850" svg:viewBox="0 0 3001 851">
          <text:p/>
        </draw:connector>
        <draw:connector draw:style-name="gr4" draw:text-style-name="P3" draw:layer="layout" draw:type="line" svg:x1="53.6cm" svg:y1="5.85cm" svg:x2="61.743cm" svg:y2="9.75cm" draw:start-shape="id20" draw:start-glue-point="1" draw:end-shape="id9" draw:end-glue-point="3" svg:d="M53600 5850l8143 3900" svg:viewBox="0 0 8144 3901">
          <text:p text:style-name="P1"><text:span text:style-name="T2">0+1</text:span></text:p>
        </draw:connector>
        <draw:custom-shape draw:style-name="gr2" draw:text-style-name="P2" xml:id="id20" draw:id="id20" draw:layer="layout" svg:width="1cm" svg:height="0.9cm" svg:x="52.6cm" svg:y="5.4cm">
          <text:p text:style-name="P1"><text:span text:style-name="T1">NOT</text:span></text:p>
          <text:p text:style-name="P1"><text:span text:style-name="T1">4061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1" draw:id="id21" draw:layer="layout" svg:width="0.6cm" svg:height="0.6cm" svg:x="56.6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3.6cm" svg:y1="5.85cm" svg:x2="56.6cm" svg:y2="6.5cm" draw:start-shape="id20" draw:start-glue-point="1" draw:end-shape="id21" draw:end-glue-point="3" svg:d="M53600 5850l3000 650" svg:viewBox="0 0 3001 651">
          <text:p/>
        </draw:connector>
        <draw:connector draw:style-name="gr4" draw:text-style-name="P3" draw:layer="layout" draw:type="line" svg:x1="53.6cm" svg:y1="6.95cm" svg:x2="61.743cm" svg:y2="10.85cm" draw:start-shape="id22" draw:start-glue-point="1" draw:end-shape="id11" draw:end-glue-point="3" svg:d="M53600 6950l8143 3900" svg:viewBox="0 0 8144 3901">
          <text:p text:style-name="P1"><text:span text:style-name="T2">0+1</text:span></text:p>
        </draw:connector>
        <draw:custom-shape draw:style-name="gr2" draw:text-style-name="P2" xml:id="id22" draw:id="id22" draw:layer="layout" svg:width="1cm" svg:height="0.9cm" svg:x="52.6cm" svg:y="6.5cm">
          <text:p text:style-name="P1"><text:span text:style-name="T1">NOT</text:span></text:p>
          <text:p text:style-name="P1"><text:span text:style-name="T1">4185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3" draw:id="id23" draw:layer="layout" svg:width="0.6cm" svg:height="0.6cm" svg:x="56.6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3.6cm" svg:y1="6.95cm" svg:x2="56.6cm" svg:y2="7.4cm" draw:start-shape="id22" draw:start-glue-point="1" draw:end-shape="id23" draw:end-glue-point="3" svg:d="M53600 6950l3000 450" svg:viewBox="0 0 3001 451">
          <text:p/>
        </draw:connector>
        <draw:connector draw:style-name="gr4" draw:text-style-name="P3" draw:layer="layout" draw:type="line" svg:x1="59.658cm" svg:y1="8.29cm" svg:x2="61.743cm" svg:y2="8.65cm" draw:end-shape="id7" draw:end-glue-point="3" svg:d="M59658 8290l2085 360" svg:viewBox="0 0 2086 361">
          <text:p text:style-name="P1"><text:span text:style-name="T2">CNT0_1/3</text:span></text:p>
        </draw:connector>
        <draw:custom-shape draw:style-name="gr1" draw:text-style-name="P2" xml:id="id24" draw:id="id24" draw:layer="layout" svg:width="1cm" svg:height="0.9cm" svg:x="64.056cm" svg:y="13.7cm">
          <text:p text:style-name="P1"><text:span text:style-name="T1">NOT</text:span></text:p>
          <text:p text:style-name="P1"><text:span text:style-name="T1">230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1.934cm" svg:y1="14.136cm" svg:x2="64.056cm" svg:y2="14.15cm" draw:end-shape="id24" draw:end-glue-point="3" svg:d="M61934 14136l2122 14" svg:viewBox="0 0 2123 15">
          <text:p text:style-name="P1"><text:span text:style-name="T2">CNT0_1</text:span></text:p>
        </draw:connector>
        <draw:connector draw:style-name="gr6" draw:text-style-name="P1" draw:layer="layout" draw:type="line" svg:x1="6.762cm" svg:y1="28.55cm" svg:x2="2.462cm" svg:y2="28.55cm" draw:start-shape="id25" draw:start-glue-point="3" draw:end-shape="id26" draw:end-glue-point="1" svg:d="M6762 28550h-4300" svg:viewBox="0 0 4301 1">
          <text:p/>
        </draw:connector>
        <draw:connector draw:style-name="gr4" draw:text-style-name="P3" draw:layer="layout" draw:type="line" svg:x1="8.862cm" svg:y1="28.55cm" svg:x2="11.216cm" svg:y2="28.515cm" draw:start-shape="id25" draw:start-glue-point="1" svg:d="M8862 28550l2354-35" svg:viewBox="0 0 2355 36">
          <text:p text:style-name="P1"><text:span text:style-name="T2">CNT0_1</text:span></text:p>
        </draw:connector>
        <draw:connector draw:style-name="gr4" draw:text-style-name="P3" draw:layer="layout" draw:type="line" svg:x1="65.056cm" svg:y1="14.15cm" svg:x2="67.269cm" svg:y2="14.089cm" draw:start-shape="id24" draw:start-glue-point="1" svg:d="M65056 14150l2213-61" svg:viewBox="0 0 2214 62">
          <text:p text:style-name="P1"><text:span text:style-name="T2">RES_O0</text:span></text:p>
        </draw:connector>
        <draw:connector draw:style-name="gr4" draw:text-style-name="P3" draw:layer="layout" draw:type="line" svg:x1="7.812cm" svg:y1="28.1cm" svg:x2="5.262cm" svg:y2="27.15cm" draw:start-shape="id25" draw:start-glue-point="0" draw:end-shape="id27" draw:end-glue-point="1" svg:d="M7812 28100l-2550-950" svg:viewBox="0 0 2551 951">
          <text:p text:style-name="P1"><text:span text:style-name="T2">b+d</text:span></text:p>
        </draw:connector>
        <draw:custom-shape draw:style-name="gr1" draw:text-style-name="P2" xml:id="id28" draw:id="id28" draw:layer="layout" svg:width="1cm" svg:height="0.9cm" svg:x="64.056cm" svg:y="14.8cm">
          <text:p text:style-name="P1"><text:span text:style-name="T1">NOT</text:span></text:p>
          <text:p text:style-name="P1"><text:span text:style-name="T1">361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5.056cm" svg:y1="15.25cm" svg:x2="67.269cm" svg:y2="15.189cm" draw:start-shape="id28" draw:start-glue-point="1" svg:d="M65056 15250l2213-61" svg:viewBox="0 0 2214 62">
          <text:p text:style-name="P1"><text:span text:style-name="T2">RES_O1</text:span></text:p>
        </draw:connector>
        <draw:connector draw:style-name="gr4" draw:text-style-name="P3" draw:layer="layout" draw:type="line" svg:x1="61.721cm" svg:y1="15.293cm" svg:x2="64.056cm" svg:y2="15.25cm" draw:end-shape="id28" draw:end-glue-point="3" svg:d="M61721 15293l2335-43" svg:viewBox="0 0 2336 44">
          <text:p text:style-name="P1"><text:span text:style-name="T2">CNT0_2</text:span></text:p>
        </draw:connector>
        <draw:connector draw:style-name="gr4" draw:text-style-name="P3" draw:layer="layout" draw:type="line" svg:x1="59.757cm" svg:y1="9.353cm" svg:x2="61.743cm" svg:y2="9.75cm" draw:end-shape="id9" draw:end-glue-point="3" svg:d="M59757 9353l1986 397" svg:viewBox="0 0 1987 398">
          <text:p text:style-name="P1"><text:span text:style-name="T2">CNT0_2/3</text:span></text:p>
        </draw:connector>
        <draw:connector draw:style-name="gr4" draw:text-style-name="P3" draw:layer="layout" draw:type="line" svg:x1="8.862cm" svg:y1="30.95cm" svg:x2="11.264cm" svg:y2="30.949cm" draw:start-shape="id29" svg:d="M8862 30950l2402-1" svg:viewBox="0 0 2403 2">
          <text:p text:style-name="P1"><text:span text:style-name="T2">CNT0_2</text:span></text:p>
        </draw:connector>
        <draw:connector draw:style-name="gr4" draw:text-style-name="P3" draw:layer="layout" draw:type="line" svg:x1="7.812cm" svg:y1="30.5cm" svg:x2="5.262cm" svg:y2="29.45cm" draw:start-shape="id29" draw:start-glue-point="0" draw:end-shape="id30" draw:end-glue-point="1" svg:d="M7812 305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6.762cm" svg:y1="30.95cm" svg:x2="2.462cm" svg:y2="30.95cm" draw:start-shape="id29" draw:end-shape="id31" draw:end-glue-point="1" svg:d="M6762 30950h-4300" svg:viewBox="0 0 4301 1">
          <text:p/>
        </draw:connector>
        <draw:custom-shape draw:style-name="gr1" draw:text-style-name="P2" xml:id="id32" draw:id="id32" draw:layer="layout" svg:width="1cm" svg:height="0.9cm" svg:x="64.056cm" svg:y="15.9cm">
          <text:p text:style-name="P1"><text:span text:style-name="T1">NOT</text:span></text:p>
          <text:p text:style-name="P1"><text:span text:style-name="T1">230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5.056cm" svg:y1="16.35cm" svg:x2="67.269cm" svg:y2="16.289cm" draw:start-shape="id32" draw:start-glue-point="1" svg:d="M65056 16350l2213-61" svg:viewBox="0 0 2214 62">
          <text:p text:style-name="P1"><text:span text:style-name="T2">RES_O2</text:span></text:p>
        </draw:connector>
        <draw:connector draw:style-name="gr4" draw:text-style-name="P3" draw:layer="layout" draw:type="line" svg:x1="61.762cm" svg:y1="16.331cm" svg:x2="64.056cm" svg:y2="16.35cm" draw:end-shape="id32" draw:end-glue-point="3" svg:d="M61762 16331l2294 19" svg:viewBox="0 0 2295 20">
          <text:p text:style-name="P1"><text:span text:style-name="T2">CNT0_3</text:span></text:p>
        </draw:connector>
        <draw:connector draw:style-name="gr4" draw:text-style-name="P3" draw:layer="layout" draw:type="line" svg:x1="7.812cm" svg:y1="32.9cm" svg:x2="5.262cm" svg:y2="31.85cm" draw:start-shape="id33" draw:start-glue-point="0" draw:end-shape="id34" svg:d="M7812 329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6.762cm" svg:y1="33.35cm" svg:x2="2.462cm" svg:y2="33.35cm" draw:start-shape="id33" draw:start-glue-point="3" draw:end-shape="id35" draw:end-glue-point="1" svg:d="M6762 33350h-4300" svg:viewBox="0 0 4301 1">
          <text:p/>
        </draw:connector>
        <draw:connector draw:style-name="gr4" draw:text-style-name="P3" draw:layer="layout" draw:type="line" svg:x1="8.862cm" svg:y1="33.35cm" svg:x2="11.247cm" svg:y2="33.345cm" draw:start-shape="id33" draw:start-glue-point="1" svg:d="M8862 33350l2385-5" svg:viewBox="0 0 2386 6">
          <text:p text:style-name="P1"><text:span text:style-name="T2">CNT0_3</text:span></text:p>
        </draw:connector>
        <draw:connector draw:style-name="gr4" draw:text-style-name="P3" draw:layer="layout" draw:type="line" svg:x1="59.708cm" svg:y1="10.416cm" svg:x2="61.743cm" svg:y2="10.85cm" draw:end-shape="id11" draw:end-glue-point="3" svg:d="M59708 10416l2035 434" svg:viewBox="0 0 2036 435">
          <text:p text:style-name="P1"><text:span text:style-name="T2">CNT0_3/3</text:span></text:p>
        </draw:connector>
        <draw:connector draw:style-name="gr4" draw:text-style-name="P3" draw:layer="layout" draw:type="line" svg:x1="61.762cm" svg:y1="17.469cm" svg:x2="64.056cm" svg:y2="17.45cm" draw:end-shape="id1" draw:end-glue-point="3" svg:d="M61762 17469l2294-19" svg:viewBox="0 0 2295 20">
          <text:p text:style-name="P1"><text:span text:style-name="T2">CNT0_6</text:span></text:p>
        </draw:connector>
        <draw:connector draw:style-name="gr4" draw:text-style-name="P3" draw:layer="layout" draw:type="line" svg:x1="7.812cm" svg:y1="40.2cm" svg:x2="5.262cm" svg:y2="39.15cm" draw:start-shape="id36" draw:start-glue-point="0" draw:end-shape="id37" draw:end-glue-point="1" svg:d="M7812 402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6.762cm" svg:y1="40.65cm" svg:x2="2.462cm" svg:y2="40.55cm" draw:start-shape="id36" draw:end-shape="id38" draw:end-glue-point="1" svg:d="M6762 40650l-4300-100" svg:viewBox="0 0 4301 101">
          <text:p/>
        </draw:connector>
        <draw:connector draw:style-name="gr4" draw:text-style-name="P3" draw:layer="layout" draw:type="line" svg:x1="8.862cm" svg:y1="40.65cm" svg:x2="11.247cm" svg:y2="40.7cm" draw:start-shape="id36" draw:start-glue-point="1" svg:d="M8862 40650l2385 50" svg:viewBox="0 0 2386 51">
          <text:p text:style-name="P1"><text:span text:style-name="T2">CNT0_6</text:span></text:p>
        </draw:connector>
        <draw:connector draw:style-name="gr4" draw:text-style-name="P3" draw:layer="layout" draw:type="line" svg:x1="7.812cm" svg:y1="35.3cm" svg:x2="5.262cm" svg:y2="34.25cm" draw:start-shape="id39" draw:start-glue-point="0" draw:end-shape="id40" draw:end-glue-point="1" svg:d="M7812 353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6.762cm" svg:y1="35.75cm" svg:x2="2.462cm" svg:y2="35.75cm" draw:start-shape="id39" draw:start-glue-point="3" draw:end-shape="id41" draw:end-glue-point="1" svg:d="M6762 35750h-4300" svg:viewBox="0 0 4301 1">
          <text:p/>
        </draw:connector>
        <draw:connector draw:style-name="gr4" draw:text-style-name="P3" draw:layer="layout" draw:type="line" svg:x1="8.862cm" svg:y1="35.75cm" svg:x2="11.141cm" svg:y2="35.779cm" draw:start-shape="id39" draw:start-glue-point="1" svg:d="M8862 35750l2279 29" svg:viewBox="0 0 2280 30">
          <text:p text:style-name="P1"><text:span text:style-name="T2">CNT0_4</text:span></text:p>
        </draw:connector>
        <draw:connector draw:style-name="gr4" draw:text-style-name="P3" draw:layer="layout" draw:type="line" svg:x1="59.663cm" svg:y1="11.611cm" svg:x2="61.743cm" svg:y2="11.95cm" draw:end-shape="id5" draw:end-glue-point="3" svg:d="M59663 11611l2080 339" svg:viewBox="0 0 2081 340">
          <text:p text:style-name="P1"><text:span text:style-name="T2">CNT0_4/3</text:span></text:p>
        </draw:connector>
        <draw:connector draw:style-name="gr4" draw:text-style-name="P3" draw:layer="layout" draw:type="line" svg:x1="59.609cm" svg:y1="12.669cm" svg:x2="61.743cm" svg:y2="13.05cm" draw:end-shape="id3" draw:end-glue-point="3" svg:d="M59609 12669l2134 381" svg:viewBox="0 0 2135 382">
          <text:p text:style-name="P1"><text:span text:style-name="T2">CNT0_5/3</text:span></text:p>
        </draw:connector>
        <draw:connector draw:style-name="gr4" draw:text-style-name="P3" draw:layer="layout" draw:type="line" svg:x1="8.862cm" svg:y1="38.15cm" svg:x2="11.22cm" svg:y2="38.187cm" draw:start-shape="id42" draw:start-glue-point="1" svg:d="M8862 38150l2358 37" svg:viewBox="0 0 2359 38">
          <text:p text:style-name="P1"><text:span text:style-name="T2">CNT0_5</text:span></text:p>
        </draw:connector>
        <draw:connector draw:style-name="gr6" draw:text-style-name="P1" draw:layer="layout" draw:type="line" svg:x1="6.762cm" svg:y1="38.15cm" svg:x2="2.462cm" svg:y2="38.15cm" draw:start-shape="id42" draw:start-glue-point="3" draw:end-shape="id43" draw:end-glue-point="1" svg:d="M6762 38150h-4300" svg:viewBox="0 0 4301 1">
          <text:p/>
        </draw:connector>
        <draw:connector draw:style-name="gr4" draw:text-style-name="P3" draw:layer="layout" draw:type="line" svg:x1="7.812cm" svg:y1="37.7cm" svg:x2="5.262cm" svg:y2="36.65cm" draw:start-shape="id42" draw:start-glue-point="0" draw:end-shape="id44" draw:end-glue-point="1" svg:d="M7812 37700l-2550-1050" svg:viewBox="0 0 2551 1051">
          <text:p text:style-name="P1"><text:span text:style-name="T2">b+d</text:span></text:p>
        </draw:connector>
        <draw:custom-shape draw:style-name="gr3" draw:text-style-name="P2" xml:id="id45" draw:id="id45" draw:layer="layout" svg:width="2.1cm" svg:height="0.9cm" svg:x="6.762cm" svg:y="42.6cm">
          <text:p text:style-name="P1"><text:span text:style-name="T1">DFFR (clk9)</text:span></text:p>
          <text:p text:style-name="P1"><text:span text:style-name="T1">37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cm" svg:height="0.9cm" svg:x="4.262cm" svg:y="41.3cm">
          <text:p text:style-name="P1"><text:span text:style-name="T1">NOR_OR_AND</text:span></text:p>
          <text:p text:style-name="P1"><text:span text:style-name="T1">37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7" draw:id="id47" draw:layer="layout" svg:width="1cm" svg:height="0.9cm" svg:x="1.462cm" svg:y="42.5cm">
          <text:p text:style-name="P1"><text:span text:style-name="T1">OR</text:span></text:p>
          <text:p text:style-name="P1"><text:span text:style-name="T1">372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812cm" svg:y1="42.6cm" svg:x2="5.262cm" svg:y2="41.75cm" draw:start-shape="id45" draw:start-glue-point="0" draw:end-shape="id46" draw:end-glue-point="1" svg:d="M7812 42600l-2550-850" svg:viewBox="0 0 2551 851">
          <text:p text:style-name="P1"><text:span text:style-name="T2">b+d</text:span></text:p>
        </draw:connector>
        <draw:connector draw:style-name="gr6" draw:text-style-name="P1" draw:layer="layout" draw:type="line" svg:x1="6.762cm" svg:y1="43.05cm" svg:x2="2.462cm" svg:y2="42.95cm" draw:start-shape="id45" draw:start-glue-point="3" draw:end-shape="id47" draw:end-glue-point="1" svg:d="M6762 43050l-4300-100" svg:viewBox="0 0 4301 101">
          <text:p/>
        </draw:connector>
        <draw:custom-shape draw:style-name="gr1" draw:text-style-name="P2" xml:id="id49" draw:id="id49" draw:layer="layout" svg:width="1cm" svg:height="0.9cm" svg:x="4.262cm" svg:y="43.8cm">
          <text:p text:style-name="P1"><text:span text:style-name="T1">NOR_OR_AND</text:span></text:p>
          <text:p text:style-name="P1"><text:span text:style-name="T1">37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0" draw:id="id50" draw:layer="layout" svg:width="1cm" svg:height="0.9cm" svg:x="9.5cm" svg:y="45.9cm">
          <text:p text:style-name="P1"><text:span text:style-name="T1">NOT</text:span></text:p>
          <text:p text:style-name="P1"><text:span text:style-name="T1">362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812cm" svg:y1="45cm" svg:x2="5.262cm" svg:y2="44.25cm" draw:start-shape="id48" draw:start-glue-point="0" draw:end-shape="id49" draw:end-glue-point="1" svg:d="M7812 45000l-2550-750" svg:viewBox="0 0 2551 751">
          <text:p text:style-name="P1"><text:span text:style-name="T2">b+d</text:span></text:p>
        </draw:connector>
        <draw:connector draw:style-name="gr6" draw:text-style-name="P3" draw:layer="layout" draw:type="line" svg:x1="8.862cm" svg:y1="45.45cm" svg:x2="9.5cm" svg:y2="46.35cm" draw:start-shape="id48" draw:end-shape="id50" draw:end-glue-point="3" svg:d="M8862 45450l638 900" svg:viewBox="0 0 639 901">
          <text:p/>
        </draw:connector>
        <draw:custom-shape draw:style-name="gr1" draw:text-style-name="P2" xml:id="id53" draw:id="id53" draw:layer="layout" svg:width="1cm" svg:height="0.9cm" svg:x="37cm" svg:y="33.214cm">
          <text:p text:style-name="P1"><text:span text:style-name="T1">AND</text:span></text:p>
          <text:p text:style-name="P1"><text:span text:style-name="T1">36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2" draw:id="id52" draw:layer="layout" svg:width="1cm" svg:height="0.9cm" svg:x="4.221cm" svg:y="23.9cm">
          <text:p text:style-name="P1"><text:span text:style-name="T1">NOT</text:span></text:p>
          <text:p text:style-name="P1"><text:span text:style-name="T1">372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.812cm" svg:y1="25.6cm" svg:x2="5.221cm" svg:y2="24.35cm" draw:start-shape="id51" draw:start-glue-point="0" draw:end-shape="id52" draw:end-glue-point="1" svg:d="M7812 25600l-2591-1250" svg:viewBox="0 0 2592 1251">
          <text:p/>
        </draw:connector>
        <draw:connector draw:style-name="gr4" draw:text-style-name="P3" draw:layer="layout" draw:type="line" svg:x1="39.141cm" svg:y1="32.4cm" svg:x2="37.5cm" svg:y2="33.214cm" draw:end-shape="id53" draw:end-glue-point="0" svg:d="M39141 32400l-1641 814" svg:viewBox="0 0 1642 815">
          <text:p text:style-name="P1"><text:span text:style-name="T2">CNT0_0</text:span></text:p>
        </draw:connector>
        <draw:connector draw:style-name="gr6" draw:text-style-name="P1" draw:layer="layout" draw:type="line" svg:x1="4.762cm" svg:y1="42.2cm" svg:x2="6.762cm" svg:y2="43.05cm" draw:start-shape="id46" draw:start-glue-point="2" draw:end-shape="id45" draw:end-glue-point="3" svg:d="M4762 42200l2000 850" svg:viewBox="0 0 2001 851">
          <text:p/>
        </draw:connector>
        <draw:connector draw:style-name="gr6" draw:text-style-name="P3" draw:layer="layout" draw:type="line" svg:x1="1.962cm" svg:y1="41cm" svg:x2="1.962cm" svg:y2="42.5cm" draw:start-shape="id38" draw:start-glue-point="2" draw:end-shape="id47" draw:end-glue-point="0" svg:d="M1962 41000v1500" svg:viewBox="0 0 1 1501">
          <text:p/>
        </draw:connector>
        <draw:connector draw:style-name="gr4" draw:text-style-name="P3" draw:layer="layout" draw:type="line" svg:x1="1.962cm" svg:y1="41cm" svg:x2="4.262cm" svg:y2="41.75cm" draw:start-shape="id38" draw:start-glue-point="2" draw:end-shape="id46" draw:end-glue-point="3" svg:d="M1962 41000l2300 750" svg:viewBox="0 0 2301 751">
          <text:p text:style-name="P1"><text:span text:style-name="T2">a+c</text:span></text:p>
        </draw:connector>
        <draw:connector draw:style-name="gr6" draw:text-style-name="P1" draw:layer="layout" draw:type="line" svg:x1="4.762cm" svg:y1="39.6cm" svg:x2="6.762cm" svg:y2="40.65cm" draw:start-shape="id37" draw:start-glue-point="2" draw:end-shape="id36" draw:end-glue-point="3" svg:d="M4762 39600l2000 1050" svg:viewBox="0 0 2001 1051">
          <text:p/>
        </draw:connector>
        <draw:connector draw:style-name="gr4" draw:text-style-name="P3" draw:layer="layout" draw:type="line" svg:x1="1.962cm" svg:y1="43.4cm" svg:x2="4.262cm" svg:y2="44.25cm" draw:start-shape="id47" draw:start-glue-point="2" draw:end-shape="id49" draw:end-glue-point="3" svg:d="M1962 43400l2300 850" svg:viewBox="0 0 2301 851">
          <text:p text:style-name="P1"><text:span text:style-name="T2">a+c</text:span></text:p>
        </draw:connector>
        <draw:connector draw:style-name="gr6" draw:text-style-name="P1" draw:layer="layout" draw:type="line" svg:x1="4.762cm" svg:y1="44.7cm" svg:x2="6.762cm" svg:y2="45.45cm" draw:start-shape="id49" draw:start-glue-point="2" draw:end-shape="id48" draw:end-glue-point="3" svg:d="M4762 44700l2000 750" svg:viewBox="0 0 2001 751">
          <text:p/>
        </draw:connector>
        <draw:connector draw:style-name="gr6" draw:text-style-name="P3" draw:layer="layout" draw:type="line" svg:x1="1.962cm" svg:y1="38.6cm" svg:x2="1.962cm" svg:y2="40.1cm" draw:start-shape="id43" draw:start-glue-point="2" svg:d="M1962 38600v1500" svg:viewBox="0 0 1 1501">
          <text:p/>
        </draw:connector>
        <draw:connector draw:style-name="gr4" draw:text-style-name="P3" draw:layer="layout" draw:type="line" svg:x1="1.962cm" svg:y1="38.6cm" svg:x2="4.262cm" svg:y2="39.15cm" draw:start-shape="id43" draw:start-glue-point="2" draw:end-shape="id37" draw:end-glue-point="3" svg:d="M1962 38600l2300 550" svg:viewBox="0 0 2301 551">
          <text:p text:style-name="P1"><text:span text:style-name="T2">a+c</text:span></text:p>
        </draw:connector>
        <draw:connector draw:style-name="gr6" draw:text-style-name="P1" draw:layer="layout" draw:type="line" svg:x1="4.762cm" svg:y1="37.1cm" svg:x2="6.762cm" svg:y2="38.15cm" draw:start-shape="id44" draw:start-glue-point="2" draw:end-shape="id42" draw:end-glue-point="3" svg:d="M4762 37100l2000 1050" svg:viewBox="0 0 2001 1051">
          <text:p/>
        </draw:connector>
        <draw:connector draw:style-name="gr6" draw:text-style-name="P3" draw:layer="layout" draw:type="line" svg:x1="1.962cm" svg:y1="36.2cm" svg:x2="1.962cm" svg:y2="37.7cm" draw:start-shape="id41" draw:start-glue-point="2" draw:end-shape="id43" draw:end-glue-point="0" svg:d="M1962 36200v1500" svg:viewBox="0 0 1 1501">
          <text:p/>
        </draw:connector>
        <draw:connector draw:style-name="gr4" draw:text-style-name="P3" draw:layer="layout" draw:type="line" svg:x1="1.962cm" svg:y1="36.2cm" svg:x2="4.262cm" svg:y2="36.65cm" draw:start-shape="id41" draw:start-glue-point="2" draw:end-shape="id44" draw:end-glue-point="3" svg:d="M1962 36200l2300 450" svg:viewBox="0 0 2301 451">
          <text:p text:style-name="P1"><text:span text:style-name="T2">a+c</text:span></text:p>
        </draw:connector>
        <draw:connector draw:style-name="gr6" draw:text-style-name="P1" draw:layer="layout" draw:type="line" svg:x1="4.762cm" svg:y1="34.7cm" svg:x2="6.762cm" svg:y2="35.75cm" draw:start-shape="id40" draw:start-glue-point="2" draw:end-shape="id39" draw:end-glue-point="3" svg:d="M4762 34700l2000 1050" svg:viewBox="0 0 2001 1051">
          <text:p/>
        </draw:connector>
        <draw:connector draw:style-name="gr6" draw:text-style-name="P3" draw:layer="layout" draw:type="line" svg:x1="1.962cm" svg:y1="33.8cm" svg:x2="1.962cm" svg:y2="35.3cm" draw:start-shape="id35" draw:start-glue-point="2" draw:end-shape="id41" draw:end-glue-point="0" svg:d="M1962 33800v1500" svg:viewBox="0 0 1 1501">
          <text:p/>
        </draw:connector>
        <draw:connector draw:style-name="gr4" draw:text-style-name="P3" draw:layer="layout" draw:type="line" svg:x1="1.962cm" svg:y1="33.8cm" svg:x2="4.262cm" svg:y2="34.25cm" draw:start-shape="id35" draw:start-glue-point="2" draw:end-shape="id40" draw:end-glue-point="3" svg:d="M1962 33800l2300 450" svg:viewBox="0 0 2301 451">
          <text:p text:style-name="P1"><text:span text:style-name="T2">a+c</text:span></text:p>
        </draw:connector>
        <draw:connector draw:style-name="gr6" draw:text-style-name="P1" draw:layer="layout" draw:type="line" svg:x1="4.762cm" svg:y1="32.3cm" svg:x2="6.762cm" svg:y2="33.35cm" draw:start-shape="id34" draw:start-glue-point="2" draw:end-shape="id33" draw:end-glue-point="3" svg:d="M4762 32300l2000 1050" svg:viewBox="0 0 2001 1051">
          <text:p/>
        </draw:connector>
        <draw:connector draw:style-name="gr6" draw:text-style-name="P3" draw:layer="layout" draw:type="line" svg:x1="1.962cm" svg:y1="31.4cm" svg:x2="1.962cm" svg:y2="32.9cm" draw:start-shape="id31" draw:start-glue-point="2" draw:end-shape="id35" draw:end-glue-point="0" svg:d="M1962 31400v1500" svg:viewBox="0 0 1 1501">
          <text:p/>
        </draw:connector>
        <draw:connector draw:style-name="gr4" draw:text-style-name="P3" draw:layer="layout" draw:type="line" svg:x1="1.962cm" svg:y1="31.4cm" svg:x2="4.262cm" svg:y2="31.85cm" draw:start-shape="id31" draw:start-glue-point="2" draw:end-shape="id34" draw:end-glue-point="3" svg:d="M1962 31400l2300 450" svg:viewBox="0 0 2301 451">
          <text:p text:style-name="P1"><text:span text:style-name="T2">a+c</text:span></text:p>
        </draw:connector>
        <draw:connector draw:style-name="gr6" draw:text-style-name="P1" draw:layer="layout" draw:type="line" svg:x1="4.762cm" svg:y1="29.9cm" svg:x2="6.762cm" svg:y2="30.95cm" draw:start-shape="id30" draw:start-glue-point="2" draw:end-shape="id29" draw:end-glue-point="3" svg:d="M4762 29900l2000 1050" svg:viewBox="0 0 2001 1051">
          <text:p/>
        </draw:connector>
        <draw:connector draw:style-name="gr6" draw:text-style-name="P3" draw:layer="layout" draw:type="line" svg:x1="1.962cm" svg:y1="29cm" svg:x2="1.962cm" svg:y2="30.5cm" draw:start-shape="id26" draw:start-glue-point="2" draw:end-shape="id31" draw:end-glue-point="0" svg:d="M1962 29000v1500" svg:viewBox="0 0 1 1501">
          <text:p/>
        </draw:connector>
        <draw:connector draw:style-name="gr6" draw:text-style-name="P1" draw:layer="layout" draw:type="line" svg:x1="4.762cm" svg:y1="27.6cm" svg:x2="6.762cm" svg:y2="28.55cm" draw:start-shape="id27" draw:start-glue-point="2" draw:end-shape="id25" draw:end-glue-point="3" svg:d="M4762 27600l2000 950" svg:viewBox="0 0 2001 951">
          <text:p/>
        </draw:connector>
        <draw:connector draw:style-name="gr4" draw:text-style-name="P3" draw:layer="layout" draw:type="line" svg:x1="1.962cm" svg:y1="29cm" svg:x2="4.262cm" svg:y2="29.45cm" draw:start-shape="id26" draw:start-glue-point="2" draw:end-shape="id30" draw:end-glue-point="3" svg:d="M1962 29000l2300 450" svg:viewBox="0 0 2301 451">
          <text:p text:style-name="P1"><text:span text:style-name="T2">a+c</text:span></text:p>
        </draw:connector>
        <draw:connector draw:style-name="gr4" draw:text-style-name="P3" draw:layer="layout" draw:type="line" svg:x1="6.762cm" svg:y1="26.05cm" svg:x2="5.262cm" svg:y2="27.15cm" draw:start-shape="id51" draw:start-glue-point="3" draw:end-shape="id27" draw:end-glue-point="1" svg:d="M6762 26050l-1500 1100" svg:viewBox="0 0 1501 1101">
          <text:p text:style-name="P1"><text:span text:style-name="T2">a+c</text:span></text:p>
        </draw:connector>
        <draw:connector draw:style-name="gr6" draw:text-style-name="P1" draw:layer="layout" draw:type="line" svg:x1="6.762cm" svg:y1="26.05cm" svg:x2="1.962cm" svg:y2="28.1cm" draw:start-shape="id51" draw:start-glue-point="3" draw:end-shape="id26" draw:end-glue-point="0" svg:d="M6762 26050l-4800 2050" svg:viewBox="0 0 4801 2051">
          <text:p/>
        </draw:connector>
        <draw:custom-shape draw:style-name="gr1" draw:text-style-name="P2" xml:id="id54" draw:id="id54" draw:layer="layout" svg:width="1cm" svg:height="0.9cm" svg:x="60.1cm" svg:y="32.3cm">
          <text:p text:style-name="P1"><text:span text:style-name="T1">3-NAND</text:span></text:p>
          <text:p text:style-name="P1"><text:span text:style-name="T1">362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8.209cm" svg:y1="32.716cm" svg:x2="60.1cm" svg:y2="32.75cm" draw:end-shape="id54" draw:end-glue-point="3" svg:d="M58209 32716l1891 34" svg:viewBox="0 0 1892 35">
          <text:p text:style-name="P1"><text:span text:style-name="T2">CNT0_0</text:span></text:p>
        </draw:connector>
        <draw:connector draw:style-name="gr6" draw:text-style-name="P1" draw:layer="layout" draw:type="line" svg:x1="4.721cm" svg:y1="24.8cm" svg:x2="6.762cm" svg:y2="26.05cm" draw:start-shape="id52" draw:start-glue-point="2" draw:end-shape="id51" draw:end-glue-point="3" svg:d="M4721 24800l2041 1250" svg:viewBox="0 0 2042 1251">
          <text:p/>
        </draw:connector>
        <draw:custom-shape draw:style-name="gr1" draw:text-style-name="P2" xml:id="id55" draw:id="id55" draw:layer="layout" svg:width="1cm" svg:height="0.9cm" svg:x="64.056cm" svg:y="18.1cm">
          <text:p text:style-name="P1"><text:span text:style-name="T1">NOT</text:span></text:p>
          <text:p text:style-name="P1"><text:span text:style-name="T1">240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5.056cm" svg:y1="18.55cm" svg:x2="67.257cm" svg:y2="18.595cm" draw:start-shape="id55" draw:start-glue-point="1" svg:d="M65056 18550l2201 45" svg:viewBox="0 0 2202 46">
          <text:p text:style-name="P1"><text:span text:style-name="T2">RES_I0</text:span></text:p>
        </draw:connector>
        <draw:custom-shape draw:style-name="gr1" draw:text-style-name="P2" xml:id="id56" draw:id="id56" draw:layer="layout" svg:width="1cm" svg:height="0.9cm" svg:x="32.2cm" svg:y="18.632cm">
          <text:p text:style-name="P1"><text:span text:style-name="T1">3-AND</text:span></text:p>
          <text:p text:style-name="P1"><text:span text:style-name="T1">362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.5cm" svg:y1="46.35cm" svg:x2="12.72cm" svg:y2="46.399cm" draw:start-shape="id50" draw:start-glue-point="1" svg:d="M10500 46350l2220 49" svg:viewBox="0 0 2221 50">
          <text:p text:style-name="P1"><text:span text:style-name="T2">/CNT0_8</text:span></text:p>
        </draw:connector>
        <draw:connector draw:style-name="gr4" draw:text-style-name="P3" draw:layer="layout" draw:type="line" svg:x1="29.993cm" svg:y1="19.035cm" svg:x2="32.2cm" svg:y2="19.082cm" draw:end-shape="id56" draw:end-glue-point="3" svg:d="M29993 19035l2207 47" svg:viewBox="0 0 2208 48">
          <text:p text:style-name="P1"><text:span text:style-name="T2">/CNT0_7</text:span></text:p>
        </draw:connector>
        <draw:connector draw:style-name="gr4" draw:text-style-name="P3" draw:layer="layout" draw:type="line" svg:x1="29.993cm" svg:y1="18.267cm" svg:x2="32.2cm" svg:y2="19.082cm" draw:end-shape="id56" draw:end-glue-point="3" svg:d="M29993 18267l2207 815" svg:viewBox="0 0 2208 816">
          <text:p text:style-name="P1"><text:span text:style-name="T2">/CNT0_6</text:span></text:p>
        </draw:connector>
        <draw:custom-shape draw:style-name="gr3" draw:text-style-name="P2" xml:id="id57" draw:id="id57" draw:layer="layout" svg:width="2.1cm" svg:height="0.9cm" svg:x="6.8cm" svg:y="5.5cm">
          <text:p text:style-name="P1"><text:span text:style-name="T1">DFFR (clk10)</text:span></text:p>
          <text:p text:style-name="P1"><text:span text:style-name="T1">33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8" draw:id="id58" draw:layer="layout" svg:width="1cm" svg:height="0.9cm" svg:x="4.3cm" svg:y="4cm">
          <text:p text:style-name="P1"><text:span text:style-name="T1">NOR_OR_AND</text:span></text:p>
          <text:p text:style-name="P1"><text:span text:style-name="T1">33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9" draw:id="id59" draw:layer="layout" svg:width="1cm" svg:height="0.9cm" svg:x="1.5cm" svg:y="5.4cm">
          <text:p text:style-name="P1"><text:span text:style-name="T1">OR</text:span></text:p>
          <text:p text:style-name="P1"><text:span text:style-name="T1">342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85cm" svg:y1="5.5cm" svg:x2="5.3cm" svg:y2="4.45cm" draw:start-shape="id57" draw:start-glue-point="0" draw:end-shape="id58" draw:end-glue-point="1" svg:d="M7850 55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6.8cm" svg:y1="5.95cm" svg:x2="2.5cm" svg:y2="5.85cm" draw:start-shape="id57" draw:end-shape="id59" draw:end-glue-point="1" svg:d="M6800 5950l-4300-100" svg:viewBox="0 0 4301 101">
          <text:p/>
        </draw:connector>
        <draw:connector draw:style-name="gr6" draw:text-style-name="P1" draw:layer="layout" draw:type="line" svg:x1="4.8cm" svg:y1="4.9cm" svg:x2="6.8cm" svg:y2="5.95cm" draw:start-shape="id58" draw:start-glue-point="2" draw:end-shape="id57" draw:end-glue-point="3" svg:d="M4800 4900l2000 1050" svg:viewBox="0 0 2001 1051">
          <text:p/>
        </draw:connector>
        <draw:connector draw:style-name="gr6" draw:text-style-name="P3" draw:layer="layout" draw:type="line" svg:x1="6.8cm" svg:y1="3.35cm" svg:x2="2cm" svg:y2="5.4cm" draw:start-shape="id60" draw:start-glue-point="3" svg:d="M6800 3350l-4800 2050" svg:viewBox="0 0 4801 2051">
          <text:p/>
        </draw:connector>
        <draw:connector draw:style-name="gr4" draw:text-style-name="P3" draw:layer="layout" draw:type="line" svg:x1="8.9cm" svg:y1="5.95cm" svg:x2="11.139cm" svg:y2="6.032cm" draw:start-shape="id57" draw:start-glue-point="1" svg:d="M8900 5950l2239 82" svg:viewBox="0 0 2240 83">
          <text:p text:style-name="P1"><text:span text:style-name="T2">CNT1_1</text:span></text:p>
        </draw:connector>
        <draw:custom-shape draw:style-name="gr1" draw:text-style-name="P2" xml:id="id61" draw:id="id61" draw:layer="layout" svg:width="1cm" svg:height="0.9cm" svg:x="56.4cm" svg:y="28.568cm">
          <text:p text:style-name="P1"><text:span text:style-name="T1">3-NAND</text:span></text:p>
          <text:p text:style-name="P1"><text:span text:style-name="T1">34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2" draw:id="id62" draw:layer="layout" svg:width="1cm" svg:height="0.9cm" svg:x="38.8cm" svg:y="48.713cm">
          <text:p text:style-name="P1"><text:span text:style-name="T1">3-NAND</text:span></text:p>
          <text:p text:style-name="P1"><text:span text:style-name="T1">342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4.001cm" svg:y1="28.046cm" svg:x2="56.4cm" svg:y2="29.018cm" draw:end-shape="id61" draw:end-glue-point="3" svg:d="M54001 28046l2399 972" svg:viewBox="0 0 2400 973">
          <text:p text:style-name="P1"><text:span text:style-name="T2">CNT1_1</text:span></text:p>
        </draw:connector>
        <draw:connector draw:style-name="gr4" draw:text-style-name="P3" draw:layer="layout" draw:type="line" svg:x1="36.501cm" svg:y1="48.2cm" svg:x2="38.8cm" svg:y2="49.163cm" draw:end-shape="id62" draw:end-glue-point="3" svg:d="M36501 48200l2299 963" svg:viewBox="0 0 2300 964">
          <text:p text:style-name="P1"><text:span text:style-name="T2">CNT1_1</text:span></text:p>
        </draw:connector>
        <draw:connector draw:style-name="gr4" draw:text-style-name="P3" draw:layer="layout" draw:type="line" svg:x1="61.753cm" svg:y1="18.516cm" svg:x2="64.056cm" svg:y2="18.55cm" draw:end-shape="id55" draw:end-glue-point="3" svg:d="M61753 18516l2303 34" svg:viewBox="0 0 2304 35">
          <text:p text:style-name="P1"><text:span text:style-name="T2">CNT1_1</text:span></text:p>
        </draw:connector>
        <draw:custom-shape draw:style-name="gr1" draw:text-style-name="P2" xml:id="id63" draw:id="id63" draw:layer="layout" svg:width="1cm" svg:height="0.9cm" svg:x="1.5cm" svg:y="7.9cm">
          <text:p text:style-name="P1"><text:span text:style-name="T1">OR</text:span></text:p>
          <text:p text:style-name="P1"><text:span text:style-name="T1">34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2cm" svg:y1="6.3cm" svg:x2="2cm" svg:y2="7.9cm" draw:start-shape="id59" draw:start-glue-point="2" draw:end-shape="id63" draw:end-glue-point="0" svg:d="M2000 6300v1600" svg:viewBox="0 0 1 1601">
          <text:p/>
        </draw:connector>
        <draw:custom-shape draw:style-name="gr1" draw:text-style-name="P2" xml:id="id64" draw:id="id64" draw:layer="layout" svg:width="1cm" svg:height="0.9cm" svg:x="4.3cm" svg:y="6.4cm">
          <text:p text:style-name="P1"><text:span text:style-name="T1">NOR_OR_AND</text:span></text:p>
          <text:p text:style-name="P1"><text:span text:style-name="T1">352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cm" svg:y1="6.3cm" svg:x2="4.3cm" svg:y2="6.85cm" draw:start-shape="id59" draw:start-glue-point="2" draw:end-shape="id64" draw:end-glue-point="3" svg:d="M2000 6300l2300 550" svg:viewBox="0 0 2301 551">
          <text:p text:style-name="P1"><text:span text:style-name="T2">a+c</text:span></text:p>
        </draw:connector>
        <draw:custom-shape draw:style-name="gr3" draw:text-style-name="P2" xml:id="id65" draw:id="id65" draw:layer="layout" svg:width="2.1cm" svg:height="0.9cm" svg:x="6.8cm" svg:y="7.9cm">
          <text:p text:style-name="P1"><text:span text:style-name="T1">DFFR (clk10)</text:span></text:p>
          <text:p text:style-name="P1"><text:span text:style-name="T1">352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85cm" svg:y1="7.9cm" svg:x2="5.3cm" svg:y2="6.85cm" draw:start-shape="id65" draw:start-glue-point="0" draw:end-shape="id64" svg:d="M7850 79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4.8cm" svg:y1="7.3cm" svg:x2="6.8cm" svg:y2="8.35cm" draw:start-shape="id64" draw:start-glue-point="2" draw:end-shape="id65" draw:end-glue-point="3" svg:d="M4800 7300l2000 1050" svg:viewBox="0 0 2001 1051">
          <text:p/>
        </draw:connector>
        <draw:connector draw:style-name="gr4" draw:text-style-name="P3" draw:layer="layout" draw:type="line" svg:x1="65.056cm" svg:y1="19.65cm" svg:x2="67.204cm" svg:y2="19.707cm" draw:start-shape="id66" draw:start-glue-point="1" svg:d="M65056 19650l2148 57" svg:viewBox="0 0 2149 58">
          <text:p text:style-name="P1"><text:span text:style-name="T2">RES_I1</text:span></text:p>
        </draw:connector>
        <draw:connector draw:style-name="gr4" draw:text-style-name="P3" draw:layer="layout" draw:type="line" svg:x1="8.9cm" svg:y1="8.35cm" svg:x2="11.112cm" svg:y2="8.387cm" draw:start-shape="id65" draw:start-glue-point="1" svg:d="M8900 8350l2212 37" svg:viewBox="0 0 2213 38">
          <text:p text:style-name="P1"><text:span text:style-name="T2">CNT1_2</text:span></text:p>
        </draw:connector>
        <draw:connector draw:style-name="gr4" draw:text-style-name="P3" draw:layer="layout" draw:type="line" svg:x1="36.312cm" svg:y1="49.206cm" svg:x2="38.8cm" svg:y2="49.163cm" draw:end-shape="id62" draw:end-glue-point="3" svg:d="M36312 49206l2488-43" svg:viewBox="0 0 2489 44">
          <text:p text:style-name="P1"><text:span text:style-name="T2">CNT1_2</text:span></text:p>
        </draw:connector>
        <draw:connector draw:style-name="gr4" draw:text-style-name="P3" draw:layer="layout" draw:type="line" svg:x1="54.028cm" svg:y1="29.051cm" svg:x2="56.4cm" svg:y2="29.018cm" draw:end-shape="id61" draw:end-glue-point="3" svg:d="M54028 29051l2372-33" svg:viewBox="0 0 2373 34">
          <text:p text:style-name="P1"><text:span text:style-name="T2">CNT1_2</text:span></text:p>
        </draw:connector>
        <draw:connector draw:style-name="gr6" draw:text-style-name="P1" draw:layer="layout" draw:type="line" svg:x1="6.8cm" svg:y1="8.35cm" svg:x2="2.5cm" svg:y2="8.35cm" draw:start-shape="id65" draw:start-glue-point="3" draw:end-shape="id63" draw:end-glue-point="1" svg:d="M6800 8350h-4300" svg:viewBox="0 0 4301 1">
          <text:p/>
        </draw:connector>
        <draw:custom-shape draw:style-name="gr1" draw:text-style-name="P2" xml:id="id68" draw:id="id68" draw:layer="layout" svg:width="1cm" svg:height="0.9cm" svg:x="4.3cm" svg:y="11.6cm">
          <text:p text:style-name="P1"><text:span text:style-name="T1">NOR_OR_AND</text:span></text:p>
          <text:p text:style-name="P1"><text:span text:style-name="T1">34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7" draw:id="id67" draw:layer="layout" svg:width="2.1cm" svg:height="0.9cm" svg:x="6.8cm" svg:y="13.1cm">
          <text:p text:style-name="P1"><text:span text:style-name="T1">DFFE (clk10)</text:span></text:p>
          <text:p text:style-name="P1"><text:span text:style-name="T1">342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85cm" svg:y1="13.1cm" svg:x2="5.3cm" svg:y2="12.05cm" draw:start-shape="id67" draw:start-glue-point="0" draw:end-shape="id68" svg:d="M7850 131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4.8cm" svg:y1="12.5cm" svg:x2="6.8cm" svg:y2="13.55cm" draw:start-shape="id68" draw:start-glue-point="2" draw:end-shape="id67" draw:end-glue-point="3" svg:d="M4800 12500l2000 1050" svg:viewBox="0 0 2001 1051">
          <text:p/>
        </draw:connector>
        <draw:connector draw:style-name="gr4" draw:text-style-name="P3" draw:layer="layout" draw:type="line" svg:x1="8.9cm" svg:y1="13.55cm" svg:x2="11.033cm" svg:y2="13.6cm" draw:start-shape="id67" draw:start-glue-point="1" svg:d="M8900 13550l2133 50" svg:viewBox="0 0 2134 51">
          <text:p text:style-name="P1"><text:span text:style-name="T2">CNT1_4</text:span></text:p>
        </draw:connector>
        <draw:custom-shape draw:style-name="gr1" draw:text-style-name="P2" xml:id="id71" draw:id="id71" draw:layer="layout" svg:width="1cm" svg:height="0.9cm" svg:x="63.524cm" svg:y="36.5cm">
          <text:p text:style-name="P1"><text:span text:style-name="T1">OR(mclk)</text:span></text:p>
          <text:p text:style-name="P1"><text:span text:style-name="T1">40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0" draw:id="id70" draw:layer="layout" svg:width="1cm" svg:height="0.9cm" svg:x="63.524cm" svg:y="37.7cm">
          <text:p text:style-name="P1"><text:span text:style-name="T1">OR(mclk)</text:span></text:p>
          <text:p text:style-name="P1"><text:span text:style-name="T1">40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9" draw:id="id69" draw:layer="layout" svg:width="1cm" svg:height="0.9cm" svg:x="60.2cm" svg:y="37.2cm">
          <text:p text:style-name="P1"><text:span text:style-name="T1">IMUX</text:span></text:p>
          <text:p text:style-name="P1"><text:span text:style-name="T1">402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1.2cm" svg:y1="37.65cm" svg:x2="63.524cm" svg:y2="38.15cm" draw:start-shape="id69" draw:start-glue-point="1" draw:end-shape="id70" draw:end-glue-point="3" svg:d="M61200 37650l2324 500" svg:viewBox="0 0 2325 501">
          <text:p/>
        </draw:connector>
        <draw:connector draw:style-name="gr6" draw:text-style-name="P1" draw:layer="layout" draw:type="line" svg:x1="61.2cm" svg:y1="37.65cm" svg:x2="63.524cm" svg:y2="36.95cm" draw:start-shape="id69" draw:start-glue-point="1" draw:end-shape="id71" svg:d="M61200 37650l2324-700" svg:viewBox="0 0 2325 701">
          <text:p/>
        </draw:connector>
        <draw:connector draw:style-name="gr4" draw:text-style-name="P3" draw:layer="layout" draw:type="line" svg:x1="64.524cm" svg:y1="38.15cm" svg:x2="67cm" svg:y2="37.513cm" draw:start-shape="id70" draw:start-glue-point="1" draw:end-shape="id72" svg:d="M64524 38150l2476-637" svg:viewBox="0 0 2477 638">
          <text:p text:style-name="P1"><text:span text:style-name="T2">CLK6</text:span></text:p>
        </draw:connector>
        <draw:connector draw:style-name="gr4" draw:text-style-name="P3" draw:layer="layout" draw:type="line" svg:x1="64.524cm" svg:y1="36.95cm" svg:x2="67cm" svg:y2="37.513cm" draw:start-shape="id71" draw:start-glue-point="1" draw:end-shape="id72" draw:end-glue-point="3" svg:d="M64524 36950l2476 563" svg:viewBox="0 0 2477 564">
          <text:p text:style-name="P1"><text:span text:style-name="T2">CLK6</text:span></text:p>
        </draw:connector>
        <draw:custom-shape draw:style-name="gr1" draw:text-style-name="P2" xml:id="id73" draw:id="id73" draw:layer="layout" svg:width="1cm" svg:height="0.9cm" svg:x="63.483cm" svg:y="40.9cm">
          <text:p text:style-name="P1"><text:span text:style-name="T1">OR(mclk)</text:span></text:p>
          <text:p text:style-name="P1"><text:span text:style-name="T1">403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4.483cm" svg:y1="41.35cm" svg:x2="66.8cm" svg:y2="41.413cm" draw:start-shape="id73" draw:start-glue-point="1" draw:end-shape="id74" draw:end-glue-point="3" svg:d="M64483 41350l2317 63" svg:viewBox="0 0 2318 64">
          <text:p text:style-name="P1"><text:span text:style-name="T2">CLK8</text:span></text:p>
        </draw:connector>
        <draw:custom-shape draw:style-name="gr1" draw:text-style-name="P2" xml:id="id75" draw:id="id75" draw:layer="layout" svg:width="1cm" svg:height="0.9cm" svg:x="60.1cm" svg:y="40.9cm">
          <text:p text:style-name="P1"><text:span text:style-name="T1">IMUX</text:span></text:p>
          <text:p text:style-name="P1"><text:span text:style-name="T1">403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1.1cm" svg:y1="41.35cm" svg:x2="63.483cm" svg:y2="41.35cm" draw:start-shape="id75" draw:start-glue-point="1" draw:end-shape="id73" draw:end-glue-point="3" svg:d="M61100 41350h2383" svg:viewBox="0 0 2384 1">
          <text:p/>
        </draw:connector>
        <draw:custom-shape draw:style-name="gr1" draw:text-style-name="P2" xml:id="id76" draw:id="id76" draw:layer="layout" svg:width="1cm" svg:height="0.9cm" svg:x="63.464cm" svg:y="33.4cm">
          <text:p text:style-name="P1"><text:span text:style-name="T1">OR(mclk)</text:span></text:p>
          <text:p text:style-name="P1"><text:span text:style-name="T1">273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4.464cm" svg:y1="33.85cm" svg:x2="66.881cm" svg:y2="33.886cm" draw:start-shape="id76" draw:start-glue-point="1" draw:end-shape="id77" svg:d="M64464 33850l2417 36" svg:viewBox="0 0 2418 37">
          <text:p text:style-name="P1"><text:span text:style-name="T2">CLK5</text:span></text:p>
        </draw:connector>
        <draw:connector draw:style-name="gr6" draw:text-style-name="P1" draw:layer="layout" draw:type="line" svg:x1="61.1cm" svg:y1="32.75cm" svg:x2="63.464cm" svg:y2="33.85cm" draw:start-shape="id54" draw:start-glue-point="1" draw:end-shape="id76" draw:end-glue-point="3" svg:d="M61100 32750l2364 1100" svg:viewBox="0 0 2365 1101">
          <text:p/>
        </draw:connector>
        <draw:custom-shape draw:style-name="gr1" draw:text-style-name="P2" xml:id="id78" draw:id="id78" draw:layer="layout" svg:width="1cm" svg:height="0.9cm" svg:x="63.464cm" svg:y="31cm">
          <text:p text:style-name="P1"><text:span text:style-name="T1">OR(mclk)</text:span></text:p>
          <text:p text:style-name="P1"><text:span text:style-name="T1">273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4.464cm" svg:y1="31.45cm" svg:x2="66.879cm" svg:y2="31.486cm" draw:start-shape="id78" draw:end-shape="id79" svg:d="M64464 31450l2415 36" svg:viewBox="0 0 2416 37">
          <text:p text:style-name="P1"><text:span text:style-name="T2">CLK4</text:span></text:p>
        </draw:connector>
        <draw:connector draw:style-name="gr6" draw:text-style-name="P1" draw:layer="layout" draw:type="line" svg:x1="61.1cm" svg:y1="32.75cm" svg:x2="63.464cm" svg:y2="31.45cm" draw:start-shape="id54" draw:start-glue-point="1" draw:end-shape="id78" draw:end-glue-point="3" svg:d="M61100 32750l2364-1300" svg:viewBox="0 0 2365 1301">
          <text:p/>
        </draw:connector>
        <draw:custom-shape draw:style-name="gr1" draw:text-style-name="P2" xml:id="id80" draw:id="id80" draw:layer="layout" svg:width="1cm" svg:height="0.9cm" svg:x="63.357cm" svg:y="23.4cm">
          <text:p text:style-name="P1"><text:span text:style-name="T1">OR(mclk)</text:span></text:p>
          <text:p text:style-name="P1"><text:span text:style-name="T1">251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4.357cm" svg:y1="23.85cm" svg:x2="66.798cm" svg:y2="23.886cm" draw:start-shape="id80" draw:start-glue-point="1" draw:end-shape="id81" draw:end-glue-point="3" svg:d="M64357 23850l2441 36" svg:viewBox="0 0 2442 37">
          <text:p text:style-name="P1"><text:span text:style-name="T2">CLK2</text:span></text:p>
        </draw:connector>
        <draw:custom-shape draw:style-name="gr1" draw:text-style-name="P2" xml:id="id82" draw:id="id82" draw:layer="layout" svg:width="1cm" svg:height="0.9cm" svg:x="63.5cm" svg:y="39cm">
          <text:p text:style-name="P1"><text:span text:style-name="T1">OR(mclk)</text:span></text:p>
          <text:p text:style-name="P1"><text:span text:style-name="T1">393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4.5cm" svg:y1="39.45cm" svg:x2="66.941cm" svg:y2="39.486cm" draw:start-shape="id82" draw:start-glue-point="1" draw:end-shape="id83" svg:d="M64500 39450l2441 36" svg:viewBox="0 0 2442 37">
          <text:p text:style-name="P1"><text:span text:style-name="T2">CLK7</text:span></text:p>
        </draw:connector>
        <draw:custom-shape draw:style-name="gr1" draw:text-style-name="P2" xml:id="id84" draw:id="id84" draw:layer="layout" svg:width="1cm" svg:height="0.9cm" svg:x="60.2cm" svg:y="38.5cm">
          <text:p text:style-name="P1"><text:span text:style-name="T1">IMUX</text:span></text:p>
          <text:p text:style-name="P1"><text:span text:style-name="T1">402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1.2cm" svg:y1="38.95cm" svg:x2="63.5cm" svg:y2="39.45cm" draw:start-shape="id84" draw:start-glue-point="1" draw:end-shape="id82" draw:end-glue-point="3" svg:d="M61200 38950l2300 500" svg:viewBox="0 0 2301 501">
          <text:p/>
        </draw:connector>
        <draw:custom-shape draw:style-name="gr1" draw:text-style-name="P2" xml:id="id86" draw:id="id86" draw:layer="layout" svg:width="1cm" svg:height="0.9cm" svg:x="4.301cm" svg:y="11.6cm">
          <text:p text:style-name="P1"><text:span text:style-name="T1">NOR_OR_AND</text:span></text:p>
          <text:p text:style-name="P1"><text:span text:style-name="T1">34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85" draw:id="id85" draw:layer="layout" svg:width="2.1cm" svg:height="0.9cm" svg:x="6.801cm" svg:y="13.1cm">
          <text:p text:style-name="P1"><text:span text:style-name="T1">DFFR (clk10)</text:span></text:p>
          <text:p text:style-name="P1"><text:span text:style-name="T1">342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851cm" svg:y1="13.1cm" svg:x2="5.301cm" svg:y2="12.05cm" draw:start-shape="id85" draw:start-glue-point="0" draw:end-shape="id86" svg:d="M7851 131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4.801cm" svg:y1="12.5cm" svg:x2="6.801cm" svg:y2="13.55cm" draw:start-shape="id86" draw:start-glue-point="2" draw:end-shape="id85" draw:end-glue-point="3" svg:d="M4801 12500l2000 1050" svg:viewBox="0 0 2001 1051">
          <text:p/>
        </draw:connector>
        <draw:connector draw:style-name="gr4" draw:text-style-name="P3" draw:layer="layout" draw:type="line" svg:x1="61.938cm" svg:y1="19.601cm" svg:x2="64.056cm" svg:y2="19.65cm" draw:end-shape="id87" draw:end-glue-point="3" svg:d="M61938 19601l2118 49" svg:viewBox="0 0 2119 50">
          <text:p text:style-name="P1"><text:span text:style-name="T2">CNT1_4</text:span></text:p>
        </draw:connector>
        <draw:custom-shape draw:style-name="gr1" draw:text-style-name="P2" xml:id="id88" draw:id="id88" draw:layer="layout" svg:width="1cm" svg:height="0.9cm" svg:x="1.5cm" svg:y="13.2cm">
          <text:p text:style-name="P1"><text:span text:style-name="T1">OR</text:span></text:p>
          <text:p text:style-name="P1"><text:span text:style-name="T1">342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.801cm" svg:y1="13.55cm" svg:x2="2.5cm" svg:y2="13.65cm" draw:start-shape="id85" draw:start-glue-point="3" draw:end-shape="id88" draw:end-glue-point="1" svg:d="M6801 13550l-4301 100" svg:viewBox="0 0 4302 101">
          <text:p/>
        </draw:connector>
        <draw:custom-shape draw:style-name="gr1" draw:text-style-name="P2" xml:id="id89" draw:id="id89" draw:layer="layout" svg:width="1cm" svg:height="0.9cm" svg:x="1.5cm" svg:y="10.5cm">
          <text:p text:style-name="P1"><text:span text:style-name="T1">OR</text:span></text:p>
          <text:p text:style-name="P1"><text:span text:style-name="T1">3423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cm" svg:y1="11.4cm" svg:x2="2cm" svg:y2="13.2cm" draw:start-shape="id89" draw:start-glue-point="2" draw:end-shape="id88" draw:end-glue-point="0" svg:d="M2000 11400v1800" svg:viewBox="0 0 1 1801">
          <text:p/>
        </draw:connector>
        <draw:connector draw:style-name="gr4" draw:text-style-name="P3" draw:layer="layout" draw:type="line" svg:x1="2cm" svg:y1="11.4cm" svg:x2="4.301cm" svg:y2="12.05cm" draw:start-shape="id89" draw:start-glue-point="2" draw:end-shape="id86" draw:end-glue-point="3" svg:d="M2000 11400l2301 650" svg:viewBox="0 0 2302 651">
          <text:p text:style-name="P1"><text:span text:style-name="T2">a+c</text:span></text:p>
        </draw:connector>
        <draw:custom-shape draw:style-name="gr1" draw:text-style-name="P2" xml:id="id90" draw:id="id90" draw:layer="layout" svg:width="1cm" svg:height="0.9cm" svg:x="4.3cm" svg:y="8.9cm">
          <text:p text:style-name="P1"><text:span text:style-name="T1">NOR_OR_AND</text:span></text:p>
          <text:p text:style-name="P1"><text:span text:style-name="T1">342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cm" svg:y1="8.8cm" svg:x2="4.3cm" svg:y2="9.35cm" draw:start-shape="id63" draw:start-glue-point="2" draw:end-shape="id90" draw:end-glue-point="3" svg:d="M2000 8800l2300 550" svg:viewBox="0 0 2301 551">
          <text:p text:style-name="P1"><text:span text:style-name="T2">a+c</text:span></text:p>
        </draw:connector>
        <draw:connector draw:style-name="gr6" draw:text-style-name="P3" draw:layer="layout" draw:type="line" svg:x1="2cm" svg:y1="8.8cm" svg:x2="2cm" svg:y2="10.5cm" draw:start-shape="id63" draw:start-glue-point="2" draw:end-shape="id89" draw:end-glue-point="0" svg:d="M2000 8800v1700" svg:viewBox="0 0 1 1701">
          <text:p/>
        </draw:connector>
        <draw:custom-shape draw:style-name="gr3" draw:text-style-name="P2" xml:id="id91" draw:id="id91" draw:layer="layout" svg:width="2.1cm" svg:height="0.9cm" svg:x="6.8cm" svg:y="10.5cm">
          <text:p text:style-name="P1"><text:span text:style-name="T1">DFFR (clk10)</text:span></text:p>
          <text:p text:style-name="P1"><text:span text:style-name="T1">342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4.107cm" svg:y1="29.977cm" svg:x2="56.4cm" svg:y2="29.018cm" draw:end-shape="id61" draw:end-glue-point="3" svg:d="M54107 29977l2293-959" svg:viewBox="0 0 2294 960">
          <text:p text:style-name="P1"><text:span text:style-name="T2">CNT1_3</text:span></text:p>
        </draw:connector>
        <draw:connector draw:style-name="gr6" draw:text-style-name="P1" draw:layer="layout" draw:type="line" svg:x1="6.8cm" svg:y1="10.95cm" svg:x2="2.5cm" svg:y2="10.95cm" draw:start-shape="id91" draw:start-glue-point="3" draw:end-shape="id89" draw:end-glue-point="1" svg:d="M6800 10950h-4300" svg:viewBox="0 0 4301 1">
          <text:p/>
        </draw:connector>
        <draw:connector draw:style-name="gr4" draw:text-style-name="P3" draw:layer="layout" draw:type="line" svg:x1="7.85cm" svg:y1="10.5cm" svg:x2="5.3cm" svg:y2="9.35cm" draw:start-shape="id91" draw:start-glue-point="0" draw:end-shape="id90" draw:end-glue-point="1" svg:d="M7850 10500l-2550-1150" svg:viewBox="0 0 2551 1151">
          <text:p text:style-name="P1"><text:span text:style-name="T2">b+d</text:span></text:p>
        </draw:connector>
        <draw:connector draw:style-name="gr4" draw:text-style-name="P3" draw:layer="layout" draw:type="line" svg:x1="36.348cm" svg:y1="50.185cm" svg:x2="38.8cm" svg:y2="49.163cm" draw:end-shape="id62" draw:end-glue-point="3" svg:d="M36348 50185l2452-1022" svg:viewBox="0 0 2453 1023">
          <text:p text:style-name="P1"><text:span text:style-name="T2">CNT1_3</text:span></text:p>
        </draw:connector>
        <draw:connector draw:style-name="gr6" draw:text-style-name="P1" draw:layer="layout" draw:type="line" svg:x1="4.8cm" svg:y1="9.8cm" svg:x2="6.8cm" svg:y2="10.95cm" draw:start-shape="id90" draw:start-glue-point="2" draw:end-shape="id91" draw:end-glue-point="3" svg:d="M4800 9800l2000 1150" svg:viewBox="0 0 2001 1151">
          <text:p/>
        </draw:connector>
        <draw:connector draw:style-name="gr4" draw:text-style-name="P3" draw:layer="layout" draw:type="line" svg:x1="8.9cm" svg:y1="10.95cm" svg:x2="11.059cm" svg:y2="10.954cm" draw:start-shape="id91" draw:start-glue-point="1" svg:d="M8900 10950l2159 4" svg:viewBox="0 0 2160 5">
          <text:p text:style-name="P1"><text:span text:style-name="T2">CNT1_3</text:span></text:p>
        </draw:connector>
        <draw:custom-shape draw:style-name="gr3" draw:text-style-name="P2" xml:id="id60" draw:id="id60" draw:layer="layout" svg:width="2.1cm" svg:height="0.9cm" svg:x="6.8cm" svg:y="2.9cm">
          <text:p text:style-name="P1"><text:span text:style-name="T1">DFFR (clk10)</text:span></text:p>
          <text:p text:style-name="P1"><text:span text:style-name="T1">33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2" draw:id="id92" draw:layer="layout" svg:width="1cm" svg:height="0.9cm" svg:x="4.259cm" svg:y="1.2cm">
          <text:p text:style-name="P1"><text:span text:style-name="T1">NOT</text:span></text:p>
          <text:p text:style-name="P1"><text:span text:style-name="T1">332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.85cm" svg:y1="2.9cm" svg:x2="5.259cm" svg:y2="1.65cm" draw:start-shape="id60" draw:start-glue-point="0" draw:end-shape="id92" draw:end-glue-point="1" svg:d="M7850 2900l-2591-1250" svg:viewBox="0 0 2592 1251">
          <text:p/>
        </draw:connector>
        <draw:connector draw:style-name="gr4" draw:text-style-name="P3" draw:layer="layout" draw:type="line" svg:x1="6.8cm" svg:y1="3.35cm" svg:x2="5.3cm" svg:y2="4.45cm" draw:start-shape="id60" draw:start-glue-point="3" draw:end-shape="id58" draw:end-glue-point="1" svg:d="M6800 3350l-1500 1100" svg:viewBox="0 0 1501 1101">
          <text:p text:style-name="P1"><text:span text:style-name="T2">a+c</text:span></text:p>
        </draw:connector>
        <draw:connector draw:style-name="gr6" draw:text-style-name="P1" draw:layer="layout" draw:type="line" svg:x1="4.759cm" svg:y1="2.1cm" svg:x2="6.8cm" svg:y2="3.35cm" draw:start-shape="id92" draw:start-glue-point="2" draw:end-shape="id60" draw:end-glue-point="3" svg:d="M4759 2100l2041 1250" svg:viewBox="0 0 2042 1251">
          <text:p/>
        </draw:connector>
        <draw:connector draw:style-name="gr4" draw:text-style-name="P3" draw:layer="layout" draw:type="line" svg:x1="8.9cm" svg:y1="3.35cm" svg:x2="11.113cm" svg:y2="3.387cm" draw:start-shape="id60" draw:start-glue-point="1" svg:d="M8900 3350l2213 37" svg:viewBox="0 0 2214 38">
          <text:p text:style-name="P1"><text:span text:style-name="T2">CNT1_0</text:span></text:p>
        </draw:connector>
        <draw:custom-shape draw:style-name="gr1" draw:text-style-name="P2" xml:id="id94" draw:id="id94" draw:layer="layout" svg:width="1cm" svg:height="0.9cm" svg:x="4.3cm" svg:y="14.2cm">
          <text:p text:style-name="P1"><text:span text:style-name="T1">NOR_OR_AND</text:span></text:p>
          <text:p text:style-name="P1"><text:span text:style-name="T1">34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3" draw:id="id93" draw:layer="layout" svg:width="2.1cm" svg:height="0.9cm" svg:x="6.8cm" svg:y="15.7cm">
          <text:p text:style-name="P1"><text:span text:style-name="T1">DFFE (clk10)</text:span></text:p>
          <text:p text:style-name="P1"><text:span text:style-name="T1">342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85cm" svg:y1="15.7cm" svg:x2="5.3cm" svg:y2="14.65cm" draw:start-shape="id93" draw:start-glue-point="0" draw:end-shape="id94" svg:d="M7850 157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4.8cm" svg:y1="15.1cm" svg:x2="6.8cm" svg:y2="16.15cm" draw:start-shape="id94" draw:start-glue-point="2" draw:end-shape="id93" draw:end-glue-point="3" svg:d="M4800 15100l2000 1050" svg:viewBox="0 0 2001 1051">
          <text:p/>
        </draw:connector>
        <draw:connector draw:style-name="gr6" draw:text-style-name="P3" draw:layer="layout" draw:type="line" svg:x1="2cm" svg:y1="14.1cm" svg:x2="2cm" svg:y2="15.7cm" draw:start-shape="id88" draw:start-glue-point="2" draw:end-shape="id95" draw:end-glue-point="0" svg:d="M2000 14100v1600" svg:viewBox="0 0 1 1601">
          <text:p/>
        </draw:connector>
        <draw:custom-shape draw:style-name="gr1" draw:text-style-name="P2" xml:id="id97" draw:id="id97" draw:layer="layout" svg:width="1cm" svg:height="0.9cm" svg:x="4.301cm" svg:y="14.2cm">
          <text:p text:style-name="P1"><text:span text:style-name="T1">NOR_OR_AND</text:span></text:p>
          <text:p text:style-name="P1"><text:span text:style-name="T1">33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96" draw:id="id96" draw:layer="layout" svg:width="2.1cm" svg:height="0.9cm" svg:x="6.801cm" svg:y="15.7cm">
          <text:p text:style-name="P1"><text:span text:style-name="T1">DFFR (clk10)</text:span></text:p>
          <text:p text:style-name="P1"><text:span text:style-name="T1">332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851cm" svg:y1="15.7cm" svg:x2="5.301cm" svg:y2="14.65cm" draw:start-shape="id96" draw:start-glue-point="0" draw:end-shape="id97" svg:d="M7851 157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4.801cm" svg:y1="15.1cm" svg:x2="6.801cm" svg:y2="16.15cm" draw:start-shape="id97" draw:start-glue-point="2" draw:end-shape="id96" draw:end-glue-point="3" svg:d="M4801 15100l2000 1050" svg:viewBox="0 0 2001 1051">
          <text:p/>
        </draw:connector>
        <draw:custom-shape draw:style-name="gr1" draw:text-style-name="P2" xml:id="id95" draw:id="id95" draw:layer="layout" svg:width="1cm" svg:height="0.9cm" svg:x="1.5cm" svg:y="15.7cm">
          <text:p text:style-name="P1"><text:span text:style-name="T1">OR</text:span></text:p>
          <text:p text:style-name="P1"><text:span text:style-name="T1">342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.801cm" svg:y1="16.15cm" svg:x2="2.5cm" svg:y2="16.15cm" draw:start-shape="id96" draw:start-glue-point="3" draw:end-shape="id95" draw:end-glue-point="1" svg:d="M6801 16150h-4301" svg:viewBox="0 0 4302 1">
          <text:p/>
        </draw:connector>
        <draw:connector draw:style-name="gr4" draw:text-style-name="P3" draw:layer="layout" draw:type="line" svg:x1="2cm" svg:y1="14.1cm" svg:x2="4.301cm" svg:y2="14.65cm" draw:start-shape="id88" draw:start-glue-point="2" draw:end-shape="id97" draw:end-glue-point="3" svg:d="M2000 14100l2301 550" svg:viewBox="0 0 2302 551">
          <text:p text:style-name="P1"><text:span text:style-name="T2">a+c</text:span></text:p>
        </draw:connector>
        <draw:connector draw:style-name="gr4" draw:text-style-name="P3" draw:layer="layout" draw:type="line" svg:x1="8.901cm" svg:y1="16.15cm" svg:x2="11.191cm" svg:y2="16.193cm" draw:start-shape="id96" draw:start-glue-point="1" svg:d="M8901 16150l2290 43" svg:viewBox="0 0 2291 44">
          <text:p text:style-name="P1"><text:span text:style-name="T2">CNT1_5</text:span></text:p>
        </draw:connector>
        <draw:custom-shape draw:style-name="gr1" draw:text-style-name="P2" xml:id="id98" draw:id="id98" draw:layer="layout" svg:width="1cm" svg:height="0.9cm" svg:x="64.056cm" svg:y="20.3cm">
          <text:p text:style-name="P1"><text:span text:style-name="T1">NOT1</text:span></text:p>
          <text:p text:style-name="P1"><text:span text:style-name="T1">27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9" draw:id="id99" draw:layer="layout" svg:width="1cm" svg:height="0.9cm" svg:x="64.056cm" svg:y="20.3cm">
          <text:p text:style-name="P1"><text:span text:style-name="T1">NOT</text:span></text:p>
          <text:p text:style-name="P1"><text:span text:style-name="T1">331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5.056cm" svg:y1="20.75cm" svg:x2="67.23cm" svg:y2="20.686cm" draw:start-shape="id98" draw:start-glue-point="1" svg:d="M65056 20750l2174-64" svg:viewBox="0 0 2175 65">
          <text:p text:style-name="P1"><text:span text:style-name="T2">RES_I2</text:span></text:p>
        </draw:connector>
        <draw:connector draw:style-name="gr4" draw:text-style-name="P3" draw:layer="layout" draw:type="line" svg:x1="61.832cm" svg:y1="20.712cm" svg:x2="64.056cm" svg:y2="20.75cm" draw:end-shape="id99" svg:d="M61832 20712l2224 38" svg:viewBox="0 0 2225 39">
          <text:p text:style-name="P1"><text:span text:style-name="T2">CNT1_5</text:span></text:p>
        </draw:connector>
        <draw:custom-shape draw:style-name="gr1" draw:text-style-name="P2" xml:id="id101" draw:id="id101" draw:layer="layout" svg:width="1cm" svg:height="0.9cm" svg:x="4.3cm" svg:y="16.8cm">
          <text:p text:style-name="P1"><text:span text:style-name="T1">NOR_OR_AND</text:span></text:p>
          <text:p text:style-name="P1"><text:span text:style-name="T1">34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0" draw:id="id100" draw:layer="layout" svg:width="2.1cm" svg:height="0.9cm" svg:x="6.8cm" svg:y="18.3cm">
          <text:p text:style-name="P1"><text:span text:style-name="T1">DFFE (clk10)</text:span></text:p>
          <text:p text:style-name="P1"><text:span text:style-name="T1">342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85cm" svg:y1="18.3cm" svg:x2="5.3cm" svg:y2="17.25cm" draw:start-shape="id100" draw:start-glue-point="0" draw:end-shape="id101" svg:d="M7850 183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4.8cm" svg:y1="17.7cm" svg:x2="6.8cm" svg:y2="18.75cm" draw:start-shape="id101" draw:start-glue-point="2" draw:end-shape="id100" draw:end-glue-point="3" svg:d="M4800 17700l2000 1050" svg:viewBox="0 0 2001 1051">
          <text:p/>
        </draw:connector>
        <draw:connector draw:style-name="gr4" draw:text-style-name="P3" draw:layer="layout" draw:type="line" svg:x1="2cm" svg:y1="16.6cm" svg:x2="4.3cm" svg:y2="17.25cm" draw:start-shape="id95" draw:start-glue-point="2" draw:end-shape="id101" draw:end-glue-point="3" svg:d="M2000 16600l2300 650" svg:viewBox="0 0 2301 651">
          <text:p text:style-name="P1"><text:span text:style-name="T2">a+c</text:span></text:p>
        </draw:connector>
        <draw:custom-shape draw:style-name="gr1" draw:text-style-name="P2" xml:id="id103" draw:id="id103" draw:layer="layout" svg:width="1cm" svg:height="0.9cm" svg:x="4.301cm" svg:y="16.8cm">
          <text:p text:style-name="P1"><text:span text:style-name="T1">NOR_OR_AND</text:span></text:p>
          <text:p text:style-name="P1"><text:span text:style-name="T1">35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2" draw:id="id102" draw:layer="layout" svg:width="2.1cm" svg:height="0.9cm" svg:x="6.801cm" svg:y="18.3cm">
          <text:p text:style-name="P1"><text:span text:style-name="T1">DFFR (clk10)</text:span></text:p>
          <text:p text:style-name="P1"><text:span text:style-name="T1">351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851cm" svg:y1="18.3cm" svg:x2="5.301cm" svg:y2="17.25cm" draw:start-shape="id102" draw:start-glue-point="0" draw:end-shape="id103" svg:d="M7851 183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4.801cm" svg:y1="17.7cm" svg:x2="6.801cm" svg:y2="18.75cm" draw:start-shape="id103" draw:start-glue-point="2" draw:end-shape="id102" draw:end-glue-point="3" svg:d="M4801 17700l2000 1050" svg:viewBox="0 0 2001 1051">
          <text:p/>
        </draw:connector>
        <draw:connector draw:style-name="gr4" draw:text-style-name="P3" draw:layer="layout" draw:type="line" svg:x1="8.901cm" svg:y1="18.75cm" svg:x2="11.299cm" svg:y2="18.737cm" draw:start-shape="id102" draw:start-glue-point="1" svg:d="M8901 18750l2398-13" svg:viewBox="0 0 2399 14">
          <text:p text:style-name="P1"><text:span text:style-name="T2">CNT1_6</text:span></text:p>
        </draw:connector>
        <draw:custom-shape draw:style-name="gr1" draw:text-style-name="P2" xml:id="id104" draw:id="id104" draw:layer="layout" svg:width="1cm" svg:height="0.9cm" svg:x="64.066cm" svg:y="21.4cm">
          <text:p text:style-name="P1"><text:span text:style-name="T1">NOT1</text:span></text:p>
          <text:p text:style-name="P1"><text:span text:style-name="T1">27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5" draw:id="id105" draw:layer="layout" svg:width="1cm" svg:height="0.9cm" svg:x="64.066cm" svg:y="21.4cm">
          <text:p text:style-name="P1"><text:span text:style-name="T1">NOT</text:span></text:p>
          <text:p text:style-name="P1"><text:span text:style-name="T1">331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5.066cm" svg:y1="21.85cm" svg:x2="67.283cm" svg:y2="21.876cm" draw:start-shape="id104" draw:start-glue-point="1" svg:d="M65066 21850l2217 26" svg:viewBox="0 0 2218 27">
          <text:p text:style-name="P1"><text:span text:style-name="T2">RES_I3</text:span></text:p>
        </draw:connector>
        <draw:connector draw:style-name="gr4" draw:text-style-name="P3" draw:layer="layout" draw:type="line" svg:x1="61.944cm" svg:y1="21.846cm" svg:x2="64.066cm" svg:y2="21.85cm" draw:end-shape="id105" draw:end-glue-point="3" svg:d="M61944 21846l2122 4" svg:viewBox="0 0 2123 5">
          <text:p text:style-name="P1"><text:span text:style-name="T2">CNT1_6</text:span></text:p>
        </draw:connector>
        <draw:connector draw:style-name="gr4" draw:text-style-name="P3" draw:layer="layout" draw:type="line" svg:x1="31.36cm" svg:y1="3.15cm" svg:x2="33.68cm" svg:y2="3.102cm" draw:start-shape="id106" draw:start-glue-point="1" svg:d="M31360 3150l2320-48" svg:viewBox="0 0 2321 49">
          <text:p text:style-name="P1"><text:span text:style-name="T2">/RES</text:span></text:p>
        </draw:connector>
        <draw:connector draw:style-name="gr4" draw:text-style-name="P3" draw:layer="layout" draw:type="line" svg:x1="7.832cm" svg:y1="5.027cm" svg:x2="7.85cm" svg:y2="3.8cm" draw:end-shape="id60" draw:end-glue-point="2" svg:d="M7832 5027l18-1227" svg:viewBox="0 0 19 1228">
          <text:p text:style-name="P1"><text:span text:style-name="T2">/RES</text:span></text:p>
        </draw:connector>
        <draw:connector draw:style-name="gr6" draw:text-style-name="P1" draw:layer="layout" draw:type="line" svg:x1="48cm" svg:y1="17.774cm" svg:x2="60.1cm" svg:y2="32.75cm" draw:start-shape="id107" draw:end-shape="id54" draw:end-glue-point="3" svg:d="M48000 17774l12100 14976" svg:viewBox="0 0 12101 14977">
          <text:p/>
        </draw:connector>
        <draw:connector draw:style-name="gr6" draw:text-style-name="P1" draw:layer="layout" draw:type="line" svg:x1="46.95cm" svg:y1="18.224cm" svg:x2="37.5cm" svg:y2="33.214cm" draw:start-shape="id107" draw:start-glue-point="2" draw:end-shape="id53" draw:end-glue-point="0" svg:d="M46950 18224l-9450 14990" svg:viewBox="0 0 9451 14991">
          <text:p/>
        </draw:connector>
        <draw:custom-shape draw:style-name="gr1" draw:text-style-name="P2" xml:id="id108" draw:id="id108" draw:layer="layout" svg:width="1cm" svg:height="0.9cm" svg:x="39.1cm" svg:y="14.5cm">
          <text:p text:style-name="P1"><text:span text:style-name="T1">3-NAND</text:span></text:p>
          <text:p text:style-name="P1"><text:span text:style-name="T1">384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6.95cm" svg:y1="17.324cm" svg:x2="39.6cm" svg:y2="15.4cm" draw:start-shape="id107" draw:start-glue-point="0" draw:end-shape="id108" draw:end-glue-point="2" svg:d="M46950 17324l-7350-1924" svg:viewBox="0 0 7351 1925">
          <text:p/>
        </draw:connector>
        <draw:custom-shape draw:style-name="gr1" draw:text-style-name="P2" xml:id="id109" draw:id="id109" draw:layer="layout" svg:width="1cm" svg:height="0.9cm" svg:x="46.4cm" svg:y="15.9cm">
          <text:p text:style-name="P1"><text:span text:style-name="T1">NOT</text:span></text:p>
          <text:p text:style-name="P1"><text:span text:style-name="T1">3945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1" draw:layer="layout" draw:type="line" svg:x1="46.95cm" svg:y1="17.324cm" svg:x2="46.9cm" svg:y2="16.8cm" draw:start-shape="id107" draw:start-glue-point="0" draw:end-shape="id109" draw:end-glue-point="2" svg:d="M46950 17324l-50-524" svg:viewBox="0 0 51 525">
          <text:p/>
        </draw:connector>
        <draw:connector draw:style-name="gr6" draw:text-style-name="P1" draw:layer="layout" draw:type="line" svg:x1="46.95cm" svg:y1="18.224cm" svg:x2="40.7cm" svg:y2="24.341cm" draw:start-shape="id107" draw:start-glue-point="2" draw:end-shape="id110" draw:end-glue-point="0" svg:d="M46950 18224l-6250 6117" svg:viewBox="0 0 6251 6118">
          <text:p/>
        </draw:connector>
        <draw:custom-shape draw:style-name="gr3" draw:text-style-name="P2" xml:id="id107" draw:id="id107" draw:layer="layout" svg:width="2.1cm" svg:height="0.9cm" svg:x="45.9cm" svg:y="17.324cm">
          <text:p text:style-name="P1"><text:span text:style-name="T1">DFFR(mclk, /res)</text:span></text:p>
          <text:p text:style-name="P1"><text:span text:style-name="T1">415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1" draw:id="id111" draw:layer="layout" svg:width="1cm" svg:height="0.9cm" svg:x="42.8cm" svg:y="17.924cm">
          <text:p text:style-name="P1"><text:span text:style-name="T1">AND</text:span></text:p>
          <text:p text:style-name="P1"><text:span text:style-name="T1">415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6.95cm" svg:y1="18.224cm" svg:x2="43.8cm" svg:y2="18.374cm" draw:start-shape="id107" draw:start-glue-point="2" draw:end-shape="id111" draw:end-glue-point="1" svg:d="M46950 18224l-3150 150" svg:viewBox="0 0 3151 151">
          <text:p/>
        </draw:connector>
        <draw:custom-shape draw:style-name="gr7" draw:text-style-name="P2" xml:id="id112" draw:id="id112" draw:layer="layout" svg:width="0.6cm" svg:height="0.6cm" svg:x="50.2cm" svg:y="14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48cm" svg:y1="17.774cm" svg:x2="50.2cm" svg:y2="15.224cm" draw:start-shape="id107" draw:start-glue-point="1" draw:end-shape="id112" draw:end-glue-point="3" svg:d="M48000 17774l2200-2550" svg:viewBox="0 0 2201 2551">
          <text:p/>
        </draw:connector>
        <draw:custom-shape draw:style-name="gr1" draw:text-style-name="P2" xml:id="id113" draw:id="id113" draw:layer="layout" svg:width="1cm" svg:height="0.9cm" svg:x="35.2cm" svg:y="16.7cm">
          <text:p text:style-name="P1"><text:span text:style-name="T1">3-NAND</text:span></text:p>
          <text:p text:style-name="P1"><text:span text:style-name="T1">373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1" draw:layer="layout" draw:type="line" svg:x1="33.2cm" svg:y1="19.082cm" svg:x2="35.2cm" svg:y2="17.15cm" draw:start-shape="id56" draw:start-glue-point="1" draw:end-shape="id113" draw:end-glue-point="3" svg:d="M33200 19082l2000-1932" svg:viewBox="0 0 2001 1933">
          <text:p/>
        </draw:connector>
        <draw:custom-shape draw:style-name="gr1" draw:text-style-name="P2" xml:id="id114" draw:id="id114" draw:layer="layout" svg:width="1cm" svg:height="0.9cm" svg:x="32.2cm" svg:y="17.113cm">
          <text:p text:style-name="P1"><text:span text:style-name="T1">3-AND</text:span></text:p>
          <text:p text:style-name="P1"><text:span text:style-name="T1">363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0.02cm" svg:y1="18.202cm" svg:x2="32.2cm" svg:y2="17.563cm" draw:end-shape="id114" draw:end-glue-point="3" svg:d="M30020 18202l2180-639" svg:viewBox="0 0 2181 640">
          <text:p text:style-name="P1"><text:span text:style-name="T2">/CNT0_5</text:span></text:p>
        </draw:connector>
        <draw:connector draw:style-name="gr4" draw:text-style-name="P3" draw:layer="layout" draw:type="line" svg:x1="30.046cm" svg:y1="17.567cm" svg:x2="32.2cm" svg:y2="17.563cm" draw:end-shape="id114" svg:d="M30046 17567l2154-4" svg:viewBox="0 0 2155 5">
          <text:p text:style-name="P1"><text:span text:style-name="T2">/CNT0_4</text:span></text:p>
        </draw:connector>
        <draw:connector draw:style-name="gr4" draw:text-style-name="P3" draw:layer="layout" draw:type="line" svg:x1="29.993cm" svg:y1="16.853cm" svg:x2="32.2cm" svg:y2="17.563cm" draw:end-shape="id114" draw:end-glue-point="3" svg:d="M29993 16853l2207 710" svg:viewBox="0 0 2208 711">
          <text:p text:style-name="P1"><text:span text:style-name="T2">/CNT0_3</text:span></text:p>
        </draw:connector>
        <draw:connector draw:style-name="gr4" draw:text-style-name="P3" draw:layer="layout" draw:type="line" svg:x1="40.641cm" svg:y1="22.914cm" svg:x2="40.7cm" svg:y2="24.341cm" draw:end-shape="id110" draw:end-glue-point="0" svg:d="M40641 22914l59 1427" svg:viewBox="0 0 60 1428">
          <text:p text:style-name="P1"><text:span text:style-name="T2">/CNT0_3</text:span></text:p>
        </draw:connector>
        <draw:connector draw:style-name="gr4" draw:text-style-name="P3" draw:layer="layout" draw:type="line" svg:x1="30.092cm" svg:y1="16.371cm" svg:x2="32.2cm" svg:y2="15.65cm" draw:end-shape="id115" draw:end-glue-point="3" svg:d="M30092 16371l2108-721" svg:viewBox="0 0 2109 722">
          <text:p text:style-name="P1"><text:span text:style-name="T2">/CNT0_3</text:span></text:p>
        </draw:connector>
        <draw:custom-shape draw:style-name="gr1" draw:text-style-name="P2" xml:id="id115" draw:id="id115" draw:layer="layout" svg:width="1cm" svg:height="0.9cm" svg:x="32.2cm" svg:y="15.2cm">
          <text:p text:style-name="P1"><text:span text:style-name="T1">3-OR</text:span></text:p>
          <text:p text:style-name="P1"><text:span text:style-name="T1">37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6" draw:id="id116" draw:layer="layout" svg:width="1cm" svg:height="0.9cm" svg:x="46.4cm" svg:y="11.568cm">
          <text:p text:style-name="P1"><text:span text:style-name="T1">3-OR</text:span></text:p>
          <text:p text:style-name="P1"><text:span text:style-name="T1">373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4.559cm" svg:y1="12.684cm" svg:x2="46.4cm" svg:y2="12.018cm" draw:end-shape="id116" draw:end-glue-point="3" svg:d="M44559 12684l1841-666" svg:viewBox="0 0 1842 667">
          <text:p text:style-name="P1"><text:span text:style-name="T2">/CNT0_3</text:span></text:p>
        </draw:connector>
        <draw:connector draw:style-name="gr6" draw:text-style-name="P1" draw:layer="layout" draw:type="line" svg:x1="33.2cm" svg:y1="17.563cm" svg:x2="40.6cm" svg:y2="38.75cm" draw:start-shape="id114" draw:start-glue-point="1" draw:end-shape="id117" draw:end-glue-point="3" svg:d="M33200 17563l7400 21187" svg:viewBox="0 0 7401 21188">
          <text:p/>
        </draw:connector>
        <draw:connector draw:style-name="gr6" draw:text-style-name="P1" draw:layer="layout" draw:type="line" svg:x1="33.2cm" svg:y1="19.082cm" svg:x2="40.6cm" svg:y2="38.75cm" draw:start-shape="id56" draw:start-glue-point="1" draw:end-shape="id117" draw:end-glue-point="3" svg:d="M33200 19082l7400 19668" svg:viewBox="0 0 7401 19669">
          <text:p/>
        </draw:connector>
        <draw:connector draw:style-name="gr4" draw:text-style-name="P3" draw:layer="layout" draw:type="line" svg:x1="30.171cm" svg:y1="15.683cm" svg:x2="32.2cm" svg:y2="15.65cm" draw:end-shape="id115" draw:end-glue-point="3" svg:d="M30171 15683l2029-33" svg:viewBox="0 0 2030 34">
          <text:p text:style-name="P1"><text:span text:style-name="T2">/CNT0_2</text:span></text:p>
        </draw:connector>
        <draw:connector draw:style-name="gr4" draw:text-style-name="P3" draw:layer="layout" draw:type="line" svg:x1="44.4cm" svg:y1="11.573cm" svg:x2="46.4cm" svg:y2="12.018cm" draw:end-shape="id116" svg:d="M44400 11573l2000 445" svg:viewBox="0 0 2001 446">
          <text:p text:style-name="P1"><text:span text:style-name="T2">/CNT0_2</text:span></text:p>
        </draw:connector>
        <draw:custom-shape draw:style-name="gr1" draw:text-style-name="P2" xml:id="id119" draw:id="id119" draw:layer="layout" svg:width="1cm" svg:height="0.9cm" svg:x="35.072cm" svg:y="38.979cm">
          <text:p text:style-name="P1"><text:span text:style-name="T1">AND</text:span></text:p>
          <text:p text:style-name="P1"><text:span text:style-name="T1">372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0cm" svg:y1="21.702cm" svg:x2="32.206cm" svg:y2="20.942cm" draw:end-shape="id118" draw:end-glue-point="3" svg:d="M30000 21702l2206-760" svg:viewBox="0 0 2207 761">
          <text:p text:style-name="P1"><text:span text:style-name="T2">/CNT0_2</text:span></text:p>
        </draw:connector>
        <draw:connector draw:style-name="gr4" draw:text-style-name="P3" draw:layer="layout" draw:type="line" svg:x1="33cm" svg:y1="39.9cm" svg:x2="35.072cm" svg:y2="39.429cm" draw:end-shape="id119" draw:end-glue-point="3" svg:d="M33000 39900l2072-471" svg:viewBox="0 0 2073 472">
          <text:p text:style-name="P1"><text:span text:style-name="T2">/CNT0_2</text:span></text:p>
        </draw:connector>
        <draw:connector draw:style-name="gr4" draw:text-style-name="P3" draw:layer="layout" draw:type="line" svg:x1="33cm" svg:y1="39.133cm" svg:x2="35.072cm" svg:y2="39.429cm" draw:end-shape="id119" draw:end-glue-point="3" svg:d="M33000 39133l2072 296" svg:viewBox="0 0 2073 297">
          <text:p text:style-name="P1"><text:span text:style-name="T2">/CNT0_1</text:span></text:p>
        </draw:connector>
        <draw:connector draw:style-name="gr4" draw:text-style-name="P3" draw:layer="layout" draw:type="line" svg:x1="30.053cm" svg:y1="20.988cm" svg:x2="32.206cm" svg:y2="20.942cm" draw:end-shape="id118" draw:end-glue-point="3" svg:d="M30053 20988l2153-46" svg:viewBox="0 0 2154 47">
          <text:p text:style-name="P1"><text:span text:style-name="T2">/CNT0_1</text:span></text:p>
        </draw:connector>
        <draw:connector draw:style-name="gr4" draw:text-style-name="P3" draw:layer="layout" draw:type="line" svg:x1="26.003cm" svg:y1="11.029cm" svg:x2="28.5cm" svg:y2="10.65cm" draw:end-shape="id120" draw:end-glue-point="3" svg:d="M26003 11029l2497-379" svg:viewBox="0 0 2498 380">
          <text:p text:style-name="P1"><text:span text:style-name="T2">/CNT0_1</text:span></text:p>
        </draw:connector>
        <draw:connector draw:style-name="gr6" draw:text-style-name="P1" draw:layer="layout" draw:type="line" svg:x1="33.206cm" svg:y1="20.942cm" svg:x2="35.2cm" svg:y2="17.15cm" draw:start-shape="id118" draw:start-glue-point="1" draw:end-shape="id113" draw:end-glue-point="3" svg:d="M33206 20942l1994-3792" svg:viewBox="0 0 1995 3793">
          <text:p/>
        </draw:connector>
        <draw:connector draw:style-name="gr6" draw:text-style-name="P1" draw:layer="layout" draw:type="line" svg:x1="33.206cm" svg:y1="20.942cm" svg:x2="40.7cm" svg:y2="24.341cm" draw:start-shape="id118" draw:start-glue-point="1" draw:end-shape="id110" draw:end-glue-point="0" svg:d="M33206 20942l7494 3399" svg:viewBox="0 0 7495 3400">
          <text:p/>
        </draw:connector>
        <draw:connector draw:style-name="gr4" draw:text-style-name="P3" draw:layer="layout" draw:type="line" svg:x1="8.862cm" svg:y1="26.05cm" svg:x2="11.3cm" svg:y2="26.069cm" draw:start-shape="id51" draw:start-glue-point="1" svg:d="M8862 26050l2438 19" svg:viewBox="0 0 2439 20">
          <text:p text:style-name="P1"><text:span text:style-name="T2">CNT0_0</text:span></text:p>
        </draw:connector>
        <draw:connector draw:style-name="gr4" draw:text-style-name="P3" draw:layer="layout" draw:type="line" svg:x1="8.862cm" svg:y1="45.45cm" svg:x2="11.245cm" svg:y2="45.402cm" draw:start-shape="id48" draw:start-glue-point="1" svg:d="M8862 45450l2383-48" svg:viewBox="0 0 2384 49">
          <text:p text:style-name="P1"><text:span text:style-name="T2">CNT0_8</text:span></text:p>
        </draw:connector>
        <draw:connector draw:style-name="gr4" draw:text-style-name="P3" draw:layer="layout" draw:type="line" svg:x1="8.862cm" svg:y1="43.05cm" svg:x2="11.22cm" svg:y2="43.002cm" draw:start-shape="id45" draw:start-glue-point="1" svg:d="M8862 43050l2358-48" svg:viewBox="0 0 2359 49">
          <text:p text:style-name="P1"><text:span text:style-name="T2">CNT0_7</text:span></text:p>
        </draw:connector>
        <draw:custom-shape draw:style-name="gr3" draw:text-style-name="P2" xml:id="id121" draw:id="id121" draw:layer="layout" svg:width="2.1cm" svg:height="0.9cm" svg:x="50.703cm" svg:y="34.541cm">
          <text:p text:style-name="P1"><text:span text:style-name="T1">DFF(mclk1)</text:span></text:p>
          <text:p text:style-name="P1"><text:span text:style-name="T1">384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8cm" svg:y1="35.038cm" svg:x2="50.703cm" svg:y2="34.991cm" draw:end-shape="id121" draw:end-glue-point="3" svg:d="M48000 35038l2703-47" svg:viewBox="0 0 2704 48">
          <text:p text:style-name="P1"><text:span text:style-name="T2">/CNT0_0</text:span></text:p>
        </draw:connector>
        <draw:custom-shape draw:style-name="gr1" draw:text-style-name="P2" xml:id="id122" draw:id="id122" draw:layer="layout" svg:width="1cm" svg:height="0.9cm" svg:x="37.1cm" svg:y="39cm">
          <text:p text:style-name="P1"><text:span text:style-name="T1">AND</text:span></text:p>
          <text:p text:style-name="P1"><text:span text:style-name="T1">372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6.072cm" svg:y1="39.429cm" svg:x2="37.1cm" svg:y2="39.45cm" draw:start-shape="id119" draw:start-glue-point="1" draw:end-shape="id122" draw:end-glue-point="3" svg:d="M36072 39429l1028 21" svg:viewBox="0 0 1029 22">
          <text:p/>
        </draw:connector>
        <draw:connector draw:style-name="gr6" draw:text-style-name="P1" draw:layer="layout" draw:type="line" svg:x1="37.5cm" svg:y1="34.114cm" svg:x2="37.6cm" svg:y2="39cm" draw:start-shape="id53" draw:start-glue-point="2" draw:end-shape="id122" draw:end-glue-point="0" svg:d="M37500 34114l100 4886" svg:viewBox="0 0 101 4887">
          <text:p/>
        </draw:connector>
        <draw:connector draw:style-name="gr6" draw:text-style-name="P1" draw:layer="layout" draw:type="line" svg:x1="38.1cm" svg:y1="39.45cm" svg:x2="40.6cm" svg:y2="38.75cm" draw:start-shape="id122" draw:start-glue-point="1" draw:end-shape="id117" draw:end-glue-point="3" svg:d="M38100 39450l2500-700" svg:viewBox="0 0 2501 701">
          <text:p/>
        </draw:connector>
        <draw:connector draw:style-name="gr4" draw:text-style-name="P3" draw:layer="layout" draw:type="line" svg:x1="41.6cm" svg:y1="38.75cm" svg:x2="43.788cm" svg:y2="38.753cm" draw:start-shape="id117" draw:start-glue-point="1" svg:d="M41600 38750l2188 3" svg:viewBox="0 0 2189 4">
          <text:p text:style-name="P1"><text:span text:style-name="T2">CTRL0</text:span></text:p>
        </draw:connector>
        <draw:frame draw:style-name="gr8" draw:text-style-name="P4" xml:id="id79" draw:id="id79" draw:layer="layout" svg:width="1.802cm" svg:height="0.573cm" svg:x="66.879cm" svg:y="31.2cm">
          <draw:text-box>
            <text:p><text:span text:style-name="T2">Pass2 STM</text:span></text:p>
          </draw:text-box>
        </draw:frame>
        <draw:frame draw:style-name="gr8" draw:text-style-name="P4" xml:id="id77" draw:id="id77" draw:layer="layout" svg:width="1.802cm" svg:height="0.573cm" svg:x="66.881cm" svg:y="33.6cm">
          <draw:text-box>
            <text:p><text:span text:style-name="T2">Pass2 PRes</text:span></text:p>
          </draw:text-box>
        </draw:frame>
        <draw:frame draw:style-name="gr8" draw:text-style-name="P4" xml:id="id72" draw:id="id72" draw:layer="layout" svg:width="1.742cm" svg:height="0.573cm" svg:x="67cm" svg:y="37.227cm">
          <draw:text-box>
            <text:p><text:span text:style-name="T2">Pass2 Sum</text:span></text:p>
          </draw:text-box>
        </draw:frame>
        <draw:frame draw:style-name="gr8" draw:text-style-name="P4" xml:id="id83" draw:id="id83" draw:layer="layout" svg:width="1.946cm" svg:height="0.573cm" svg:x="66.941cm" svg:y="39.2cm">
          <draw:text-box>
            <text:p><text:span text:style-name="T2">Pass2 Result</text:span></text:p>
          </draw:text-box>
        </draw:frame>
        <draw:frame draw:style-name="gr8" draw:text-style-name="P4" xml:id="id74" draw:id="id74" draw:layer="layout" svg:width="1.941cm" svg:height="0.573cm" svg:x="66.8cm" svg:y="41.127cm">
          <draw:text-box>
            <text:p><text:span text:style-name="T2">IDCT Result</text:span></text:p>
          </draw:text-box>
        </draw:frame>
        <draw:frame draw:style-name="gr8" draw:text-style-name="P4" xml:id="id81" draw:id="id81" draw:layer="layout" svg:width="1.802cm" svg:height="0.573cm" svg:x="66.798cm" svg:y="23.6cm">
          <draw:text-box>
            <text:p><text:span text:style-name="T2">Pass1 STM</text:span></text:p>
          </draw:text-box>
        </draw:frame>
        <draw:connector draw:style-name="gr4" draw:text-style-name="P3" draw:layer="layout" draw:type="line" svg:x1="54.3cm" svg:y1="38.65cm" svg:x2="60.2cm" svg:y2="37.65cm" draw:start-shape="id123" draw:start-glue-point="1" draw:end-shape="id69" draw:end-glue-point="3" svg:d="M54300 38650l5900-1000" svg:viewBox="0 0 5901 1001">
          <text:p text:style-name="P1"><text:span text:style-name="T2">a</text:span></text:p>
        </draw:connector>
        <draw:connector draw:style-name="gr4" draw:text-style-name="P3" draw:layer="layout" draw:type="line" svg:x1="54.3cm" svg:y1="38.65cm" svg:x2="60.2cm" svg:y2="38.95cm" draw:start-shape="id123" draw:end-shape="id84" draw:end-glue-point="3" svg:d="M54300 38650l5900 300" svg:viewBox="0 0 5901 301">
          <text:p text:style-name="P1"><text:span text:style-name="T2">a</text:span></text:p>
        </draw:connector>
        <draw:connector draw:style-name="gr6" draw:text-style-name="P1" draw:layer="layout" draw:type="line" svg:x1="54.3cm" svg:y1="38.65cm" svg:x2="56.2cm" svg:y2="39.95cm" draw:start-shape="id123" draw:start-glue-point="1" draw:end-shape="id124" draw:end-glue-point="3" svg:d="M54300 38650l1900 1300" svg:viewBox="0 0 1901 1301">
          <text:p/>
        </draw:connector>
        <draw:connector draw:style-name="gr4" draw:text-style-name="P3" draw:layer="layout" draw:type="line" svg:x1="57.2cm" svg:y1="39.95cm" svg:x2="60.1cm" svg:y2="41.35cm" draw:start-shape="id124" draw:start-glue-point="1" draw:end-shape="id75" svg:d="M57200 39950l2900 1400" svg:viewBox="0 0 2901 1401">
          <text:p text:style-name="P1"><text:span text:style-name="T2">a</text:span></text:p>
        </draw:connector>
        <draw:connector draw:style-name="gr4" draw:text-style-name="P3" draw:layer="layout" draw:type="line" svg:x1="57.2cm" svg:y1="41.35cm" svg:x2="60.2cm" svg:y2="37.65cm" draw:start-shape="id125" draw:start-glue-point="1" draw:end-shape="id69" draw:end-glue-point="3" svg:d="M57200 41350l3000-3700" svg:viewBox="0 0 3001 3701">
          <text:p text:style-name="P1"><text:span text:style-name="T2">b</text:span></text:p>
        </draw:connector>
        <draw:connector draw:style-name="gr4" draw:text-style-name="P3" draw:layer="layout" draw:type="line" svg:x1="57.2cm" svg:y1="41.35cm" svg:x2="60.2cm" svg:y2="38.95cm" draw:start-shape="id125" draw:start-glue-point="1" draw:end-shape="id84" draw:end-glue-point="3" svg:d="M57200 41350l3000-2400" svg:viewBox="0 0 3001 2401">
          <text:p text:style-name="P1"><text:span text:style-name="T2">b</text:span></text:p>
        </draw:connector>
        <draw:connector draw:style-name="gr4" draw:text-style-name="P3" draw:layer="layout" draw:type="line" svg:x1="57.2cm" svg:y1="41.35cm" svg:x2="60.1cm" svg:y2="41.35cm" draw:start-shape="id125" draw:end-shape="id75" draw:end-glue-point="3" svg:d="M57200 41350h2900" svg:viewBox="0 0 2901 1">
          <text:p text:style-name="P1"><text:span text:style-name="T2">c</text:span></text:p>
        </draw:connector>
        <draw:connector draw:style-name="gr4" draw:text-style-name="P3" draw:layer="layout" draw:type="line" svg:x1="57.3cm" svg:y1="37.65cm" svg:x2="60.1cm" svg:y2="41.35cm" draw:start-shape="id126" draw:start-glue-point="1" draw:end-shape="id75" draw:end-glue-point="3" svg:d="M57300 37650l2800 3700" svg:viewBox="0 0 2801 3701">
          <text:p text:style-name="P1"><text:span text:style-name="T2">b</text:span></text:p>
        </draw:connector>
        <draw:connector draw:style-name="gr4" draw:text-style-name="P3" draw:layer="layout" draw:type="line" svg:x1="57.3cm" svg:y1="37.65cm" svg:x2="60.2cm" svg:y2="38.95cm" draw:start-shape="id126" draw:start-glue-point="1" draw:end-shape="id84" draw:end-glue-point="3" svg:d="M57300 37650l2900 1300" svg:viewBox="0 0 2901 1301">
          <text:p text:style-name="P1"><text:span text:style-name="T2">c</text:span></text:p>
        </draw:connector>
        <draw:connector draw:style-name="gr4" draw:text-style-name="P3" draw:layer="layout" draw:type="line" svg:x1="57.3cm" svg:y1="37.65cm" svg:x2="60.2cm" svg:y2="37.65cm" draw:start-shape="id126" draw:start-glue-point="1" draw:end-shape="id69" draw:end-glue-point="3" svg:d="M57300 37650h2900" svg:viewBox="0 0 2901 1">
          <text:p text:style-name="P1"><text:span text:style-name="T2">c</text:span></text:p>
        </draw:connector>
        <draw:connector draw:style-name="gr6" draw:text-style-name="P1" draw:layer="layout" draw:type="line" svg:x1="52.803cm" svg:y1="34.991cm" svg:x2="56.3cm" svg:y2="37.65cm" draw:start-shape="id121" draw:end-shape="id126" draw:end-glue-point="3" svg:d="M52803 34991l3497 2659" svg:viewBox="0 0 3498 2660">
          <text:p/>
        </draw:connector>
        <draw:connector draw:style-name="gr6" draw:text-style-name="P1" draw:layer="layout" draw:type="line" svg:x1="52.803cm" svg:y1="34.991cm" svg:x2="63.5cm" svg:y2="35.05cm" draw:start-shape="id121" draw:start-glue-point="1" draw:end-shape="id127" draw:end-glue-point="3" svg:d="M52803 34991l10697 59" svg:viewBox="0 0 10698 60">
          <text:p/>
        </draw:connector>
        <draw:connector draw:style-name="gr6" draw:text-style-name="P1" draw:layer="layout" draw:type="line" svg:x1="52.803cm" svg:y1="34.991cm" svg:x2="60.1cm" svg:y2="32.75cm" draw:start-shape="id121" draw:start-glue-point="1" draw:end-shape="id54" draw:end-glue-point="3" svg:d="M52803 34991l7297-2241" svg:viewBox="0 0 7298 2242">
          <text:p/>
        </draw:connector>
        <draw:custom-shape draw:style-name="gr1" draw:text-style-name="P2" xml:id="id126" draw:id="id126" draw:layer="layout" svg:width="1cm" svg:height="0.9cm" svg:x="56.3cm" svg:y="37.2cm">
          <text:p text:style-name="P1"><text:span text:style-name="T1">XOR</text:span></text:p>
          <text:p text:style-name="P1"><text:span text:style-name="T1">384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3.763cm" svg:y1="37.611cm" svg:x2="56.3cm" svg:y2="37.65cm" draw:end-shape="id126" draw:end-glue-point="3" svg:d="M53763 37611l2537 39" svg:viewBox="0 0 2538 40">
          <text:p text:style-name="P1"><text:span text:style-name="T2">/CNT0_0</text:span></text:p>
        </draw:connector>
        <draw:connector draw:style-name="gr4" draw:text-style-name="P3" draw:layer="layout" draw:type="line" svg:x1="25.976cm" svg:y1="10.314cm" svg:x2="28.5cm" svg:y2="10.65cm" draw:end-shape="id120" draw:end-glue-point="3" svg:d="M25976 10314l2524 336" svg:viewBox="0 0 2525 337">
          <text:p text:style-name="P1"><text:span text:style-name="T2">/CNT0_0</text:span></text:p>
        </draw:connector>
        <draw:connector draw:style-name="gr4" draw:text-style-name="P3" draw:layer="layout" draw:type="line" svg:x1="30.026cm" svg:y1="20.3cm" svg:x2="32.206cm" svg:y2="20.942cm" draw:end-shape="id118" draw:end-glue-point="3" svg:d="M30026 20300l2180 642" svg:viewBox="0 0 2181 643">
          <text:p text:style-name="P1"><text:span text:style-name="T2">/CNT0_0</text:span></text:p>
        </draw:connector>
        <draw:connector draw:style-name="gr4" draw:text-style-name="P3" draw:layer="layout" draw:type="line" svg:x1="35.648cm" svg:y1="13.655cm" svg:x2="37.2cm" svg:y2="14.45cm" draw:end-shape="id128" draw:end-glue-point="3" svg:d="M35648 13655l1552 795" svg:viewBox="0 0 1553 796">
          <text:p text:style-name="P1"><text:span text:style-name="T2">/CNT0_0</text:span></text:p>
        </draw:connector>
        <draw:custom-shape draw:style-name="gr1" draw:text-style-name="P2" xml:id="id128" draw:id="id128" draw:layer="layout" svg:width="1cm" svg:height="0.9cm" svg:x="37.2cm" svg:y="14cm">
          <text:p text:style-name="P1"><text:span text:style-name="T1">NAND</text:span></text:p>
          <text:p text:style-name="P1"><text:span text:style-name="T1">384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4" draw:id="id124" draw:layer="layout" svg:width="1cm" svg:height="0.9cm" svg:x="56.2cm" svg:y="39.5cm">
          <text:p text:style-name="P1"><text:span text:style-name="T1">NAND</text:span></text:p>
          <text:p text:style-name="P1"><text:span text:style-name="T1">394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1.2cm" svg:y1="24.791cm" svg:x2="42.323cm" svg:y2="24.75cm" draw:start-shape="id110" draw:start-glue-point="1" draw:end-shape="id129" draw:end-glue-point="3" svg:d="M41200 24791l1123-41" svg:viewBox="0 0 1124 42">
          <text:p/>
        </draw:connector>
        <draw:custom-shape draw:style-name="gr1" draw:text-style-name="P2" xml:id="id129" draw:id="id129" draw:layer="layout" svg:width="1cm" svg:height="0.9cm" svg:x="42.323cm" svg:y="24.3cm">
          <text:p text:style-name="P1"><text:span text:style-name="T1">AND</text:span></text:p>
          <text:p text:style-name="P1"><text:span text:style-name="T1">395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5" draw:id="id125" draw:layer="layout" svg:width="1cm" svg:height="0.9cm" svg:x="56.2cm" svg:y="40.9cm">
          <text:p text:style-name="P1"><text:span text:style-name="T1">XOR</text:span></text:p>
          <text:p text:style-name="P1"><text:span text:style-name="T1">403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3" draw:id="id123" draw:layer="layout" svg:width="1cm" svg:height="0.9cm" svg:x="53.3cm" svg:y="38.2cm">
          <text:p text:style-name="P1"><text:span text:style-name="T1">3-NAND</text:span></text:p>
          <text:p text:style-name="P1"><text:span text:style-name="T1">39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0" draw:id="id130" draw:layer="layout" svg:width="1cm" svg:height="0.9cm" svg:x="20.625cm" svg:y="46.62cm">
          <text:p text:style-name="P1"><text:span text:style-name="T1">3-AND</text:span></text:p>
          <text:p text:style-name="P1"><text:span text:style-name="T1">352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8.683cm" svg:y1="47.8cm" svg:x2="20.625cm" svg:y2="47.07cm" draw:end-shape="id130" draw:end-glue-point="3" svg:d="M18683 47800l1942-730" svg:viewBox="0 0 1943 731">
          <text:p text:style-name="P1"><text:span text:style-name="T2">/CNT1_6</text:span></text:p>
        </draw:connector>
        <draw:connector draw:style-name="gr4" draw:text-style-name="P1" draw:layer="layout" draw:type="line" svg:x1="18.612cm" svg:y1="47.067cm" svg:x2="20.625cm" svg:y2="47.07cm" draw:end-shape="id130" draw:end-glue-point="3" svg:d="M18612 47067l2013 3" svg:viewBox="0 0 2014 4">
          <text:p text:style-name="P1"><text:span text:style-name="T2">/CNT1_5</text:span></text:p>
        </draw:connector>
        <draw:connector draw:style-name="gr4" draw:text-style-name="P1" draw:layer="layout" draw:type="line" svg:x1="18.636cm" svg:y1="46.382cm" svg:x2="20.625cm" svg:y2="47.07cm" draw:end-shape="id130" draw:end-glue-point="3" svg:d="M18636 46382l1989 688" svg:viewBox="0 0 1990 689">
          <text:p text:style-name="P1"><text:span text:style-name="T2">/CNT1_4</text:span></text:p>
        </draw:connector>
        <draw:custom-shape draw:style-name="gr1" draw:text-style-name="P2" xml:id="id131" draw:id="id131" draw:layer="layout" svg:width="1cm" svg:height="0.9cm" svg:x="23.312cm" svg:y="45.582cm">
          <text:p text:style-name="P1"><text:span text:style-name="T1">3-NAND</text:span></text:p>
          <text:p text:style-name="P1"><text:span text:style-name="T1">353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1.625cm" svg:y1="47.07cm" svg:x2="23.312cm" svg:y2="46.032cm" draw:start-shape="id130" draw:start-glue-point="1" draw:end-shape="id131" draw:end-glue-point="3" svg:d="M21625 47070l1687-1038" svg:viewBox="0 0 1688 1039">
          <text:p/>
        </draw:connector>
        <draw:custom-shape draw:style-name="gr1" draw:text-style-name="P2" xml:id="id132" draw:id="id132" draw:layer="layout" svg:width="1cm" svg:height="0.9cm" svg:x="20.612cm" svg:y="44.982cm">
          <text:p text:style-name="P1"><text:span text:style-name="T1">AND</text:span></text:p>
          <text:p text:style-name="P1"><text:span text:style-name="T1">352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8.647cm" svg:y1="45.971cm" svg:x2="20.612cm" svg:y2="45.432cm" draw:end-shape="id132" draw:end-glue-point="3" svg:d="M18647 45971l1965-539" svg:viewBox="0 0 1966 540">
          <text:p text:style-name="P1"><text:span text:style-name="T2">/CNT1_3</text:span></text:p>
        </draw:connector>
        <draw:connector draw:style-name="gr4" draw:text-style-name="P1" draw:layer="layout" draw:type="line" svg:x1="18.6cm" svg:y1="44.79cm" svg:x2="20.612cm" svg:y2="45.432cm" draw:end-shape="id132" draw:end-glue-point="3" svg:d="M18600 44790l2012 642" svg:viewBox="0 0 2013 643">
          <text:p text:style-name="P1"><text:span text:style-name="T2">/CNT1_2</text:span></text:p>
        </draw:connector>
        <draw:custom-shape draw:style-name="gr1" draw:text-style-name="P2" xml:id="id133" draw:id="id133" draw:layer="layout" svg:width="1cm" svg:height="0.9cm" svg:x="29.371cm" svg:y="37.997cm">
          <text:p text:style-name="P1"><text:span text:style-name="T1">3-OR</text:span></text:p>
          <text:p text:style-name="P1"><text:span text:style-name="T1">353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7.618cm" svg:y1="39.5cm" svg:x2="29.371cm" svg:y2="38.447cm" draw:end-shape="id133" draw:end-glue-point="3" svg:d="M27618 39500l1753-1053" svg:viewBox="0 0 1754 1054">
          <text:p text:style-name="P1"><text:span text:style-name="T2">/CNT1_3</text:span></text:p>
        </draw:connector>
        <draw:connector draw:style-name="gr4" draw:text-style-name="P1" draw:layer="layout" draw:type="line" svg:x1="27.594cm" svg:y1="38.436cm" svg:x2="29.371cm" svg:y2="38.447cm" draw:end-shape="id133" draw:end-glue-point="3" svg:d="M27594 38436l1777 11" svg:viewBox="0 0 1778 12">
          <text:p text:style-name="P1"><text:span text:style-name="T2">/CNT1_2</text:span></text:p>
        </draw:connector>
        <draw:connector draw:style-name="gr6" draw:text-style-name="P1" draw:layer="layout" draw:type="line" svg:x1="21.612cm" svg:y1="45.432cm" svg:x2="23.312cm" svg:y2="46.032cm" draw:start-shape="id132" draw:start-glue-point="1" draw:end-shape="id131" draw:end-glue-point="3" svg:d="M21612 45432l1700 600" svg:viewBox="0 0 1701 601">
          <text:p/>
        </draw:connector>
        <draw:connector draw:style-name="gr6" draw:text-style-name="P1" draw:layer="layout" draw:type="line" svg:x1="21.612cm" svg:y1="45.432cm" svg:x2="23.312cm" svg:y2="44.932cm" draw:start-shape="id132" draw:start-glue-point="1" draw:end-shape="id134" draw:end-glue-point="3" svg:d="M21612 45432l1700-500" svg:viewBox="0 0 1701 501">
          <text:p/>
        </draw:connector>
        <draw:custom-shape draw:style-name="gr1" draw:text-style-name="P2" xml:id="id134" draw:id="id134" draw:layer="layout" svg:width="1cm" svg:height="0.9cm" svg:x="23.312cm" svg:y="44.482cm">
          <text:p text:style-name="P1"><text:span text:style-name="T1">3-NAND</text:span></text:p>
          <text:p text:style-name="P1"><text:span text:style-name="T1">34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7.5cm" svg:y1="37.468cm" svg:x2="29.371cm" svg:y2="38.447cm" draw:end-shape="id133" draw:end-glue-point="3" svg:d="M27500 37468l1871 979" svg:viewBox="0 0 1872 980">
          <text:p text:style-name="P1"><text:span text:style-name="T2">/CNT1_1</text:span></text:p>
        </draw:connector>
        <draw:custom-shape draw:style-name="gr1" draw:text-style-name="P2" xml:id="id135" draw:id="id135" draw:layer="layout" svg:width="1cm" svg:height="0.9cm" svg:x="20.612cm" svg:y="43.4cm">
          <text:p text:style-name="P1"><text:span text:style-name="T1">AND</text:span></text:p>
          <text:p text:style-name="P1"><text:span text:style-name="T1">353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8.819cm" svg:y1="44.558cm" svg:x2="20.612cm" svg:y2="43.85cm" draw:end-shape="id135" draw:end-glue-point="3" svg:d="M18819 44558l1793-708" svg:viewBox="0 0 1794 709">
          <text:p text:style-name="P1"><text:span text:style-name="T2">/CNT1_1</text:span></text:p>
        </draw:connector>
        <draw:custom-shape draw:style-name="gr1" draw:text-style-name="P2" xml:id="id136" draw:id="id136" draw:layer="layout" svg:width="1cm" svg:height="0.9cm" svg:x="34.1cm" svg:y="42.2cm">
          <text:p text:style-name="P1"><text:span text:style-name="T1">12-OAI</text:span></text:p>
          <text:p text:style-name="P1"><text:span text:style-name="T1">353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7" draw:id="id137" draw:layer="layout" svg:width="1cm" svg:height="0.9cm" svg:x="34.1cm" svg:y="43.9cm">
          <text:p text:style-name="P1"><text:span text:style-name="T1">12-OAI</text:span></text:p>
          <text:p text:style-name="P1"><text:span text:style-name="T1">353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0.371cm" svg:y1="38.447cm" svg:x2="34.1cm" svg:y2="42.65cm" draw:start-shape="id133" draw:start-glue-point="1" draw:end-shape="id136" draw:end-glue-point="3" svg:d="M30371 38447l3729 4203" svg:viewBox="0 0 3730 4204">
          <text:p text:style-name="P1"><text:span text:style-name="T2">c</text:span></text:p>
        </draw:connector>
        <draw:connector draw:style-name="gr4" draw:text-style-name="P3" draw:layer="layout" draw:type="line" svg:x1="30.371cm" svg:y1="38.447cm" svg:x2="34.1cm" svg:y2="44.35cm" draw:start-shape="id133" draw:start-glue-point="1" draw:end-shape="id137" draw:end-glue-point="3" svg:d="M30371 38447l3729 5903" svg:viewBox="0 0 3730 5904">
          <text:p text:style-name="P1"><text:span text:style-name="T2">c</text:span></text:p>
        </draw:connector>
        <draw:custom-shape draw:style-name="gr1" draw:text-style-name="P2" xml:id="id138" draw:id="id138" draw:layer="layout" svg:width="1cm" svg:height="0.9cm" svg:x="56.4cm" svg:y="29.8cm">
          <text:p text:style-name="P1"><text:span text:style-name="T1">XOR</text:span></text:p>
          <text:p text:style-name="P1"><text:span text:style-name="T1">313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4.505cm" svg:y1="31.115cm" svg:x2="56.4cm" svg:y2="30.25cm" draw:end-shape="id138" draw:end-glue-point="3" svg:d="M54505 31115l1895-865" svg:viewBox="0 0 1896 866">
          <text:p text:style-name="P1"><text:span text:style-name="T2">/CNT1_0</text:span></text:p>
        </draw:connector>
        <draw:connector draw:style-name="gr4" draw:text-style-name="P3" draw:layer="layout" draw:type="line" svg:x1="48.9cm" svg:y1="30.232cm" svg:x2="51.387cm" svg:y2="30.25cm" draw:end-shape="id139" svg:d="M48900 30232l2487 18" svg:viewBox="0 0 2488 19">
          <text:p text:style-name="P1"><text:span text:style-name="T2">/CNT1_0</text:span></text:p>
        </draw:connector>
        <draw:connector draw:style-name="gr4" draw:text-style-name="P3" draw:layer="layout" draw:type="line" svg:x1="18.795cm" svg:y1="43.282cm" svg:x2="20.612cm" svg:y2="43.85cm" draw:end-shape="id135" draw:end-glue-point="3" svg:d="M18795 43282l1817 568" svg:viewBox="0 0 1818 569">
          <text:p text:style-name="P1"><text:span text:style-name="T2">/CNT1_0</text:span></text:p>
        </draw:connector>
        <draw:custom-shape draw:style-name="gr1" draw:text-style-name="P2" xml:id="id140" draw:id="id140" draw:layer="layout" svg:width="1cm" svg:height="0.9cm" svg:x="31cm" svg:y="41.3cm">
          <text:p text:style-name="P1"><text:span text:style-name="T1">NAND</text:span></text:p>
          <text:p text:style-name="P1"><text:span text:style-name="T1">353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9.742cm" svg:y1="42.641cm" svg:x2="31cm" svg:y2="41.75cm" draw:end-shape="id140" draw:end-glue-point="3" svg:d="M29742 42641l1258-891" svg:viewBox="0 0 1259 892">
          <text:p text:style-name="P1"><text:span text:style-name="T2">/CNT1_0</text:span></text:p>
        </draw:connector>
        <draw:connector draw:style-name="gr6" draw:text-style-name="P1" draw:layer="layout" draw:type="line" svg:x1="21.612cm" svg:y1="43.85cm" svg:x2="23.312cm" svg:y2="46.032cm" draw:start-shape="id135" draw:start-glue-point="1" draw:end-shape="id131" draw:end-glue-point="3" svg:d="M21612 43850l1700 2182" svg:viewBox="0 0 1701 2183">
          <text:p/>
        </draw:connector>
        <draw:custom-shape draw:style-name="gr1" draw:text-style-name="P2" xml:id="id141" draw:id="id141" draw:layer="layout" svg:width="1cm" svg:height="0.9cm" svg:x="38.8cm" svg:y="45.7cm">
          <text:p text:style-name="P1"><text:span text:style-name="T1">3-NAND</text:span></text:p>
          <text:p text:style-name="P1"><text:span text:style-name="T1">353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4.312cm" svg:y1="46.032cm" svg:x2="38.8cm" svg:y2="46.15cm" draw:start-shape="id131" draw:start-glue-point="1" draw:end-shape="id141" draw:end-glue-point="3" svg:d="M24312 46032l14488 118" svg:viewBox="0 0 14489 119">
          <text:p/>
        </draw:connector>
        <draw:connector draw:style-name="gr6" draw:text-style-name="P1" draw:layer="layout" draw:type="line" svg:x1="53.487cm" svg:y1="30.25cm" svg:x2="56.4cm" svg:y2="30.25cm" draw:start-shape="id139" draw:start-glue-point="1" draw:end-shape="id138" draw:end-glue-point="3" svg:d="M53487 30250h2913" svg:viewBox="0 0 2914 1">
          <text:p/>
        </draw:connector>
        <draw:custom-shape draw:style-name="gr1" draw:text-style-name="P2" xml:id="id142" draw:id="id142" draw:layer="layout" svg:width="1cm" svg:height="0.9cm" svg:x="60.1cm" svg:y="29.8cm">
          <text:p text:style-name="P1"><text:span text:style-name="T1">IMUX</text:span></text:p>
          <text:p text:style-name="P1"><text:span text:style-name="T1">31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57.4cm" svg:y1="30.25cm" svg:x2="60.1cm" svg:y2="30.25cm" draw:start-shape="id138" draw:start-glue-point="1" draw:end-shape="id142" draw:end-glue-point="3" svg:d="M57400 30250h2700" svg:viewBox="0 0 2701 1">
          <text:p text:style-name="P1"><text:span text:style-name="T2">b</text:span></text:p>
        </draw:connector>
        <draw:connector draw:style-name="gr4" draw:text-style-name="P3" draw:layer="layout" draw:type="line" svg:x1="57.4cm" svg:y1="29.018cm" svg:x2="60.1cm" svg:y2="30.25cm" draw:start-shape="id61" draw:start-glue-point="1" draw:end-shape="id142" draw:end-glue-point="3" svg:d="M57400 29018l2700 1232" svg:viewBox="0 0 2701 1233">
          <text:p text:style-name="P1"><text:span text:style-name="T2">a</text:span></text:p>
        </draw:connector>
        <draw:custom-shape draw:style-name="gr1" draw:text-style-name="P2" xml:id="id143" draw:id="id143" draw:layer="layout" svg:width="1cm" svg:height="0.9cm" svg:x="63.457cm" svg:y="29.8cm">
          <text:p text:style-name="P1"><text:span text:style-name="T1">OR(mclk)</text:span></text:p>
          <text:p text:style-name="P1"><text:span text:style-name="T1">302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4.457cm" svg:y1="30.25cm" svg:x2="66.898cm" svg:y2="30.286cm" draw:start-shape="id143" draw:start-glue-point="1" draw:end-shape="id144" draw:end-glue-point="3" svg:d="M64457 30250l2441 36" svg:viewBox="0 0 2442 37">
          <text:p text:style-name="P1"><text:span text:style-name="T2">CLK3</text:span></text:p>
        </draw:connector>
        <draw:frame draw:style-name="gr8" draw:text-style-name="P4" xml:id="id144" draw:id="id144" draw:layer="layout" svg:width="1.946cm" svg:height="0.573cm" svg:x="66.898cm" svg:y="30cm">
          <draw:text-box>
            <text:p><text:span text:style-name="T2">Pass1 Result</text:span></text:p>
          </draw:text-box>
        </draw:frame>
        <draw:connector draw:style-name="gr6" draw:text-style-name="P1" draw:layer="layout" draw:type="line" svg:x1="61.1cm" svg:y1="30.25cm" svg:x2="63.457cm" svg:y2="30.25cm" draw:start-shape="id142" draw:start-glue-point="1" draw:end-shape="id143" draw:end-glue-point="3" svg:d="M61100 30250h2357" svg:viewBox="0 0 2358 1">
          <text:p/>
        </draw:connector>
        <draw:custom-shape draw:style-name="gr1" draw:text-style-name="P2" xml:id="id145" draw:id="id145" draw:layer="layout" svg:width="1cm" svg:height="0.9cm" svg:x="43.6cm" svg:y="48.7cm">
          <text:p text:style-name="P1"><text:span text:style-name="T1">NOR</text:span></text:p>
          <text:p text:style-name="P1"><text:span text:style-name="T1">343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9.8cm" svg:y1="49.163cm" svg:x2="43.6cm" svg:y2="49.15cm" draw:start-shape="id62" draw:start-glue-point="1" draw:end-shape="id145" draw:end-glue-point="3" svg:d="M39800 49163l3800-13" svg:viewBox="0 0 3801 14">
          <text:p/>
        </draw:connector>
        <draw:custom-shape draw:style-name="gr1" draw:text-style-name="P2" xml:id="id148" draw:id="id148" draw:layer="layout" svg:width="1cm" svg:height="0.9cm" svg:x="63.424cm" svg:y="26.8cm">
          <text:p text:style-name="P1"><text:span text:style-name="T1">OR(mclk)</text:span></text:p>
          <text:p text:style-name="P1"><text:span text:style-name="T1">29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7" draw:id="id147" draw:layer="layout" svg:width="1cm" svg:height="0.9cm" svg:x="63.424cm" svg:y="28cm">
          <text:p text:style-name="P1"><text:span text:style-name="T1">OR(mclk)</text:span></text:p>
          <text:p text:style-name="P1"><text:span text:style-name="T1">29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6" draw:id="id146" draw:layer="layout" svg:width="1cm" svg:height="0.9cm" svg:x="60.1cm" svg:y="27.4cm">
          <text:p text:style-name="P1"><text:span text:style-name="T1">IMUX</text:span></text:p>
          <text:p text:style-name="P1"><text:span text:style-name="T1">313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1.1cm" svg:y1="27.85cm" svg:x2="63.424cm" svg:y2="28.45cm" draw:start-shape="id146" draw:start-glue-point="1" draw:end-shape="id147" draw:end-glue-point="3" svg:d="M61100 27850l2324 600" svg:viewBox="0 0 2325 601">
          <text:p/>
        </draw:connector>
        <draw:connector draw:style-name="gr6" draw:text-style-name="P1" draw:layer="layout" draw:type="line" svg:x1="61.1cm" svg:y1="27.85cm" svg:x2="63.424cm" svg:y2="27.25cm" draw:start-shape="id146" draw:start-glue-point="1" draw:end-shape="id148" svg:d="M61100 27850l2324-600" svg:viewBox="0 0 2325 601">
          <text:p/>
        </draw:connector>
        <draw:connector draw:style-name="gr4" draw:text-style-name="P3" draw:layer="layout" draw:type="line" svg:x1="64.424cm" svg:y1="28.45cm" svg:x2="66.9cm" svg:y2="27.813cm" draw:start-shape="id147" draw:start-glue-point="1" draw:end-shape="id149" svg:d="M64424 28450l2476-637" svg:viewBox="0 0 2477 638">
          <text:p text:style-name="P1"><text:span text:style-name="T2">CLK1</text:span></text:p>
        </draw:connector>
        <draw:connector draw:style-name="gr4" draw:text-style-name="P3" draw:layer="layout" draw:type="line" svg:x1="64.424cm" svg:y1="27.25cm" svg:x2="66.9cm" svg:y2="27.813cm" draw:start-shape="id148" draw:start-glue-point="1" draw:end-shape="id149" draw:end-glue-point="3" svg:d="M64424 27250l2476 563" svg:viewBox="0 0 2477 564">
          <text:p text:style-name="P1"><text:span text:style-name="T2">CLK1</text:span></text:p>
        </draw:connector>
        <draw:frame draw:style-name="gr8" draw:text-style-name="P4" xml:id="id149" draw:id="id149" draw:layer="layout" svg:width="1.742cm" svg:height="0.573cm" svg:x="66.9cm" svg:y="27.527cm">
          <draw:text-box>
            <text:p><text:span text:style-name="T2">Pass1 Sum</text:span></text:p>
          </draw:text-box>
        </draw:frame>
        <draw:connector draw:style-name="gr4" draw:text-style-name="P3" draw:layer="layout" draw:type="line" svg:x1="57.4cm" svg:y1="27.85cm" svg:x2="60.1cm" svg:y2="27.85cm" draw:start-shape="id150" draw:start-glue-point="1" draw:end-shape="id146" draw:end-glue-point="3" svg:d="M57400 27850h2700" svg:viewBox="0 0 2701 1">
          <text:p text:style-name="P1"><text:span text:style-name="T2">c</text:span></text:p>
        </draw:connector>
        <draw:connector draw:style-name="gr4" draw:text-style-name="P3" draw:layer="layout" draw:type="line" svg:x1="57.4cm" svg:y1="27.85cm" svg:x2="60.1cm" svg:y2="30.25cm" draw:start-shape="id150" draw:start-glue-point="1" draw:end-shape="id142" draw:end-glue-point="3" svg:d="M57400 27850l2700 2400" svg:viewBox="0 0 2701 2401">
          <text:p text:style-name="P1"><text:span text:style-name="T2">c</text:span></text:p>
        </draw:connector>
        <draw:custom-shape draw:style-name="gr1" draw:text-style-name="P2" xml:id="id150" draw:id="id150" draw:layer="layout" svg:width="1cm" svg:height="0.9cm" svg:x="56.4cm" svg:y="27.4cm">
          <text:p text:style-name="P1"><text:span text:style-name="T1">XOR</text:span></text:p>
          <text:p text:style-name="P1"><text:span text:style-name="T1">322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7.4cm" svg:y1="29.018cm" svg:x2="60.1cm" svg:y2="27.85cm" draw:start-shape="id61" draw:start-glue-point="1" draw:end-shape="id146" draw:end-glue-point="3" svg:d="M57400 29018l2700-1168" svg:viewBox="0 0 2701 1169">
          <text:p text:style-name="P1"><text:span text:style-name="T2">a</text:span></text:p>
        </draw:connector>
        <draw:connector draw:style-name="gr4" draw:text-style-name="P3" draw:layer="layout" draw:type="line" svg:x1="57.4cm" svg:y1="30.25cm" svg:x2="60.1cm" svg:y2="27.85cm" draw:start-shape="id138" draw:start-glue-point="1" draw:end-shape="id146" draw:end-glue-point="3" svg:d="M57400 30250l2700-2400" svg:viewBox="0 0 2701 2401">
          <text:p text:style-name="P1"><text:span text:style-name="T2">b</text:span></text:p>
        </draw:connector>
        <draw:connector draw:style-name="gr6" draw:text-style-name="P1" draw:layer="layout" draw:type="line" svg:x1="54.086cm" svg:y1="26.55cm" svg:x2="56.4cm" svg:y2="27.85cm" draw:start-shape="id151" draw:start-glue-point="1" draw:end-shape="id150" draw:end-glue-point="3" svg:d="M54086 26550l2314 1300" svg:viewBox="0 0 2315 1301">
          <text:p/>
        </draw:connector>
        <draw:connector draw:style-name="gr6" draw:text-style-name="P1" draw:layer="layout" draw:type="line" svg:x1="29.5cm" svg:y1="10.65cm" svg:x2="46.4cm" svg:y2="10.55cm" draw:start-shape="id120" draw:start-glue-point="1" draw:end-shape="id152" draw:end-glue-point="3" svg:d="M29500 10650l16900-100" svg:viewBox="0 0 16901 101">
          <text:p/>
        </draw:connector>
        <draw:connector draw:style-name="gr6" draw:text-style-name="P1" draw:layer="layout" draw:type="line" svg:x1="29.5cm" svg:y1="10.65cm" svg:x2="32.2cm" svg:y2="15.65cm" draw:start-shape="id120" draw:start-glue-point="1" draw:end-shape="id115" draw:end-glue-point="3" svg:d="M29500 10650l2700 5000" svg:viewBox="0 0 2701 5001">
          <text:p/>
        </draw:connector>
        <draw:custom-shape draw:style-name="gr1" draw:text-style-name="P2" xml:id="id153" draw:id="id153" draw:layer="layout" svg:width="1cm" svg:height="0.9cm" svg:x="37.2cm" svg:y="15.2cm">
          <text:p text:style-name="P1"><text:span text:style-name="T1">OR</text:span></text:p>
          <text:p text:style-name="P1"><text:span text:style-name="T1">384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3.2cm" svg:y1="15.65cm" svg:x2="37.2cm" svg:y2="15.65cm" draw:start-shape="id115" draw:start-glue-point="1" draw:end-shape="id153" draw:end-glue-point="3" svg:d="M33200 15650h4000" svg:viewBox="0 0 4001 1">
          <text:p/>
        </draw:connector>
        <draw:connector draw:style-name="gr6" draw:text-style-name="P1" draw:layer="layout" draw:type="line" svg:x1="46.9cm" svg:y1="11.568cm" svg:x2="46.9cm" svg:y2="11cm" draw:start-shape="id116" draw:start-glue-point="0" draw:end-shape="id152" draw:end-glue-point="2" svg:d="M46900 11568v-568" svg:viewBox="0 0 1 569">
          <text:p/>
        </draw:connector>
        <draw:connector draw:style-name="gr4" draw:text-style-name="P3" draw:layer="layout" draw:type="line" svg:x1="47.4cm" svg:y1="10.55cm" svg:x2="49.428cm" svg:y2="10.513cm" draw:start-shape="id152" draw:start-glue-point="1" draw:end-shape="id154" draw:end-glue-point="3" svg:d="M47400 10550l2028-37" svg:viewBox="0 0 2029 38">
          <text:p text:style-name="P1"><text:span text:style-name="T2">RES2_R</text:span></text:p>
        </draw:connector>
        <draw:frame draw:style-name="gr8" draw:text-style-name="P4" xml:id="id154" draw:id="id154" draw:layer="layout" svg:width="3.372cm" svg:height="0.573cm" svg:x="49.428cm" svg:y="10.227cm">
          <draw:text-box>
            <text:p><text:span text:style-name="T2">Enable Pass2 result input</text:span></text:p>
          </draw:text-box>
        </draw:frame>
        <draw:connector draw:style-name="gr6" draw:text-style-name="P1" draw:layer="layout" draw:type="line" svg:x1="46.9cm" svg:y1="15.9cm" svg:x2="46.9cm" svg:y2="12.468cm" draw:start-shape="id109" draw:start-glue-point="0" draw:end-shape="id116" svg:d="M46900 15900v-3432" svg:viewBox="0 0 1 3433">
          <text:p/>
        </draw:connector>
        <draw:custom-shape draw:style-name="gr1" draw:text-style-name="P2" xml:id="id155" draw:id="id155" draw:layer="layout" svg:width="1cm" svg:height="0.9cm" svg:x="42.8cm" svg:y="16.7cm">
          <text:p text:style-name="P1"><text:span text:style-name="T1">AND</text:span></text:p>
          <text:p text:style-name="P1"><text:span text:style-name="T1">394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1" draw:layer="layout" draw:type="line" svg:x1="46.4cm" svg:y1="16.35cm" svg:x2="43.8cm" svg:y2="17.15cm" draw:start-shape="id109" draw:start-glue-point="3" draw:end-shape="id155" draw:end-glue-point="1" svg:d="M46400 16350l-2600 800" svg:viewBox="0 0 2601 801">
          <text:p/>
        </draw:connector>
        <draw:connector draw:style-name="gr4" draw:text-style-name="P3" draw:layer="layout" draw:type="line" svg:x1="46.9cm" svg:y1="16.8cm" svg:x2="42.9cm" svg:y2="31cm" draw:start-shape="id109" draw:start-glue-point="2" draw:end-shape="id156" draw:end-glue-point="0" svg:d="M46900 16800l-4000 14200" svg:viewBox="0 0 4001 14201">
          <text:p text:style-name="P1"><text:span text:style-name="T2">a</text:span></text:p>
        </draw:connector>
        <draw:connector draw:style-name="gr6" draw:text-style-name="P1" draw:layer="layout" draw:type="line" svg:x1="45.3cm" svg:y1="17.774cm" svg:x2="45.9cm" svg:y2="17.774cm" draw:start-shape="id157" draw:start-glue-point="1" draw:end-shape="id107" draw:end-glue-point="3" svg:d="M45300 17774h600" svg:viewBox="0 0 601 1">
          <text:p/>
        </draw:connector>
        <draw:connector draw:style-name="gr6" draw:text-style-name="P1" draw:layer="layout" draw:type="line" svg:x1="43.3cm" svg:y1="17.924cm" svg:x2="44.3cm" svg:y2="17.774cm" draw:start-shape="id111" draw:start-glue-point="0" draw:end-shape="id157" draw:end-glue-point="3" svg:d="M43300 17924l1000-150" svg:viewBox="0 0 1001 151">
          <text:p/>
        </draw:connector>
        <draw:connector draw:style-name="gr6" draw:text-style-name="P1" draw:layer="layout" draw:type="line" svg:x1="43.3cm" svg:y1="17.6cm" svg:x2="44.3cm" svg:y2="17.774cm" draw:start-shape="id155" draw:start-glue-point="2" draw:end-shape="id157" draw:end-glue-point="3" svg:d="M43300 17600l1000 174" svg:viewBox="0 0 1001 175">
          <text:p/>
        </draw:connector>
        <draw:connector draw:style-name="gr6" draw:text-style-name="P1" draw:layer="layout" draw:type="line" svg:x1="42cm" svg:y1="17.15cm" svg:x2="42.8cm" svg:y2="17.15cm" draw:start-shape="id158" draw:start-glue-point="1" draw:end-shape="id155" svg:d="M42000 17150h800" svg:viewBox="0 0 801 1">
          <text:p/>
        </draw:connector>
        <draw:custom-shape draw:style-name="gr1" draw:text-style-name="P2" xml:id="id159" draw:id="id159" draw:layer="layout" svg:width="1cm" svg:height="0.9cm" svg:x="41cm" svg:y="17.924cm">
          <text:p text:style-name="P1"><text:span text:style-name="T1">NOT</text:span></text:p>
          <text:p text:style-name="P1"><text:span text:style-name="T1">4157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1" draw:layer="layout" draw:type="line" svg:x1="42cm" svg:y1="18.374cm" svg:x2="42.8cm" svg:y2="18.374cm" draw:start-shape="id159" draw:start-glue-point="1" draw:end-shape="id111" draw:end-glue-point="3" svg:d="M42000 18374h800" svg:viewBox="0 0 801 1">
          <text:p/>
        </draw:connector>
        <draw:connector draw:style-name="gr6" draw:text-style-name="P1" draw:layer="layout" draw:type="line" svg:x1="40.1cm" svg:y1="18.374cm" svg:x2="41cm" svg:y2="18.374cm" draw:start-shape="id160" draw:start-glue-point="1" draw:end-shape="id159" draw:end-glue-point="3" svg:d="M40100 18374h900" svg:viewBox="0 0 901 1">
          <text:p/>
        </draw:connector>
        <draw:connector draw:style-name="gr4" draw:text-style-name="P3" draw:layer="layout" draw:type="line" svg:x1="53.605cm" svg:y1="27.834cm" svg:x2="56.4cm" svg:y2="27.85cm" draw:end-shape="id150" draw:end-glue-point="3" svg:d="M53605 27834l2795 16" svg:viewBox="0 0 2796 17">
          <text:p text:style-name="P1"><text:span text:style-name="T2">/CNT2_0</text:span></text:p>
        </draw:connector>
        <draw:connector draw:style-name="gr4" draw:text-style-name="P3" draw:layer="layout" draw:type="line" svg:x1="49.389cm" svg:y1="26.527cm" svg:x2="51.986cm" svg:y2="26.55cm" draw:end-shape="id151" draw:end-glue-point="3" svg:d="M49389 26527l2597 23" svg:viewBox="0 0 2598 24">
          <text:p text:style-name="P1"><text:span text:style-name="T2">/CNT2_0</text:span></text:p>
        </draw:connector>
        <draw:connector draw:style-name="gr4" draw:text-style-name="P3" draw:layer="layout" draw:type="line" svg:x1="45.8cm" svg:y1="55.309cm" svg:x2="47.933cm" svg:y2="55.706cm" draw:end-shape="id161" draw:end-glue-point="3" svg:d="M45800 55309l2133 397" svg:viewBox="0 0 2134 398">
          <text:p text:style-name="P1"><text:span text:style-name="T2">/CNT2_0</text:span></text:p>
        </draw:connector>
        <draw:connector draw:style-name="gr4" draw:text-style-name="P3" draw:layer="layout" draw:type="line" svg:x1="15.746cm" svg:y1="56.058cm" svg:x2="17.6cm" svg:y2="56.647cm" draw:end-shape="id162" draw:end-glue-point="3" svg:d="M15746 56058l1854 589" svg:viewBox="0 0 1855 590">
          <text:p text:style-name="P1"><text:span text:style-name="T2">/CNT2_0</text:span></text:p>
        </draw:connector>
        <draw:connector draw:style-name="gr4" draw:text-style-name="P3" draw:layer="layout" draw:type="line" svg:x1="23.122cm" svg:y1="54.29cm" svg:x2="24.6cm" svg:y2="53.364cm" draw:end-shape="id163" draw:end-glue-point="3" svg:d="M23122 54290l1478-926" svg:viewBox="0 0 1479 927">
          <text:p text:style-name="P1"><text:span text:style-name="T2">/CNT2_0</text:span></text:p>
        </draw:connector>
        <draw:custom-shape draw:style-name="gr3" draw:text-style-name="P2" xml:id="id164" draw:id="id164" draw:layer="layout" svg:width="2.1cm" svg:height="0.9cm" svg:x="17.9cm" svg:y="5.5cm">
          <text:p text:style-name="P1"><text:span text:style-name="T1">DFFR (clk11)</text:span></text:p>
          <text:p text:style-name="P1"><text:span text:style-name="T1">344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5" draw:id="id165" draw:layer="layout" svg:width="1cm" svg:height="0.9cm" svg:x="15.4cm" svg:y="4cm">
          <text:p text:style-name="P1"><text:span text:style-name="T1">NOR_OR_AND</text:span></text:p>
          <text:p text:style-name="P1"><text:span text:style-name="T1">344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6" draw:id="id166" draw:layer="layout" svg:width="1cm" svg:height="0.9cm" svg:x="12.6cm" svg:y="5.4cm">
          <text:p text:style-name="P1"><text:span text:style-name="T1">OR</text:span></text:p>
          <text:p text:style-name="P1"><text:span text:style-name="T1">365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8.95cm" svg:y1="5.5cm" svg:x2="16.4cm" svg:y2="4.45cm" draw:start-shape="id164" draw:start-glue-point="0" draw:end-shape="id165" draw:end-glue-point="1" svg:d="M18950 55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17.9cm" svg:y1="5.95cm" svg:x2="13.6cm" svg:y2="5.85cm" draw:start-shape="id164" draw:end-shape="id166" draw:end-glue-point="1" svg:d="M17900 5950l-4300-100" svg:viewBox="0 0 4301 101">
          <text:p/>
        </draw:connector>
        <draw:connector draw:style-name="gr6" draw:text-style-name="P1" draw:layer="layout" draw:type="line" svg:x1="15.9cm" svg:y1="4.9cm" svg:x2="17.9cm" svg:y2="5.95cm" draw:start-shape="id165" draw:start-glue-point="2" draw:end-shape="id164" draw:end-glue-point="3" svg:d="M15900 4900l2000 1050" svg:viewBox="0 0 2001 1051">
          <text:p/>
        </draw:connector>
        <draw:connector draw:style-name="gr6" draw:text-style-name="P3" draw:layer="layout" draw:type="line" svg:x1="17.9cm" svg:y1="3.35cm" svg:x2="13.1cm" svg:y2="5.4cm" draw:start-shape="id167" draw:start-glue-point="3" svg:d="M17900 3350l-4800 2050" svg:viewBox="0 0 4801 2051">
          <text:p/>
        </draw:connector>
        <draw:connector draw:style-name="gr4" draw:text-style-name="P3" draw:layer="layout" draw:type="line" svg:x1="20cm" svg:y1="5.95cm" svg:x2="22.239cm" svg:y2="6.032cm" draw:start-shape="id164" draw:start-glue-point="1" svg:d="M20000 5950l2239 82" svg:viewBox="0 0 2240 83">
          <text:p text:style-name="P1"><text:span text:style-name="T2">CNT2_1</text:span></text:p>
        </draw:connector>
        <draw:custom-shape draw:style-name="gr1" draw:text-style-name="P2" xml:id="id168" draw:id="id168" draw:layer="layout" svg:width="1cm" svg:height="0.9cm" svg:x="12.6cm" svg:y="7.9cm">
          <text:p text:style-name="P1"><text:span text:style-name="T1">OR</text:span></text:p>
          <text:p text:style-name="P1"><text:span text:style-name="T1">36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13.1cm" svg:y1="6.3cm" svg:x2="13.1cm" svg:y2="7.9cm" draw:start-shape="id166" draw:start-glue-point="2" draw:end-shape="id168" draw:end-glue-point="0" svg:d="M13100 6300v1600" svg:viewBox="0 0 1 1601">
          <text:p/>
        </draw:connector>
        <draw:custom-shape draw:style-name="gr1" draw:text-style-name="P2" xml:id="id169" draw:id="id169" draw:layer="layout" svg:width="1cm" svg:height="0.9cm" svg:x="15.4cm" svg:y="6.4cm">
          <text:p text:style-name="P1"><text:span text:style-name="T1">NOR_OR_AND</text:span></text:p>
          <text:p text:style-name="P1"><text:span text:style-name="T1">365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3.1cm" svg:y1="6.3cm" svg:x2="15.4cm" svg:y2="6.85cm" draw:start-shape="id166" draw:start-glue-point="2" draw:end-shape="id169" draw:end-glue-point="3" svg:d="M13100 6300l2300 550" svg:viewBox="0 0 2301 551">
          <text:p text:style-name="P1"><text:span text:style-name="T2">a+c</text:span></text:p>
        </draw:connector>
        <draw:custom-shape draw:style-name="gr3" draw:text-style-name="P2" xml:id="id170" draw:id="id170" draw:layer="layout" svg:width="2.1cm" svg:height="0.9cm" svg:x="17.9cm" svg:y="7.9cm">
          <text:p text:style-name="P1"><text:span text:style-name="T1">DFFR (clk11)</text:span></text:p>
          <text:p text:style-name="P1"><text:span text:style-name="T1">364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8.95cm" svg:y1="7.9cm" svg:x2="16.4cm" svg:y2="6.85cm" draw:start-shape="id170" draw:start-glue-point="0" draw:end-shape="id169" svg:d="M18950 79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15.9cm" svg:y1="7.3cm" svg:x2="17.9cm" svg:y2="8.35cm" draw:start-shape="id169" draw:start-glue-point="2" draw:end-shape="id170" draw:end-glue-point="3" svg:d="M15900 7300l2000 1050" svg:viewBox="0 0 2001 1051">
          <text:p/>
        </draw:connector>
        <draw:connector draw:style-name="gr4" draw:text-style-name="P3" draw:layer="layout" draw:type="line" svg:x1="20cm" svg:y1="8.35cm" svg:x2="22.212cm" svg:y2="8.387cm" draw:start-shape="id170" draw:start-glue-point="1" svg:d="M20000 8350l2212 37" svg:viewBox="0 0 2213 38">
          <text:p text:style-name="P1"><text:span text:style-name="T2">CNT2_2</text:span></text:p>
        </draw:connector>
        <draw:connector draw:style-name="gr6" draw:text-style-name="P1" draw:layer="layout" draw:type="line" svg:x1="17.9cm" svg:y1="8.35cm" svg:x2="13.6cm" svg:y2="8.35cm" draw:start-shape="id170" draw:start-glue-point="3" draw:end-shape="id168" draw:end-glue-point="1" svg:d="M17900 8350h-4300" svg:viewBox="0 0 4301 1">
          <text:p/>
        </draw:connector>
        <draw:custom-shape draw:style-name="gr3" draw:text-style-name="P2" xml:id="id167" draw:id="id167" draw:layer="layout" svg:width="2.1cm" svg:height="0.9cm" svg:x="17.9cm" svg:y="2.9cm">
          <text:p text:style-name="P1"><text:span text:style-name="T1">DFFR (clk11)</text:span></text:p>
          <text:p text:style-name="P1"><text:span text:style-name="T1">355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1" draw:id="id171" draw:layer="layout" svg:width="1cm" svg:height="0.9cm" svg:x="15.359cm" svg:y="1.2cm">
          <text:p text:style-name="P1"><text:span text:style-name="T1">NOT</text:span></text:p>
          <text:p text:style-name="P1"><text:span text:style-name="T1">355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8.95cm" svg:y1="2.9cm" svg:x2="16.359cm" svg:y2="1.65cm" draw:start-shape="id167" draw:start-glue-point="0" draw:end-shape="id171" draw:end-glue-point="1" svg:d="M18950 2900l-2591-1250" svg:viewBox="0 0 2592 1251">
          <text:p/>
        </draw:connector>
        <draw:connector draw:style-name="gr4" draw:text-style-name="P3" draw:layer="layout" draw:type="line" svg:x1="17.9cm" svg:y1="3.35cm" svg:x2="16.4cm" svg:y2="4.45cm" draw:start-shape="id167" draw:start-glue-point="3" draw:end-shape="id165" draw:end-glue-point="1" svg:d="M17900 3350l-1500 1100" svg:viewBox="0 0 1501 1101">
          <text:p text:style-name="P1"><text:span text:style-name="T2">a+c</text:span></text:p>
        </draw:connector>
        <draw:connector draw:style-name="gr6" draw:text-style-name="P1" draw:layer="layout" draw:type="line" svg:x1="15.859cm" svg:y1="2.1cm" svg:x2="17.9cm" svg:y2="3.35cm" draw:start-shape="id171" draw:start-glue-point="2" draw:end-shape="id167" draw:end-glue-point="3" svg:d="M15859 2100l2041 1250" svg:viewBox="0 0 2042 1251">
          <text:p/>
        </draw:connector>
        <draw:connector draw:style-name="gr4" draw:text-style-name="P3" draw:layer="layout" draw:type="line" svg:x1="35.2cm" svg:y1="59.376cm" svg:x2="37.1cm" svg:y2="59.364cm" draw:end-shape="id172" draw:end-glue-point="3" svg:d="M35200 59376l1900-12" svg:viewBox="0 0 1901 13">
          <text:p text:style-name="P1"><text:span text:style-name="T2">CNT2_0</text:span></text:p>
        </draw:connector>
        <draw:custom-shape draw:style-name="gr1" draw:text-style-name="P2" xml:id="id172" draw:id="id172" draw:layer="layout" svg:width="1cm" svg:height="0.9cm" svg:x="37.1cm" svg:y="58.914cm">
          <text:p text:style-name="P1"><text:span text:style-name="T1">AND</text:span></text:p>
          <text:p text:style-name="P1"><text:span text:style-name="T1">354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3" draw:id="id173" draw:layer="layout" svg:width="1cm" svg:height="0.9cm" svg:x="59.998cm" svg:y="24.7cm">
          <text:p text:style-name="P1"><text:span text:style-name="T1">3-NAND</text:span></text:p>
          <text:p text:style-name="P1"><text:span text:style-name="T1">333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7.891cm" svg:y1="24.632cm" svg:x2="59.998cm" svg:y2="25.15cm" draw:end-shape="id173" draw:end-glue-point="3" svg:d="M57891 24632l2107 518" svg:viewBox="0 0 2108 519">
          <text:p text:style-name="P1"><text:span text:style-name="T2">CNT2_0</text:span></text:p>
        </draw:connector>
        <draw:connector draw:style-name="gr6" draw:text-style-name="P1" draw:layer="layout" draw:type="line" svg:x1="60.998cm" svg:y1="25.15cm" svg:x2="63.357cm" svg:y2="23.85cm" draw:start-shape="id173" draw:start-glue-point="1" draw:end-shape="id80" draw:end-glue-point="3" svg:d="M60998 25150l2359-1300" svg:viewBox="0 0 2360 1301">
          <text:p/>
        </draw:connector>
        <draw:connector draw:style-name="gr4" draw:text-style-name="P3" draw:layer="layout" draw:type="line" svg:x1="20cm" svg:y1="3.35cm" svg:x2="22.239cm" svg:y2="3.4cm" draw:start-shape="id167" draw:start-glue-point="1" svg:d="M20000 3350l2239 50" svg:viewBox="0 0 2240 51">
          <text:p text:style-name="P1"><text:span text:style-name="T2">CNT2_0</text:span></text:p>
        </draw:connector>
        <draw:connector draw:style-name="gr6" draw:text-style-name="P1" draw:layer="layout" draw:type="line" svg:x1="60.998cm" svg:y1="25.15cm" svg:x2="64.798cm" svg:y2="25.113cm" draw:start-shape="id173" draw:start-glue-point="1" draw:end-shape="id174" svg:d="M60998 25150l3800-37" svg:viewBox="0 0 3801 38">
          <text:p/>
        </draw:connector>
        <draw:frame draw:style-name="gr8" draw:text-style-name="P4" xml:id="id174" draw:id="id174" draw:layer="layout" svg:width="1.361cm" svg:height="0.573cm" svg:x="64.798cm" svg:y="24.827cm">
          <draw:text-box>
            <text:p><text:span text:style-name="T2">CTRL1</text:span></text:p>
          </draw:text-box>
        </draw:frame>
        <draw:connector draw:style-name="gr6" draw:text-style-name="P1" draw:layer="layout" draw:type="line" svg:x1="54.086cm" svg:y1="26.55cm" svg:x2="59.998cm" svg:y2="25.15cm" draw:start-shape="id151" draw:start-glue-point="1" draw:end-shape="id173" draw:end-glue-point="3" svg:d="M54086 26550l5912-1400" svg:viewBox="0 0 5913 1401">
          <text:p/>
        </draw:connector>
        <draw:connector draw:style-name="gr4" draw:text-style-name="P3" draw:layer="layout" draw:type="line" svg:x1="54.086cm" svg:y1="26.55cm" svg:x2="56.4cm" svg:y2="26.474cm" draw:start-shape="id151" draw:start-glue-point="1" svg:d="M54086 26550l2314-76" svg:viewBox="0 0 2315 77">
          <text:p text:style-name="P1"><text:span text:style-name="T2">CTRL2</text:span></text:p>
        </draw:connector>
        <draw:connector draw:style-name="gr4" draw:text-style-name="P3" draw:layer="layout" draw:type="line" svg:x1="59.609cm" svg:y1="8.982cm" svg:x2="61.743cm" svg:y2="8.65cm" draw:end-shape="id7" draw:end-glue-point="3" svg:d="M59609 8982l2134-332" svg:viewBox="0 0 2135 333">
          <text:p text:style-name="P1"><text:span text:style-name="T2">CNT2_1</text:span></text:p>
        </draw:connector>
        <draw:connector draw:style-name="gr4" draw:text-style-name="P3" draw:layer="layout" draw:type="line" svg:x1="59.6cm" svg:y1="10.032cm" svg:x2="61.743cm" svg:y2="9.75cm" draw:end-shape="id9" draw:end-glue-point="3" svg:d="M59600 10032l2143-282" svg:viewBox="0 0 2144 283">
          <text:p text:style-name="P1"><text:span text:style-name="T2">CNT2_2</text:span></text:p>
        </draw:connector>
        <draw:custom-shape draw:style-name="gr1" draw:text-style-name="P2" xml:id="id175" draw:id="id175" draw:layer="layout" svg:width="1cm" svg:height="0.9cm" svg:x="12.6cm" svg:y="10.4cm">
          <text:p text:style-name="P1"><text:span text:style-name="T1">OR</text:span></text:p>
          <text:p text:style-name="P1"><text:span text:style-name="T1">36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13.1cm" svg:y1="8.8cm" svg:x2="13.1cm" svg:y2="10.4cm" draw:start-shape="id168" draw:start-glue-point="2" draw:end-shape="id175" draw:end-glue-point="0" svg:d="M13100 8800v1600" svg:viewBox="0 0 1 1601">
          <text:p/>
        </draw:connector>
        <draw:custom-shape draw:style-name="gr1" draw:text-style-name="P2" xml:id="id176" draw:id="id176" draw:layer="layout" svg:width="1cm" svg:height="0.9cm" svg:x="15.4cm" svg:y="8.9cm">
          <text:p text:style-name="P1"><text:span text:style-name="T1">NOR_OR_AND</text:span></text:p>
          <text:p text:style-name="P1"><text:span text:style-name="T1">365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3.1cm" svg:y1="8.8cm" svg:x2="15.4cm" svg:y2="9.35cm" draw:start-shape="id168" draw:start-glue-point="2" draw:end-shape="id176" draw:end-glue-point="3" svg:d="M13100 8800l2300 550" svg:viewBox="0 0 2301 551">
          <text:p text:style-name="P1"><text:span text:style-name="T2">a+c</text:span></text:p>
        </draw:connector>
        <draw:custom-shape draw:style-name="gr3" draw:text-style-name="P2" xml:id="id177" draw:id="id177" draw:layer="layout" svg:width="2.1cm" svg:height="0.9cm" svg:x="17.9cm" svg:y="10.4cm">
          <text:p text:style-name="P1"><text:span text:style-name="T1">DFFR (clk11)</text:span></text:p>
          <text:p text:style-name="P1"><text:span text:style-name="T1">374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8.95cm" svg:y1="10.4cm" svg:x2="16.4cm" svg:y2="9.35cm" draw:start-shape="id177" draw:start-glue-point="0" draw:end-shape="id176" svg:d="M18950 104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15.9cm" svg:y1="9.8cm" svg:x2="17.9cm" svg:y2="10.85cm" draw:start-shape="id176" draw:start-glue-point="2" draw:end-shape="id177" draw:end-glue-point="3" svg:d="M15900 9800l2000 1050" svg:viewBox="0 0 2001 1051">
          <text:p/>
        </draw:connector>
        <draw:connector draw:style-name="gr4" draw:text-style-name="P3" draw:layer="layout" draw:type="line" svg:x1="20cm" svg:y1="10.85cm" svg:x2="22.212cm" svg:y2="10.887cm" draw:start-shape="id177" draw:start-glue-point="1" svg:d="M20000 10850l2212 37" svg:viewBox="0 0 2213 38">
          <text:p text:style-name="P1"><text:span text:style-name="T2">CNT2_3</text:span></text:p>
        </draw:connector>
        <draw:connector draw:style-name="gr6" draw:text-style-name="P1" draw:layer="layout" draw:type="line" svg:x1="17.9cm" svg:y1="10.85cm" svg:x2="13.6cm" svg:y2="10.85cm" draw:start-shape="id177" draw:start-glue-point="3" draw:end-shape="id175" draw:end-glue-point="1" svg:d="M17900 10850h-4300" svg:viewBox="0 0 4301 1">
          <text:p/>
        </draw:connector>
        <draw:connector draw:style-name="gr4" draw:text-style-name="P3" draw:layer="layout" draw:type="line" svg:x1="59.634cm" svg:y1="11.182cm" svg:x2="61.743cm" svg:y2="10.85cm" draw:end-shape="id11" draw:end-glue-point="3" svg:d="M59634 11182l2109-332" svg:viewBox="0 0 2110 333">
          <text:p text:style-name="P1"><text:span text:style-name="T2">CNT2_3</text:span></text:p>
        </draw:connector>
        <draw:custom-shape draw:style-name="gr1" draw:text-style-name="P2" xml:id="id178" draw:id="id178" draw:layer="layout" svg:width="1cm" svg:height="0.9cm" svg:x="12.6cm" svg:y="12.9cm">
          <text:p text:style-name="P1"><text:span text:style-name="T1">OR</text:span></text:p>
          <text:p text:style-name="P1"><text:span text:style-name="T1">36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13.1cm" svg:y1="11.3cm" svg:x2="13.1cm" svg:y2="12.9cm" draw:start-shape="id175" draw:start-glue-point="2" draw:end-shape="id178" draw:end-glue-point="0" svg:d="M13100 11300v1600" svg:viewBox="0 0 1 1601">
          <text:p/>
        </draw:connector>
        <draw:custom-shape draw:style-name="gr1" draw:text-style-name="P2" xml:id="id179" draw:id="id179" draw:layer="layout" svg:width="1cm" svg:height="0.9cm" svg:x="15.4cm" svg:y="11.4cm">
          <text:p text:style-name="P1"><text:span text:style-name="T1">NOR_OR_AND</text:span></text:p>
          <text:p text:style-name="P1"><text:span text:style-name="T1">365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3.1cm" svg:y1="11.3cm" svg:x2="15.4cm" svg:y2="11.85cm" draw:start-shape="id175" draw:start-glue-point="2" draw:end-shape="id179" draw:end-glue-point="3" svg:d="M13100 11300l2300 550" svg:viewBox="0 0 2301 551">
          <text:p text:style-name="P1"><text:span text:style-name="T2">a+c</text:span></text:p>
        </draw:connector>
        <draw:custom-shape draw:style-name="gr3" draw:text-style-name="P2" xml:id="id180" draw:id="id180" draw:layer="layout" svg:width="2.1cm" svg:height="0.9cm" svg:x="17.9cm" svg:y="12.9cm">
          <text:p text:style-name="P1"><text:span text:style-name="T1">DFFR (clk11)</text:span></text:p>
          <text:p text:style-name="P1"><text:span text:style-name="T1">365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8.95cm" svg:y1="12.9cm" svg:x2="16.4cm" svg:y2="11.85cm" draw:start-shape="id180" draw:start-glue-point="0" draw:end-shape="id179" svg:d="M18950 129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15.9cm" svg:y1="12.3cm" svg:x2="17.9cm" svg:y2="13.35cm" draw:start-shape="id179" draw:start-glue-point="2" draw:end-shape="id180" draw:end-glue-point="3" svg:d="M15900 12300l2000 1050" svg:viewBox="0 0 2001 1051">
          <text:p/>
        </draw:connector>
        <draw:connector draw:style-name="gr4" draw:text-style-name="P3" draw:layer="layout" draw:type="line" svg:x1="20cm" svg:y1="13.35cm" svg:x2="22.212cm" svg:y2="13.387cm" draw:start-shape="id180" draw:start-glue-point="1" svg:d="M20000 13350l2212 37" svg:viewBox="0 0 2213 38">
          <text:p text:style-name="P1"><text:span text:style-name="T2">CNT2_4</text:span></text:p>
        </draw:connector>
        <draw:connector draw:style-name="gr6" draw:text-style-name="P1" draw:layer="layout" draw:type="line" svg:x1="17.9cm" svg:y1="13.35cm" svg:x2="13.6cm" svg:y2="13.35cm" draw:start-shape="id180" draw:start-glue-point="3" draw:end-shape="id178" draw:end-glue-point="1" svg:d="M17900 13350h-4300" svg:viewBox="0 0 4301 1">
          <text:p/>
        </draw:connector>
        <draw:custom-shape draw:style-name="gr1" draw:text-style-name="P2" xml:id="id181" draw:id="id181" draw:layer="layout" svg:width="1cm" svg:height="0.9cm" svg:x="12.6cm" svg:y="15.4cm">
          <text:p text:style-name="P1"><text:span text:style-name="T1">OR</text:span></text:p>
          <text:p text:style-name="P1"><text:span text:style-name="T1">35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13.1cm" svg:y1="13.8cm" svg:x2="13.1cm" svg:y2="15.4cm" draw:start-shape="id178" draw:start-glue-point="2" draw:end-shape="id181" draw:end-glue-point="0" svg:d="M13100 13800v1600" svg:viewBox="0 0 1 1601">
          <text:p/>
        </draw:connector>
        <draw:custom-shape draw:style-name="gr1" draw:text-style-name="P2" xml:id="id182" draw:id="id182" draw:layer="layout" svg:width="1cm" svg:height="0.9cm" svg:x="15.4cm" svg:y="13.9cm">
          <text:p text:style-name="P1"><text:span text:style-name="T1">NOR_OR_AND</text:span></text:p>
          <text:p text:style-name="P1"><text:span text:style-name="T1">356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3.1cm" svg:y1="13.8cm" svg:x2="15.4cm" svg:y2="14.35cm" draw:start-shape="id178" draw:start-glue-point="2" draw:end-shape="id182" draw:end-glue-point="3" svg:d="M13100 13800l2300 550" svg:viewBox="0 0 2301 551">
          <text:p text:style-name="P1"><text:span text:style-name="T2">a+c</text:span></text:p>
        </draw:connector>
        <draw:custom-shape draw:style-name="gr3" draw:text-style-name="P2" xml:id="id183" draw:id="id183" draw:layer="layout" svg:width="2.1cm" svg:height="0.9cm" svg:x="17.9cm" svg:y="15.4cm">
          <text:p text:style-name="P1"><text:span text:style-name="T1">DFFR (clk11)</text:span></text:p>
          <text:p text:style-name="P1"><text:span text:style-name="T1">355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8.95cm" svg:y1="15.4cm" svg:x2="16.4cm" svg:y2="14.35cm" draw:start-shape="id183" draw:start-glue-point="0" draw:end-shape="id182" svg:d="M18950 154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15.9cm" svg:y1="14.8cm" svg:x2="17.9cm" svg:y2="15.85cm" draw:start-shape="id182" draw:start-glue-point="2" draw:end-shape="id183" draw:end-glue-point="3" svg:d="M15900 14800l2000 1050" svg:viewBox="0 0 2001 1051">
          <text:p/>
        </draw:connector>
        <draw:connector draw:style-name="gr4" draw:text-style-name="P3" draw:layer="layout" draw:type="line" svg:x1="20cm" svg:y1="15.85cm" svg:x2="22.212cm" svg:y2="15.887cm" draw:start-shape="id183" draw:start-glue-point="1" svg:d="M20000 15850l2212 37" svg:viewBox="0 0 2213 38">
          <text:p text:style-name="P1"><text:span text:style-name="T2">CNT2_5</text:span></text:p>
        </draw:connector>
        <draw:connector draw:style-name="gr6" draw:text-style-name="P1" draw:layer="layout" draw:type="line" svg:x1="17.9cm" svg:y1="15.85cm" svg:x2="13.6cm" svg:y2="15.85cm" draw:start-shape="id183" draw:start-glue-point="3" draw:end-shape="id181" draw:end-glue-point="1" svg:d="M17900 15850h-4300" svg:viewBox="0 0 4301 1">
          <text:p/>
        </draw:connector>
        <draw:custom-shape draw:style-name="gr1" draw:text-style-name="P2" xml:id="id184" draw:id="id184" draw:layer="layout" svg:width="1cm" svg:height="0.9cm" svg:x="12.6cm" svg:y="17.9cm">
          <text:p text:style-name="P1"><text:span text:style-name="T1">OR</text:span></text:p>
          <text:p text:style-name="P1"><text:span text:style-name="T1">34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13.1cm" svg:y1="16.3cm" svg:x2="13.1cm" svg:y2="17.9cm" draw:start-shape="id181" draw:start-glue-point="2" draw:end-shape="id184" draw:end-glue-point="0" svg:d="M13100 16300v1600" svg:viewBox="0 0 1 1601">
          <text:p/>
        </draw:connector>
        <draw:custom-shape draw:style-name="gr1" draw:text-style-name="P2" xml:id="id185" draw:id="id185" draw:layer="layout" svg:width="1cm" svg:height="0.9cm" svg:x="15.4cm" svg:y="16.4cm">
          <text:p text:style-name="P1"><text:span text:style-name="T1">NOR_OR_AND</text:span></text:p>
          <text:p text:style-name="P1"><text:span text:style-name="T1">344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3.1cm" svg:y1="16.3cm" svg:x2="15.4cm" svg:y2="16.85cm" draw:start-shape="id181" draw:start-glue-point="2" draw:end-shape="id185" draw:end-glue-point="3" svg:d="M13100 16300l2300 550" svg:viewBox="0 0 2301 551">
          <text:p text:style-name="P1"><text:span text:style-name="T2">a+c</text:span></text:p>
        </draw:connector>
        <draw:custom-shape draw:style-name="gr3" draw:text-style-name="P2" xml:id="id186" draw:id="id186" draw:layer="layout" svg:width="2.1cm" svg:height="0.9cm" svg:x="17.9cm" svg:y="17.9cm">
          <text:p text:style-name="P1"><text:span text:style-name="T1">DFFR (clk11)</text:span></text:p>
          <text:p text:style-name="P1"><text:span text:style-name="T1">344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8.95cm" svg:y1="17.9cm" svg:x2="16.4cm" svg:y2="16.85cm" draw:start-shape="id186" draw:start-glue-point="0" draw:end-shape="id185" svg:d="M18950 179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15.9cm" svg:y1="17.3cm" svg:x2="17.9cm" svg:y2="18.35cm" draw:start-shape="id185" draw:start-glue-point="2" draw:end-shape="id186" draw:end-glue-point="3" svg:d="M15900 17300l2000 1050" svg:viewBox="0 0 2001 1051">
          <text:p/>
        </draw:connector>
        <draw:connector draw:style-name="gr4" draw:text-style-name="P3" draw:layer="layout" draw:type="line" svg:x1="20cm" svg:y1="18.35cm" svg:x2="22.212cm" svg:y2="18.387cm" draw:start-shape="id186" draw:start-glue-point="1" svg:d="M20000 18350l2212 37" svg:viewBox="0 0 2213 38">
          <text:p text:style-name="P1"><text:span text:style-name="T2">CNT2_6</text:span></text:p>
        </draw:connector>
        <draw:connector draw:style-name="gr6" draw:text-style-name="P1" draw:layer="layout" draw:type="line" svg:x1="17.9cm" svg:y1="18.35cm" svg:x2="13.6cm" svg:y2="18.35cm" draw:start-shape="id186" draw:start-glue-point="3" draw:end-shape="id184" draw:end-glue-point="1" svg:d="M17900 18350h-4300" svg:viewBox="0 0 4301 1">
          <text:p/>
        </draw:connector>
        <draw:custom-shape draw:style-name="gr1" draw:text-style-name="P2" xml:id="id187" draw:id="id187" draw:layer="layout" svg:width="1cm" svg:height="0.9cm" svg:x="12.6cm" svg:y="20.4cm">
          <text:p text:style-name="P1"><text:span text:style-name="T1">OR</text:span></text:p>
          <text:p text:style-name="P1"><text:span text:style-name="T1">33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13.1cm" svg:y1="18.8cm" svg:x2="13.1cm" svg:y2="20.4cm" draw:start-shape="id184" draw:start-glue-point="2" draw:end-shape="id187" draw:end-glue-point="0" svg:d="M13100 18800v1600" svg:viewBox="0 0 1 1601">
          <text:p/>
        </draw:connector>
        <draw:custom-shape draw:style-name="gr1" draw:text-style-name="P2" xml:id="id188" draw:id="id188" draw:layer="layout" svg:width="1cm" svg:height="0.9cm" svg:x="15.4cm" svg:y="18.9cm">
          <text:p text:style-name="P1"><text:span text:style-name="T1">NOR_OR_AND</text:span></text:p>
          <text:p text:style-name="P1"><text:span text:style-name="T1">334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3.1cm" svg:y1="18.8cm" svg:x2="15.4cm" svg:y2="19.35cm" draw:start-shape="id184" draw:start-glue-point="2" draw:end-shape="id188" draw:end-glue-point="3" svg:d="M13100 18800l2300 550" svg:viewBox="0 0 2301 551">
          <text:p text:style-name="P1"><text:span text:style-name="T2">a+c</text:span></text:p>
        </draw:connector>
        <draw:custom-shape draw:style-name="gr3" draw:text-style-name="P2" xml:id="id189" draw:id="id189" draw:layer="layout" svg:width="2.1cm" svg:height="0.9cm" svg:x="17.9cm" svg:y="20.4cm">
          <text:p text:style-name="P1"><text:span text:style-name="T1">DFFR (clk11)</text:span></text:p>
          <text:p text:style-name="P1"><text:span text:style-name="T1">334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8.95cm" svg:y1="20.4cm" svg:x2="16.4cm" svg:y2="19.35cm" draw:start-shape="id189" draw:start-glue-point="0" draw:end-shape="id188" svg:d="M18950 204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15.9cm" svg:y1="19.8cm" svg:x2="17.9cm" svg:y2="20.85cm" draw:start-shape="id188" draw:start-glue-point="2" draw:end-shape="id189" draw:end-glue-point="3" svg:d="M15900 19800l2000 1050" svg:viewBox="0 0 2001 1051">
          <text:p/>
        </draw:connector>
        <draw:connector draw:style-name="gr4" draw:text-style-name="P3" draw:layer="layout" draw:type="line" svg:x1="20cm" svg:y1="20.85cm" svg:x2="22.212cm" svg:y2="20.887cm" draw:start-shape="id189" draw:start-glue-point="1" svg:d="M20000 20850l2212 37" svg:viewBox="0 0 2213 38">
          <text:p text:style-name="P1"><text:span text:style-name="T2">CNT2_7</text:span></text:p>
        </draw:connector>
        <draw:connector draw:style-name="gr6" draw:text-style-name="P1" draw:layer="layout" draw:type="line" svg:x1="17.9cm" svg:y1="20.85cm" svg:x2="13.6cm" svg:y2="20.85cm" draw:start-shape="id189" draw:start-glue-point="3" draw:end-shape="id187" draw:end-glue-point="1" svg:d="M17900 20850h-4300" svg:viewBox="0 0 4301 1">
          <text:p/>
        </draw:connector>
        <draw:connector draw:style-name="gr4" draw:text-style-name="P3" draw:layer="layout" draw:type="line" svg:x1="59.625cm" svg:y1="12.332cm" svg:x2="61.743cm" svg:y2="11.95cm" draw:end-shape="id5" draw:end-glue-point="3" svg:d="M59625 12332l2118-382" svg:viewBox="0 0 2119 383">
          <text:p text:style-name="P1"><text:span text:style-name="T2">CNT2_7</text:span></text:p>
        </draw:connector>
        <draw:custom-shape draw:style-name="gr1" draw:text-style-name="P2" xml:id="id190" draw:id="id190" draw:layer="layout" svg:width="1cm" svg:height="0.9cm" svg:x="12.588cm" svg:y="22.9cm">
          <text:p text:style-name="P1"><text:span text:style-name="T1">OR</text:span></text:p>
          <text:p text:style-name="P1"><text:span text:style-name="T1">32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13.1cm" svg:y1="21.3cm" svg:x2="13.088cm" svg:y2="22.9cm" draw:start-shape="id187" draw:start-glue-point="2" draw:end-shape="id190" draw:end-glue-point="0" svg:d="M13100 21300l-12 1600" svg:viewBox="0 0 13 1601">
          <text:p/>
        </draw:connector>
        <draw:custom-shape draw:style-name="gr1" draw:text-style-name="P2" xml:id="id191" draw:id="id191" draw:layer="layout" svg:width="1cm" svg:height="0.9cm" svg:x="15.388cm" svg:y="21.4cm">
          <text:p text:style-name="P1"><text:span text:style-name="T1">NOR_OR_AND</text:span></text:p>
          <text:p text:style-name="P1"><text:span text:style-name="T1">323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3.1cm" svg:y1="21.3cm" svg:x2="15.388cm" svg:y2="21.85cm" draw:start-shape="id187" draw:start-glue-point="2" draw:end-shape="id191" draw:end-glue-point="3" svg:d="M13100 21300l2288 550" svg:viewBox="0 0 2289 551">
          <text:p text:style-name="P1"><text:span text:style-name="T2">a+c</text:span></text:p>
        </draw:connector>
        <draw:custom-shape draw:style-name="gr3" draw:text-style-name="P2" xml:id="id192" draw:id="id192" draw:layer="layout" svg:width="2.1cm" svg:height="0.9cm" svg:x="17.888cm" svg:y="22.9cm">
          <text:p text:style-name="P1"><text:span text:style-name="T1">DFFR (clk11)</text:span></text:p>
          <text:p text:style-name="P1"><text:span text:style-name="T1">323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8.938cm" svg:y1="22.9cm" svg:x2="16.388cm" svg:y2="21.85cm" draw:start-shape="id192" draw:start-glue-point="0" draw:end-shape="id191" svg:d="M18938 229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15.888cm" svg:y1="22.3cm" svg:x2="17.888cm" svg:y2="23.35cm" draw:start-shape="id191" draw:start-glue-point="2" draw:end-shape="id192" draw:end-glue-point="3" svg:d="M15888 22300l2000 1050" svg:viewBox="0 0 2001 1051">
          <text:p/>
        </draw:connector>
        <draw:connector draw:style-name="gr4" draw:text-style-name="P3" draw:layer="layout" draw:type="line" svg:x1="19.988cm" svg:y1="23.35cm" svg:x2="22.2cm" svg:y2="23.387cm" draw:start-shape="id192" draw:start-glue-point="1" svg:d="M19988 23350l2212 37" svg:viewBox="0 0 2213 38">
          <text:p text:style-name="P1"><text:span text:style-name="T2">CNT2_8</text:span></text:p>
        </draw:connector>
        <draw:connector draw:style-name="gr6" draw:text-style-name="P1" draw:layer="layout" draw:type="line" svg:x1="17.888cm" svg:y1="23.35cm" svg:x2="13.588cm" svg:y2="23.35cm" draw:start-shape="id192" draw:start-glue-point="3" draw:end-shape="id190" draw:end-glue-point="1" svg:d="M17888 23350h-4300" svg:viewBox="0 0 4301 1">
          <text:p/>
        </draw:connector>
        <draw:connector draw:style-name="gr4" draw:text-style-name="P3" draw:layer="layout" draw:type="line" svg:x1="59.634cm" svg:y1="13.5cm" svg:x2="61.743cm" svg:y2="13.05cm" draw:end-shape="id3" draw:end-glue-point="3" svg:d="M59634 13500l2109-450" svg:viewBox="0 0 2110 451">
          <text:p text:style-name="P1"><text:span text:style-name="T2">CNT2_8</text:span></text:p>
        </draw:connector>
        <draw:custom-shape draw:style-name="gr1" draw:text-style-name="P2" xml:id="id194" draw:id="id194" draw:layer="layout" svg:width="1cm" svg:height="0.9cm" svg:x="15.4cm" svg:y="24cm">
          <text:p text:style-name="P1"><text:span text:style-name="T1">NOR_OR_AND</text:span></text:p>
          <text:p text:style-name="P1"><text:span text:style-name="T1">34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3" draw:id="id193" draw:layer="layout" svg:width="2.1cm" svg:height="0.9cm" svg:x="17.9cm" svg:y="25.5cm">
          <text:p text:style-name="P1"><text:span text:style-name="T1">DFFE (clk10)</text:span></text:p>
          <text:p text:style-name="P1"><text:span text:style-name="T1">342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8.95cm" svg:y1="25.5cm" svg:x2="16.4cm" svg:y2="24.45cm" draw:start-shape="id193" draw:start-glue-point="0" draw:end-shape="id194" svg:d="M18950 255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15.9cm" svg:y1="24.9cm" svg:x2="17.9cm" svg:y2="25.95cm" draw:start-shape="id194" draw:start-glue-point="2" draw:end-shape="id193" draw:end-glue-point="3" svg:d="M15900 24900l2000 1050" svg:viewBox="0 0 2001 1051">
          <text:p/>
        </draw:connector>
        <draw:connector draw:style-name="gr4" draw:text-style-name="P3" draw:layer="layout" draw:type="line" svg:x1="13.088cm" svg:y1="23.8cm" svg:x2="15.4cm" svg:y2="24.45cm" draw:start-shape="id190" draw:start-glue-point="2" draw:end-shape="id194" draw:end-glue-point="3" svg:d="M13088 23800l2312 650" svg:viewBox="0 0 2313 651">
          <text:p text:style-name="P1"><text:span text:style-name="T2">a+c</text:span></text:p>
        </draw:connector>
        <draw:custom-shape draw:style-name="gr1" draw:text-style-name="P2" xml:id="id196" draw:id="id196" draw:layer="layout" svg:width="1cm" svg:height="0.9cm" svg:x="15.401cm" svg:y="24cm">
          <text:p text:style-name="P1"><text:span text:style-name="T1">NOR_OR_AND</text:span></text:p>
          <text:p text:style-name="P1"><text:span text:style-name="T1">323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95" draw:id="id195" draw:layer="layout" svg:width="2.1cm" svg:height="0.9cm" svg:x="17.901cm" svg:y="25.5cm">
          <text:p text:style-name="P1"><text:span text:style-name="T1">DFFR (clk11)</text:span></text:p>
          <text:p text:style-name="P1"><text:span text:style-name="T1">323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8.951cm" svg:y1="25.5cm" svg:x2="16.401cm" svg:y2="24.45cm" draw:start-shape="id195" draw:start-glue-point="0" draw:end-shape="id196" svg:d="M18951 255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15.901cm" svg:y1="24.9cm" svg:x2="17.901cm" svg:y2="25.95cm" draw:start-shape="id196" draw:start-glue-point="2" draw:end-shape="id195" draw:end-glue-point="3" svg:d="M15901 24900l2000 1050" svg:viewBox="0 0 2001 1051">
          <text:p/>
        </draw:connector>
        <draw:connector draw:style-name="gr4" draw:text-style-name="P3" draw:layer="layout" draw:type="line" svg:x1="20.001cm" svg:y1="25.95cm" svg:x2="22.399cm" svg:y2="25.937cm" draw:start-shape="id195" draw:start-glue-point="1" svg:d="M20001 25950l2398-13" svg:viewBox="0 0 2399 14">
          <text:p text:style-name="P1"><text:span text:style-name="T2">CNT2_9</text:span></text:p>
        </draw:connector>
        <draw:connector draw:style-name="gr4" draw:text-style-name="P1" draw:layer="layout" draw:type="line" svg:x1="15.719cm" svg:y1="56.641cm" svg:x2="17.6cm" svg:y2="56.647cm" draw:end-shape="id162" draw:end-glue-point="3" svg:d="M15719 56641l1881 6" svg:viewBox="0 0 1882 7">
          <text:p text:style-name="P1"><text:span text:style-name="T2">/CNT2_1</text:span></text:p>
        </draw:connector>
        <draw:custom-shape draw:style-name="gr2" draw:text-style-name="P2" xml:id="id197" draw:id="id197" draw:layer="layout" svg:width="1cm" svg:height="0.9cm" svg:x="53.4cm" svg:y="61.2cm">
          <text:p text:style-name="P1"><text:span text:style-name="T1">AND</text:span></text:p>
          <text:p text:style-name="P1"><text:span text:style-name="T1">364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1.279cm" svg:y1="61.702cm" svg:x2="53.4cm" svg:y2="61.65cm" draw:end-shape="id197" svg:d="M51279 61702l2121-52" svg:viewBox="0 0 2122 53">
          <text:p text:style-name="P1"><text:span text:style-name="T2">/CNT2_1</text:span></text:p>
        </draw:connector>
        <draw:connector draw:style-name="gr4" draw:text-style-name="P1" draw:layer="layout" draw:type="line" svg:x1="15.5cm" svg:y1="53.614cm" svg:x2="17.636cm" svg:y2="54.438cm" draw:end-shape="id198" draw:end-glue-point="3" svg:d="M15500 53614l2136 824" svg:viewBox="0 0 2137 825">
          <text:p text:style-name="P1"><text:span text:style-name="T2">/CNT2_1</text:span></text:p>
        </draw:connector>
        <draw:connector draw:style-name="gr4" draw:text-style-name="P3" draw:layer="layout" draw:type="line" svg:x1="45.8cm" svg:y1="56.183cm" svg:x2="47.933cm" svg:y2="55.706cm" draw:end-shape="id161" draw:end-glue-point="3" svg:d="M45800 56183l2133-477" svg:viewBox="0 0 2134 478">
          <text:p text:style-name="P1"><text:span text:style-name="T2">/CNT2_1</text:span></text:p>
        </draw:connector>
        <draw:connector draw:style-name="gr4" draw:text-style-name="P1" draw:layer="layout" draw:type="line" svg:x1="15.571cm" svg:y1="54.464cm" svg:x2="17.636cm" svg:y2="54.438cm" draw:end-shape="id198" draw:end-glue-point="3" svg:d="M15571 54464l2065-26" svg:viewBox="0 0 2066 27">
          <text:p text:style-name="P1"><text:span text:style-name="T2">/CNT2_2</text:span></text:p>
        </draw:connector>
        <draw:custom-shape draw:style-name="gr1" draw:text-style-name="P2" xml:id="id199" draw:id="id199" draw:layer="layout" svg:width="1cm" svg:height="0.9cm" svg:x="17.6cm" svg:y="57.814cm">
          <text:p text:style-name="P1"><text:span text:style-name="T1">3-AND</text:span></text:p>
          <text:p text:style-name="P1"><text:span text:style-name="T1">355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719cm" svg:y1="58.228cm" svg:x2="17.6cm" svg:y2="58.264cm" draw:end-shape="id199" draw:end-glue-point="3" svg:d="M15719 58228l1881 36" svg:viewBox="0 0 1882 37">
          <text:p text:style-name="P1"><text:span text:style-name="T2">/CNT2_4</text:span></text:p>
        </draw:connector>
        <draw:connector draw:style-name="gr4" draw:text-style-name="P1" draw:layer="layout" draw:type="line" svg:x1="15.693cm" svg:y1="58.784cm" svg:x2="17.6cm" svg:y2="58.264cm" draw:end-shape="id199" draw:end-glue-point="3" svg:d="M15693 58784l1907-520" svg:viewBox="0 0 1908 521">
          <text:p text:style-name="P1"><text:span text:style-name="T2">/CNT2_5</text:span></text:p>
        </draw:connector>
        <draw:connector draw:style-name="gr4" draw:text-style-name="P1" draw:layer="layout" draw:type="line" svg:x1="15.719cm" svg:y1="57.725cm" svg:x2="17.6cm" svg:y2="58.264cm" draw:end-shape="id199" draw:end-glue-point="3" svg:d="M15719 57725l1881 539" svg:viewBox="0 0 1882 540">
          <text:p text:style-name="P1"><text:span text:style-name="T2">/CNT2_3</text:span></text:p>
        </draw:connector>
        <draw:custom-shape draw:style-name="gr1" draw:text-style-name="P2" xml:id="id200" draw:id="id200" draw:layer="layout" svg:width="1cm" svg:height="0.9cm" svg:x="32.3cm" svg:y="47.2cm">
          <text:p text:style-name="P1"><text:span text:style-name="T1">3-NAND</text:span></text:p>
          <text:p text:style-name="P1"><text:span text:style-name="T1">35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30.167cm" svg:y1="47.696cm" svg:x2="32.3cm" svg:y2="47.65cm" draw:end-shape="id200" draw:end-glue-point="3" svg:d="M30167 47696l2133-46" svg:viewBox="0 0 2134 47">
          <text:p text:style-name="P1"><text:span text:style-name="T2">/CNT2_3</text:span></text:p>
        </draw:connector>
        <draw:custom-shape draw:style-name="gr1" draw:text-style-name="P2" xml:id="id201" draw:id="id201" draw:layer="layout" svg:width="1cm" svg:height="0.9cm" svg:x="17.6cm" svg:y="59.477cm">
          <text:p text:style-name="P1"><text:span text:style-name="T1">3-AND</text:span></text:p>
          <text:p text:style-name="P1"><text:span text:style-name="T1">33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772cm" svg:y1="59.313cm" svg:x2="17.6cm" svg:y2="59.927cm" draw:end-shape="id201" draw:end-glue-point="3" svg:d="M15772 59313l1828 614" svg:viewBox="0 0 1829 615">
          <text:p text:style-name="P1"><text:span text:style-name="T2">/CNT2_6</text:span></text:p>
        </draw:connector>
        <draw:custom-shape draw:style-name="gr1" draw:text-style-name="P2" xml:id="id202" draw:id="id202" draw:layer="layout" svg:width="1cm" svg:height="0.9cm" svg:x="63.41cm" svg:y="50.2cm">
          <text:p text:style-name="P1"><text:span text:style-name="T1">BUF</text:span></text:p>
          <text:p text:style-name="P1"><text:span text:style-name="T1">323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1.1cm" svg:y1="50.641cm" svg:x2="63.41cm" svg:y2="50.65cm" draw:end-shape="id202" draw:end-glue-point="3" svg:d="M61100 50641l2310 9" svg:viewBox="0 0 2311 10">
          <text:p text:style-name="P1"><text:span text:style-name="T2">/CNT2_6</text:span></text:p>
        </draw:connector>
        <draw:connector draw:style-name="gr4" draw:text-style-name="P3" draw:layer="layout" draw:type="line" svg:x1="64.41cm" svg:y1="50.65cm" svg:x2="67.038cm" svg:y2="50.652cm" draw:start-shape="id202" draw:start-glue-point="1" svg:d="M64410 50650l2628 2" svg:viewBox="0 0 2629 3">
          <text:p text:style-name="P1"><text:span text:style-name="T2">STMU_SEL2</text:span></text:p>
        </draw:connector>
        <draw:connector draw:style-name="gr4" draw:text-style-name="P1" draw:layer="layout" draw:type="line" svg:x1="15.719cm" svg:y1="57.249cm" svg:x2="17.6cm" svg:y2="56.647cm" draw:end-shape="id162" draw:end-glue-point="3" svg:d="M15719 57249l1881-602" svg:viewBox="0 0 1882 603">
          <text:p text:style-name="P1"><text:span text:style-name="T2">/CNT2_2</text:span></text:p>
        </draw:connector>
        <draw:connector draw:style-name="gr4" draw:text-style-name="P1" draw:layer="layout" draw:type="line" svg:x1="45.9cm" svg:y1="56.483cm" svg:x2="47.9cm" svg:y2="57.033cm" draw:end-shape="id203" draw:end-glue-point="3" svg:d="M45900 56483l2000 550" svg:viewBox="0 0 2001 551">
          <text:p text:style-name="P1"><text:span text:style-name="T2">/CNT2_2</text:span></text:p>
        </draw:connector>
        <draw:custom-shape draw:style-name="gr1" draw:text-style-name="P2" xml:id="id127" draw:id="id127" draw:layer="layout" svg:width="1cm" svg:height="0.9cm" svg:x="63.5cm" svg:y="34.6cm">
          <text:p text:style-name="P1"><text:span text:style-name="T1">BUF</text:span></text:p>
          <text:p text:style-name="P1"><text:span text:style-name="T1">261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4.5cm" svg:y1="35.05cm" svg:x2="67.451cm" svg:y2="34.992cm" draw:start-shape="id127" draw:start-glue-point="1" svg:d="M64500 35050l2951-58" svg:viewBox="0 0 2952 59">
          <text:p text:style-name="P1"><text:span text:style-name="T2">STMU_SEL1</text:span></text:p>
        </draw:connector>
        <draw:custom-shape draw:style-name="gr1" draw:text-style-name="P2" xml:id="id204" draw:id="id204" draw:layer="layout" svg:width="1cm" svg:height="0.9cm" svg:x="50.417cm" svg:y="56.056cm">
          <text:p text:style-name="P1"><text:span text:style-name="T1">OR</text:span></text:p>
          <text:p text:style-name="P1"><text:span text:style-name="T1">32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48.933cm" svg:y1="55.706cm" svg:x2="50.417cm" svg:y2="56.506cm" draw:start-shape="id161" draw:start-glue-point="1" draw:end-shape="id204" draw:end-glue-point="3" svg:d="M48933 55706l1484 800" svg:viewBox="0 0 1485 801">
          <text:p/>
        </draw:connector>
        <draw:custom-shape draw:style-name="gr1" draw:text-style-name="P2" xml:id="id205" draw:id="id205" draw:layer="layout" svg:width="1cm" svg:height="0.9cm" svg:x="22.8cm" svg:y="55.814cm">
          <text:p text:style-name="P1"><text:span text:style-name="T1">3-NAND</text:span></text:p>
          <text:p text:style-name="P1"><text:span text:style-name="T1">355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6" draw:id="id206" draw:layer="layout" svg:width="1cm" svg:height="0.9cm" svg:x="22.3cm" svg:y="60.614cm">
          <text:p text:style-name="P1"><text:span text:style-name="T1">3-NAND</text:span></text:p>
          <text:p text:style-name="P1"><text:span text:style-name="T1">355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8.6cm" svg:y1="56.647cm" svg:x2="22.8cm" svg:y2="56.264cm" draw:start-shape="id162" draw:start-glue-point="1" draw:end-shape="id205" draw:end-glue-point="3" svg:d="M18600 56647l4200-383" svg:viewBox="0 0 4201 384">
          <text:p/>
        </draw:connector>
        <draw:connector draw:style-name="gr6" draw:text-style-name="P1" draw:layer="layout" draw:type="line" svg:x1="18.6cm" svg:y1="56.647cm" svg:x2="22.8cm" svg:y2="60.614cm" draw:start-shape="id162" draw:start-glue-point="1" draw:end-shape="id206" draw:end-glue-point="0" svg:d="M18600 56647l4200 3967" svg:viewBox="0 0 4201 3968">
          <text:p/>
        </draw:connector>
        <draw:connector draw:style-name="gr6" draw:text-style-name="P1" draw:layer="layout" draw:type="line" svg:x1="18.6cm" svg:y1="56.647cm" svg:x2="32.3cm" svg:y2="47.65cm" draw:start-shape="id162" draw:start-glue-point="1" draw:end-shape="id200" draw:end-glue-point="3" svg:d="M18600 56647l13700-8997" svg:viewBox="0 0 13701 8998">
          <text:p/>
        </draw:connector>
        <draw:connector draw:style-name="gr6" draw:text-style-name="P1" draw:layer="layout" draw:type="line" svg:x1="18.6cm" svg:y1="58.264cm" svg:x2="41.177cm" svg:y2="60.464cm" draw:start-shape="id199" draw:start-glue-point="1" draw:end-shape="id207" draw:end-glue-point="3" svg:d="M18600 58264l22577 2200" svg:viewBox="0 0 22578 2201">
          <text:p/>
        </draw:connector>
        <draw:connector draw:style-name="gr6" draw:text-style-name="P1" draw:layer="layout" draw:type="line" svg:x1="18.6cm" svg:y1="58.264cm" svg:x2="22.8cm" svg:y2="60.614cm" draw:start-shape="id199" draw:start-glue-point="1" draw:end-shape="id206" draw:end-glue-point="0" svg:d="M18600 58264l4200 2350" svg:viewBox="0 0 4201 2351">
          <text:p/>
        </draw:connector>
        <draw:connector draw:style-name="gr6" draw:text-style-name="P1" draw:layer="layout" draw:type="line" svg:x1="18.6cm" svg:y1="58.264cm" svg:x2="22.8cm" svg:y2="56.264cm" draw:start-shape="id199" draw:start-glue-point="1" draw:end-shape="id205" svg:d="M18600 58264l4200-2000" svg:viewBox="0 0 4201 2001">
          <text:p/>
        </draw:connector>
        <draw:connector draw:style-name="gr4" draw:text-style-name="P3" draw:layer="layout" draw:type="line" svg:x1="15.772cm" svg:y1="59.948cm" svg:x2="17.6cm" svg:y2="59.927cm" draw:end-shape="id201" draw:end-glue-point="3" svg:d="M15772 59948l1828-21" svg:viewBox="0 0 1829 22">
          <text:p text:style-name="P1"><text:span text:style-name="T2">/CNT2_7</text:span></text:p>
        </draw:connector>
        <draw:connector draw:style-name="gr4" draw:text-style-name="P1" draw:layer="layout" draw:type="line" svg:x1="15.798cm" svg:y1="60.503cm" svg:x2="17.6cm" svg:y2="59.927cm" draw:end-shape="id201" draw:end-glue-point="3" svg:d="M15798 60503l1802-576" svg:viewBox="0 0 1803 577">
          <text:p text:style-name="P1"><text:span text:style-name="T2">/CNT2_8</text:span></text:p>
        </draw:connector>
        <draw:connector draw:style-name="gr6" draw:text-style-name="P1" draw:layer="layout" draw:type="line" svg:x1="18.6cm" svg:y1="59.927cm" svg:x2="22.8cm" svg:y2="56.264cm" draw:start-shape="id201" draw:start-glue-point="1" draw:end-shape="id205" draw:end-glue-point="3" svg:d="M18600 59927l4200-3663" svg:viewBox="0 0 4201 3664">
          <text:p/>
        </draw:connector>
        <draw:connector draw:style-name="gr6" draw:text-style-name="P1" draw:layer="layout" draw:type="line" svg:x1="18.6cm" svg:y1="59.927cm" svg:x2="41.177cm" svg:y2="60.464cm" draw:start-shape="id201" draw:end-shape="id207" svg:d="M18600 59927l22577 537" svg:viewBox="0 0 22578 538">
          <text:p/>
        </draw:connector>
        <draw:connector draw:style-name="gr6" draw:text-style-name="P1" draw:layer="layout" draw:type="line" svg:x1="23.8cm" svg:y1="56.264cm" svg:x2="24.6cm" svg:y2="56.264cm" draw:start-shape="id205" draw:start-glue-point="1" draw:end-shape="id208" draw:end-glue-point="3" svg:d="M23800 56264h800" svg:viewBox="0 0 801 1">
          <text:p/>
        </draw:connector>
        <draw:custom-shape draw:style-name="gr1" draw:text-style-name="P2" xml:id="id209" draw:id="id209" draw:layer="layout" svg:width="1cm" svg:height="0.9cm" svg:x="26.4cm" svg:y="57.014cm">
          <text:p text:style-name="P1"><text:span text:style-name="T1">NOR</text:span></text:p>
          <text:p text:style-name="P1"><text:span text:style-name="T1">363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3.8cm" svg:y1="56.264cm" svg:x2="26.4cm" svg:y2="57.464cm" draw:start-shape="id205" draw:start-glue-point="1" draw:end-shape="id209" draw:end-glue-point="3" svg:d="M23800 56264l2600 1200" svg:viewBox="0 0 2601 1201">
          <text:p/>
        </draw:connector>
        <draw:custom-shape draw:style-name="gr1" draw:text-style-name="P2" xml:id="id210" draw:id="id210" draw:layer="layout" svg:width="1cm" svg:height="0.9cm" svg:x="36.2cm" svg:y="45.2cm">
          <text:p text:style-name="P1"><text:span text:style-name="T1">3-NAND</text:span></text:p>
          <text:p text:style-name="P1"><text:span text:style-name="T1">353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3.8cm" svg:y1="56.264cm" svg:x2="36.2cm" svg:y2="45.65cm" draw:start-shape="id205" draw:start-glue-point="1" draw:end-shape="id210" draw:end-glue-point="3" svg:d="M23800 56264l12400-10614" svg:viewBox="0 0 12401 10615">
          <text:p/>
        </draw:connector>
        <draw:custom-shape draw:style-name="gr1" draw:text-style-name="P2" xml:id="id106" draw:id="id106" draw:layer="layout" svg:width="1cm" svg:height="0.9cm" svg:x="30.36cm" svg:y="2.7cm">
          <text:p text:style-name="P1"><text:span text:style-name="T1">NOT</text:span></text:p>
          <text:p text:style-name="P1"><text:span text:style-name="T1">352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832cm" svg:y1="7.594cm" svg:x2="7.85cm" svg:y2="6.4cm" draw:end-shape="id57" draw:end-glue-point="2" svg:d="M7832 7594l18-1194" svg:viewBox="0 0 19 1195">
          <text:p text:style-name="P1"><text:span text:style-name="T2">/RES</text:span></text:p>
        </draw:connector>
        <draw:connector draw:style-name="gr4" draw:text-style-name="P3" draw:layer="layout" draw:type="line" svg:x1="7.8cm" svg:y1="10cm" svg:x2="7.85cm" svg:y2="8.8cm" draw:end-shape="id65" draw:end-glue-point="2" svg:d="M7800 10000l50-1200" svg:viewBox="0 0 51 1201">
          <text:p text:style-name="P1"><text:span text:style-name="T2">/RES</text:span></text:p>
        </draw:connector>
        <draw:connector draw:style-name="gr4" draw:text-style-name="P3" draw:layer="layout" draw:type="line" svg:x1="7.8cm" svg:y1="12.594cm" svg:x2="7.85cm" svg:y2="11.4cm" draw:end-shape="id91" draw:end-glue-point="2" svg:d="M7800 12594l50-1194" svg:viewBox="0 0 51 1195">
          <text:p text:style-name="P1"><text:span text:style-name="T2">/RES</text:span></text:p>
        </draw:connector>
        <draw:connector draw:style-name="gr4" draw:text-style-name="P3" draw:layer="layout" draw:type="line" svg:x1="7.8cm" svg:y1="15.2cm" svg:x2="7.851cm" svg:y2="14cm" draw:end-shape="id85" draw:end-glue-point="2" svg:d="M7800 15200l51-1200" svg:viewBox="0 0 52 1201">
          <text:p text:style-name="P1"><text:span text:style-name="T2">/RES</text:span></text:p>
        </draw:connector>
        <draw:connector draw:style-name="gr4" draw:text-style-name="P3" draw:layer="layout" draw:type="line" svg:x1="7.8cm" svg:y1="17.8cm" svg:x2="7.851cm" svg:y2="16.6cm" draw:end-shape="id96" draw:end-glue-point="2" svg:d="M7800 17800l51-1200" svg:viewBox="0 0 52 1201">
          <text:p text:style-name="P1"><text:span text:style-name="T2">/RES</text:span></text:p>
        </draw:connector>
        <draw:connector draw:style-name="gr4" draw:text-style-name="P3" draw:layer="layout" draw:type="line" svg:x1="7.782cm" svg:y1="20.4cm" svg:x2="7.851cm" svg:y2="19.2cm" draw:end-shape="id102" draw:end-glue-point="2" svg:d="M7782 20400l69-1200" svg:viewBox="0 0 70 1201">
          <text:p text:style-name="P1"><text:span text:style-name="T2">/RES</text:span></text:p>
        </draw:connector>
        <draw:connector draw:style-name="gr4" draw:text-style-name="P3" draw:layer="layout" draw:type="line" svg:x1="31.36cm" svg:y1="1.95cm" svg:x2="33.68cm" svg:y2="1.902cm" draw:start-shape="id211" draw:start-glue-point="1" svg:d="M31360 1950l2320-48" svg:viewBox="0 0 2321 49">
          <text:p text:style-name="P1"><text:span text:style-name="T2">/RES</text:span></text:p>
        </draw:connector>
        <draw:custom-shape draw:style-name="gr1" draw:text-style-name="P2" xml:id="id211" draw:id="id211" draw:layer="layout" svg:width="1cm" svg:height="0.9cm" svg:x="30.36cm" svg:y="1.5cm">
          <text:p text:style-name="P1"><text:span text:style-name="T1">NOT</text:span></text:p>
          <text:p text:style-name="P1"><text:span text:style-name="T1">312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8cm" svg:y1="27.7cm" svg:x2="7.812cm" svg:y2="26.5cm" draw:end-shape="id51" draw:end-glue-point="2" svg:d="M7800 27700l12-1200" svg:viewBox="0 0 13 1201">
          <text:p text:style-name="P1"><text:span text:style-name="T2">/RES</text:span></text:p>
        </draw:connector>
        <draw:connector draw:style-name="gr4" draw:text-style-name="P3" draw:layer="layout" draw:type="line" svg:x1="7.8cm" svg:y1="30.2cm" svg:x2="7.812cm" svg:y2="29cm" draw:end-shape="id25" draw:end-glue-point="2" svg:d="M7800 30200l12-1200" svg:viewBox="0 0 13 1201">
          <text:p text:style-name="P1"><text:span text:style-name="T2">/RES</text:span></text:p>
        </draw:connector>
        <draw:connector draw:style-name="gr4" draw:text-style-name="P3" draw:layer="layout" draw:type="line" svg:x1="7.8cm" svg:y1="32.6cm" svg:x2="7.812cm" svg:y2="31.4cm" draw:end-shape="id29" draw:end-glue-point="2" svg:d="M7800 32600l12-1200" svg:viewBox="0 0 13 1201">
          <text:p text:style-name="P1"><text:span text:style-name="T2">/RES</text:span></text:p>
        </draw:connector>
        <draw:connector draw:style-name="gr4" draw:text-style-name="P3" draw:layer="layout" draw:type="line" svg:x1="7.8cm" svg:y1="35cm" svg:x2="7.812cm" svg:y2="33.8cm" draw:end-shape="id33" draw:end-glue-point="2" svg:d="M7800 35000l12-1200" svg:viewBox="0 0 13 1201">
          <text:p text:style-name="P1"><text:span text:style-name="T2">/RES</text:span></text:p>
        </draw:connector>
        <draw:connector draw:style-name="gr4" draw:text-style-name="P3" draw:layer="layout" draw:type="line" svg:x1="7.8cm" svg:y1="37.4cm" svg:x2="7.812cm" svg:y2="36.2cm" draw:end-shape="id39" draw:end-glue-point="2" svg:d="M7800 37400l12-1200" svg:viewBox="0 0 13 1201">
          <text:p text:style-name="P1"><text:span text:style-name="T2">/RES</text:span></text:p>
        </draw:connector>
        <draw:connector draw:style-name="gr4" draw:text-style-name="P3" draw:layer="layout" draw:type="line" svg:x1="7.788cm" svg:y1="39.8cm" svg:x2="7.812cm" svg:y2="38.6cm" draw:end-shape="id42" draw:end-glue-point="2" svg:d="M7788 39800l24-1200" svg:viewBox="0 0 25 1201">
          <text:p text:style-name="P1"><text:span text:style-name="T2">/RES</text:span></text:p>
        </draw:connector>
        <draw:connector draw:style-name="gr4" draw:text-style-name="P3" draw:layer="layout" draw:type="line" svg:x1="7.788cm" svg:y1="42.3cm" svg:x2="7.812cm" svg:y2="41.1cm" draw:end-shape="id36" draw:end-glue-point="2" svg:d="M7788 42300l24-1200" svg:viewBox="0 0 25 1201">
          <text:p text:style-name="P1"><text:span text:style-name="T2">/RES</text:span></text:p>
        </draw:connector>
        <draw:connector draw:style-name="gr4" draw:text-style-name="P3" draw:layer="layout" draw:type="line" svg:x1="7.8cm" svg:y1="44.7cm" svg:x2="7.812cm" svg:y2="43.5cm" draw:end-shape="id45" draw:end-glue-point="2" svg:d="M7800 44700l12-1200" svg:viewBox="0 0 13 1201">
          <text:p text:style-name="P1"><text:span text:style-name="T2">/RES</text:span></text:p>
        </draw:connector>
        <draw:connector draw:style-name="gr4" draw:text-style-name="P3" draw:layer="layout" draw:type="line" svg:x1="7.788cm" svg:y1="47.1cm" svg:x2="7.812cm" svg:y2="45.9cm" draw:end-shape="id48" draw:end-glue-point="2" svg:d="M7788 47100l24-1200" svg:viewBox="0 0 25 1201">
          <text:p text:style-name="P1"><text:span text:style-name="T2">/RES</text:span></text:p>
        </draw:connector>
        <draw:connector draw:style-name="gr4" draw:text-style-name="P3" draw:layer="layout" draw:type="line" svg:x1="31.38cm" svg:y1="4.35cm" svg:x2="33.7cm" svg:y2="4.302cm" draw:start-shape="id212" draw:start-glue-point="1" svg:d="M31380 4350l2320-48" svg:viewBox="0 0 2321 49">
          <text:p text:style-name="P1"><text:span text:style-name="T2">/RES</text:span></text:p>
        </draw:connector>
        <draw:custom-shape draw:style-name="gr1" draw:text-style-name="P2" xml:id="id212" draw:id="id212" draw:layer="layout" svg:width="1cm" svg:height="0.9cm" svg:x="30.38cm" svg:y="3.9cm">
          <text:p text:style-name="P1"><text:span text:style-name="T1">NOT</text:span></text:p>
          <text:p text:style-name="P1"><text:span text:style-name="T1">323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8.944cm" svg:y1="5.027cm" svg:x2="18.95cm" svg:y2="3.8cm" draw:end-shape="id167" draw:end-glue-point="2" svg:d="M18944 5027l6-1227" svg:viewBox="0 0 7 1228">
          <text:p text:style-name="P1"><text:span text:style-name="T2">/RES</text:span></text:p>
        </draw:connector>
        <draw:connector draw:style-name="gr4" draw:text-style-name="P3" draw:layer="layout" draw:type="line" svg:x1="18.9cm" svg:y1="7.627cm" svg:x2="18.95cm" svg:y2="6.4cm" draw:end-shape="id164" draw:end-glue-point="2" svg:d="M18900 7627l50-1227" svg:viewBox="0 0 51 1228">
          <text:p text:style-name="P1"><text:span text:style-name="T2">/RES</text:span></text:p>
        </draw:connector>
        <draw:connector draw:style-name="gr4" draw:text-style-name="P3" draw:layer="layout" draw:type="line" svg:x1="18.9cm" svg:y1="10.027cm" svg:x2="18.95cm" svg:y2="8.8cm" draw:end-shape="id170" draw:end-glue-point="2" svg:d="M18900 10027l50-1227" svg:viewBox="0 0 51 1228">
          <text:p text:style-name="P1"><text:span text:style-name="T2">/RES</text:span></text:p>
        </draw:connector>
        <draw:connector draw:style-name="gr4" draw:text-style-name="P3" draw:layer="layout" draw:type="line" svg:x1="18.994cm" svg:y1="12.527cm" svg:x2="18.95cm" svg:y2="11.3cm" draw:end-shape="id177" draw:end-glue-point="2" svg:d="M18994 12527l-44-1227" svg:viewBox="0 0 45 1228">
          <text:p text:style-name="P1"><text:span text:style-name="T2">/RES</text:span></text:p>
        </draw:connector>
        <draw:connector draw:style-name="gr4" draw:text-style-name="P3" draw:layer="layout" draw:type="line" svg:x1="18.994cm" svg:y1="15.027cm" svg:x2="18.95cm" svg:y2="13.8cm" draw:end-shape="id180" draw:end-glue-point="2" svg:d="M18994 15027l-44-1227" svg:viewBox="0 0 45 1228">
          <text:p text:style-name="P1"><text:span text:style-name="T2">/RES</text:span></text:p>
        </draw:connector>
        <draw:connector draw:style-name="gr4" draw:text-style-name="P3" draw:layer="layout" draw:type="line" svg:x1="18.9cm" svg:y1="17.527cm" svg:x2="18.95cm" svg:y2="16.3cm" draw:end-shape="id183" draw:end-glue-point="2" svg:d="M18900 17527l50-1227" svg:viewBox="0 0 51 1228">
          <text:p text:style-name="P1"><text:span text:style-name="T2">/RES</text:span></text:p>
        </draw:connector>
        <draw:connector draw:style-name="gr4" draw:text-style-name="P3" draw:layer="layout" draw:type="line" svg:x1="18.918cm" svg:y1="20.003cm" svg:x2="18.95cm" svg:y2="18.8cm" draw:end-shape="id186" draw:end-glue-point="2" svg:d="M18918 20003l32-1203" svg:viewBox="0 0 33 1204">
          <text:p text:style-name="P1"><text:span text:style-name="T2">/RES</text:span></text:p>
        </draw:connector>
        <draw:connector draw:style-name="gr4" draw:text-style-name="P3" draw:layer="layout" draw:type="line" svg:x1="18.894cm" svg:y1="22.527cm" svg:x2="18.95cm" svg:y2="21.3cm" draw:end-shape="id189" draw:end-glue-point="2" svg:d="M18894 22527l56-1227" svg:viewBox="0 0 57 1228">
          <text:p text:style-name="P1"><text:span text:style-name="T2">/RES</text:span></text:p>
        </draw:connector>
        <draw:connector draw:style-name="gr4" draw:text-style-name="P3" draw:layer="layout" draw:type="line" svg:x1="18.894cm" svg:y1="25.027cm" svg:x2="18.938cm" svg:y2="23.8cm" draw:end-shape="id192" draw:end-glue-point="2" svg:d="M18894 25027l44-1227" svg:viewBox="0 0 45 1228">
          <text:p text:style-name="P1"><text:span text:style-name="T2">/RES</text:span></text:p>
        </draw:connector>
        <draw:connector draw:style-name="gr4" draw:text-style-name="P3" draw:layer="layout" draw:type="line" svg:x1="18.969cm" svg:y1="27.8cm" svg:x2="18.951cm" svg:y2="26.4cm" draw:end-shape="id195" draw:end-glue-point="2" svg:d="M18969 27800l-18-1400" svg:viewBox="0 0 19 1401">
          <text:p text:style-name="P1"><text:span text:style-name="T2">/RES</text:span></text:p>
        </draw:connector>
        <draw:connector draw:style-name="gr4" draw:text-style-name="P3" draw:layer="layout" draw:type="line" svg:x1="31.36cm" svg:y1="5.45cm" svg:x2="33.68cm" svg:y2="5.402cm" draw:start-shape="id213" draw:start-glue-point="1" svg:d="M31360 5450l2320-48" svg:viewBox="0 0 2321 49">
          <text:p text:style-name="P1"><text:span text:style-name="T2">/RES</text:span></text:p>
        </draw:connector>
        <draw:custom-shape draw:style-name="gr1" draw:text-style-name="P2" xml:id="id213" draw:id="id213" draw:layer="layout" svg:width="1cm" svg:height="0.9cm" svg:x="30.36cm" svg:y="5cm">
          <text:p text:style-name="P1"><text:span text:style-name="T1">NOT</text:span></text:p>
          <text:p text:style-name="P1"><text:span text:style-name="T1">343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7.383cm" svg:y1="50.9cm" svg:x2="47.35cm" svg:y2="49.624cm" draw:end-shape="id214" draw:end-glue-point="2" svg:d="M47383 50900l-33-1276" svg:viewBox="0 0 34 1277">
          <text:p text:style-name="P1"><text:span text:style-name="T2">/RES</text:span></text:p>
        </draw:connector>
        <draw:connector draw:style-name="gr4" draw:text-style-name="P3" draw:layer="layout" draw:type="line" svg:x1="31.36cm" svg:y1="6.55cm" svg:x2="33.68cm" svg:y2="6.502cm" draw:start-shape="id215" draw:start-glue-point="1" svg:d="M31360 6550l2320-48" svg:viewBox="0 0 2321 49">
          <text:p text:style-name="P1"><text:span text:style-name="T2">/RES</text:span></text:p>
        </draw:connector>
        <draw:custom-shape draw:style-name="gr1" draw:text-style-name="P2" xml:id="id215" draw:id="id215" draw:layer="layout" svg:width="1cm" svg:height="0.9cm" svg:x="30.36cm" svg:y="6.1cm">
          <text:p text:style-name="P1"><text:span text:style-name="T1">NOT</text:span></text:p>
          <text:p text:style-name="P1"><text:span text:style-name="T1">425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cm" svg:height="0.9cm" svg:x="57.7cm" svg:y="20.4cm">
          <text:p text:style-name="P1"><text:span text:style-name="T1">DFFR(mclk, /res)</text:span></text:p>
          <text:p text:style-name="P1"><text:span text:style-name="T1">54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7.923cm" svg:y1="4.213cm" svg:x2="30.36cm" svg:y2="1.95cm" draw:start-shape="id216" draw:end-shape="id211" draw:end-glue-point="3" svg:d="M27923 4213l2437-2263" svg:viewBox="0 0 2438 2264">
          <text:p/>
        </draw:connector>
        <draw:frame draw:style-name="gr8" draw:text-style-name="P4" xml:id="id216" draw:id="id216" draw:layer="layout" svg:width="1.023cm" svg:height="0.573cm" svg:x="26.9cm" svg:y="3.927cm">
          <draw:text-box>
            <text:p><text:span text:style-name="T2">RES</text:span></text:p>
          </draw:text-box>
        </draw:frame>
        <draw:connector draw:style-name="gr6" draw:text-style-name="P1" draw:layer="layout" draw:type="line" svg:x1="27.923cm" svg:y1="4.213cm" svg:x2="30.36cm" svg:y2="3.15cm" draw:start-shape="id216" draw:start-glue-point="1" draw:end-shape="id106" svg:d="M27923 4213l2437-1063" svg:viewBox="0 0 2438 1064">
          <text:p/>
        </draw:connector>
        <draw:connector draw:style-name="gr6" draw:text-style-name="P1" draw:layer="layout" draw:type="line" svg:x1="27.923cm" svg:y1="4.213cm" svg:x2="30.38cm" svg:y2="4.35cm" draw:start-shape="id216" draw:start-glue-point="1" draw:end-shape="id212" draw:end-glue-point="3" svg:d="M27923 4213l2457 137" svg:viewBox="0 0 2458 138">
          <text:p/>
        </draw:connector>
        <draw:connector draw:style-name="gr6" draw:text-style-name="P1" draw:layer="layout" draw:type="line" svg:x1="27.923cm" svg:y1="4.213cm" svg:x2="30.36cm" svg:y2="5.45cm" draw:start-shape="id216" draw:start-glue-point="1" draw:end-shape="id213" draw:end-glue-point="3" svg:d="M27923 4213l2437 1237" svg:viewBox="0 0 2438 1238">
          <text:p/>
        </draw:connector>
        <draw:connector draw:style-name="gr6" draw:text-style-name="P1" draw:layer="layout" draw:type="line" svg:x1="27.923cm" svg:y1="4.213cm" svg:x2="30.36cm" svg:y2="6.55cm" draw:start-shape="id216" draw:start-glue-point="1" draw:end-shape="id215" draw:end-glue-point="3" svg:d="M27923 4213l2437 2337" svg:viewBox="0 0 2438 2338">
          <text:p/>
        </draw:connector>
        <draw:custom-shape draw:style-name="gr1" draw:text-style-name="P2" xml:id="id218" draw:id="id218" draw:layer="layout" svg:width="1cm" svg:height="0.9cm" svg:x="40.984cm" svg:y="14.5cm">
          <text:p text:style-name="P1"><text:span text:style-name="T1">AND</text:span></text:p>
          <text:p text:style-name="P1"><text:span text:style-name="T1">384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0.1cm" svg:y1="17.15cm" svg:x2="40.984cm" svg:y2="14.95cm" draw:start-shape="id217" draw:end-shape="id218" draw:end-glue-point="3" svg:d="M40100 17150l884-2200" svg:viewBox="0 0 885 2201">
          <text:p/>
        </draw:connector>
        <draw:custom-shape draw:style-name="gr1" draw:text-style-name="P2" xml:id="id217" draw:id="id217" draw:layer="layout" svg:width="1cm" svg:height="0.9cm" svg:x="39.1cm" svg:y="16.7cm">
          <text:p text:style-name="P1"><text:span text:style-name="T1">NAND</text:span></text:p>
          <text:p text:style-name="P1"><text:span text:style-name="T1">385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0.1cm" svg:y1="17.15cm" svg:x2="41cm" svg:y2="17.15cm" draw:start-shape="id217" draw:start-glue-point="1" draw:end-shape="id158" svg:d="M40100 17150h900" svg:viewBox="0 0 901 1">
          <text:p/>
        </draw:connector>
        <draw:connector draw:style-name="gr6" draw:text-style-name="P1" draw:layer="layout" draw:type="line" svg:x1="38.2cm" svg:y1="15.65cm" svg:x2="39.1cm" svg:y2="14.95cm" draw:start-shape="id153" draw:start-glue-point="1" draw:end-shape="id108" draw:end-glue-point="3" svg:d="M38200 15650l900-700" svg:viewBox="0 0 901 701">
          <text:p/>
        </draw:connector>
        <draw:connector draw:style-name="gr6" draw:text-style-name="P1" draw:layer="layout" draw:type="line" svg:x1="40.1cm" svg:y1="14.95cm" svg:x2="40.984cm" svg:y2="14.95cm" draw:start-shape="id108" draw:start-glue-point="1" draw:end-shape="id218" draw:end-glue-point="3" svg:d="M40100 14950h884" svg:viewBox="0 0 885 1">
          <text:p/>
        </draw:connector>
        <draw:connector draw:style-name="gr6" draw:text-style-name="P1" draw:layer="layout" draw:type="line" svg:x1="38.2cm" svg:y1="14.45cm" svg:x2="39.1cm" svg:y2="14.95cm" draw:start-shape="id128" draw:start-glue-point="1" draw:end-shape="id108" draw:end-glue-point="3" svg:d="M38200 14450l900 500" svg:viewBox="0 0 901 501">
          <text:p/>
        </draw:connector>
        <draw:custom-shape draw:style-name="gr1" draw:text-style-name="P2" xml:id="id219" draw:id="id219" draw:layer="layout" svg:width="1cm" svg:height="0.9cm" svg:x="42.8cm" svg:y="14.5cm">
          <text:p text:style-name="P1"><text:span text:style-name="T1">OR (mclk)</text:span></text:p>
          <text:p text:style-name="P1"><text:span text:style-name="T1">384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1.984cm" svg:y1="14.95cm" svg:x2="42.8cm" svg:y2="14.95cm" draw:start-shape="id218" draw:start-glue-point="1" draw:end-shape="id219" draw:end-glue-point="3" svg:d="M41984 14950h816" svg:viewBox="0 0 817 1">
          <text:p/>
        </draw:connector>
        <draw:connector draw:style-name="gr4" draw:text-style-name="P3" draw:layer="layout" draw:type="line" svg:x1="43.8cm" svg:y1="14.95cm" svg:x2="45.588cm" svg:y2="14.949cm" draw:start-shape="id219" draw:start-glue-point="1" svg:d="M43800 14950l1788-1" svg:viewBox="0 0 1789 2">
          <text:p text:style-name="P1"><text:span text:style-name="T2">CLK9</text:span></text:p>
        </draw:connector>
        <draw:connector draw:style-name="gr4" draw:text-style-name="P3" draw:layer="layout" draw:type="line" svg:x1="32cm" svg:y1="41.75cm" svg:x2="34.1cm" svg:y2="42.65cm" draw:start-shape="id140" draw:start-glue-point="1" draw:end-shape="id136" draw:end-glue-point="3" svg:d="M32000 41750l2100 900" svg:viewBox="0 0 2101 901">
          <text:p text:style-name="P1"><text:span text:style-name="T2">a</text:span></text:p>
        </draw:connector>
        <draw:connector draw:style-name="gr6" draw:text-style-name="P1" draw:layer="layout" draw:type="line" svg:x1="35.1cm" svg:y1="42.65cm" svg:x2="36.2cm" svg:y2="45.65cm" draw:start-shape="id136" draw:start-glue-point="1" draw:end-shape="id210" draw:end-glue-point="3" svg:d="M35100 42650l1100 3000" svg:viewBox="0 0 1101 3001">
          <text:p/>
        </draw:connector>
        <draw:custom-shape draw:style-name="gr1" draw:text-style-name="P2" xml:id="id220" draw:id="id220" draw:layer="layout" svg:width="1cm" svg:height="0.9cm" svg:x="26.4cm" svg:y="55.814cm">
          <text:p text:style-name="P1"><text:span text:style-name="T1">NAND</text:span></text:p>
          <text:p text:style-name="P1"><text:span text:style-name="T1">363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5.6cm" svg:y1="56.264cm" svg:x2="26.4cm" svg:y2="56.264cm" draw:start-shape="id208" draw:start-glue-point="1" draw:end-shape="id220" draw:end-glue-point="3" svg:d="M25600 56264h800" svg:viewBox="0 0 801 1">
          <text:p/>
        </draw:connector>
        <draw:connector draw:style-name="gr6" draw:text-style-name="P1" draw:layer="layout" draw:type="line" svg:x1="37.2cm" svg:y1="45.65cm" svg:x2="38.8cm" svg:y2="46.15cm" draw:start-shape="id210" draw:start-glue-point="1" draw:end-shape="id141" draw:end-glue-point="3" svg:d="M37200 45650l1600 500" svg:viewBox="0 0 1601 501">
          <text:p/>
        </draw:connector>
        <draw:connector draw:style-name="gr6" draw:text-style-name="P1" draw:layer="layout" draw:type="line" svg:x1="39.8cm" svg:y1="46.15cm" svg:x2="40.7cm" svg:y2="46.15cm" draw:start-shape="id141" draw:start-glue-point="1" draw:end-shape="id221" draw:end-glue-point="3" svg:d="M39800 46150h900" svg:viewBox="0 0 901 1">
          <text:p/>
        </draw:connector>
        <draw:custom-shape draw:style-name="gr1" draw:text-style-name="P2" xml:id="id222" draw:id="id222" draw:layer="layout" svg:width="1cm" svg:height="0.9cm" svg:x="38.8cm" svg:y="47.2cm">
          <text:p text:style-name="P1"><text:span text:style-name="T1">OR</text:span></text:p>
          <text:p text:style-name="P1"><text:span text:style-name="T1">353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9.8cm" svg:y1="47.65cm" svg:x2="40.7cm" svg:y2="46.15cm" draw:start-shape="id222" draw:start-glue-point="1" draw:end-shape="id221" draw:end-glue-point="3" svg:d="M39800 47650l900-1500" svg:viewBox="0 0 901 1501">
          <text:p/>
        </draw:connector>
        <draw:connector draw:style-name="gr6" draw:text-style-name="P1" draw:layer="layout" draw:type="line" svg:x1="35.1cm" svg:y1="44.35cm" svg:x2="36.2cm" svg:y2="45.65cm" draw:start-shape="id137" draw:start-glue-point="1" draw:end-shape="id210" draw:end-glue-point="3" svg:d="M35100 44350l1100 1300" svg:viewBox="0 0 1101 1301">
          <text:p/>
        </draw:connector>
        <draw:connector draw:style-name="gr6" draw:text-style-name="P1" draw:layer="layout" draw:type="line" svg:x1="41.7cm" svg:y1="46.15cm" svg:x2="43.6cm" svg:y2="49.15cm" draw:start-shape="id221" draw:start-glue-point="1" draw:end-shape="id145" draw:end-glue-point="3" svg:d="M41700 46150l1900 3000" svg:viewBox="0 0 1901 3001">
          <text:p/>
        </draw:connector>
        <draw:custom-shape draw:style-name="gr1" draw:text-style-name="P2" xml:id="id223" draw:id="id223" draw:layer="layout" svg:width="1cm" svg:height="0.9cm" svg:x="43.904cm" svg:y="45.686cm">
          <text:p text:style-name="P1"><text:span text:style-name="T1">OR(mclk)</text:span></text:p>
          <text:p text:style-name="P1"><text:span text:style-name="T1">343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4.904cm" svg:y1="46.136cm" svg:x2="47.149cm" svg:y2="46.186cm" draw:start-shape="id223" draw:start-glue-point="1" draw:end-shape="id224" draw:end-glue-point="3" svg:d="M44904 46136l2245 50" svg:viewBox="0 0 2246 51">
          <text:p text:style-name="P1"><text:span text:style-name="T2">CLK10</text:span></text:p>
        </draw:connector>
        <draw:frame draw:style-name="gr8" draw:text-style-name="P4" xml:id="id224" draw:id="id224" draw:layer="layout" svg:width="2.051cm" svg:height="0.573cm" svg:x="47.149cm" svg:y="45.9cm">
          <draw:text-box>
            <text:p><text:span text:style-name="T2">COUNTER 1</text:span></text:p>
          </draw:text-box>
        </draw:frame>
        <draw:connector draw:style-name="gr6" draw:text-style-name="P1" draw:layer="layout" draw:type="line" svg:x1="41.7cm" svg:y1="46.15cm" svg:x2="43.904cm" svg:y2="46.136cm" draw:start-shape="id221" draw:start-glue-point="1" draw:end-shape="id223" draw:end-glue-point="3" svg:d="M41700 46150l2204-14" svg:viewBox="0 0 2205 15">
          <text:p/>
        </draw:connector>
        <draw:connector draw:style-name="gr6" draw:text-style-name="P1" draw:layer="layout" draw:type="line" svg:x1="44.6cm" svg:y1="49.15cm" svg:x2="46.3cm" svg:y2="49.174cm" draw:start-shape="id145" draw:start-glue-point="1" draw:end-shape="id214" draw:end-glue-point="3" svg:d="M44600 49150l1700 24" svg:viewBox="0 0 1701 25">
          <text:p/>
        </draw:connector>
        <draw:connector draw:style-name="gr4" draw:text-style-name="P3" draw:layer="layout" draw:type="line" svg:x1="29.967cm" svg:y1="19.802cm" svg:x2="32.2cm" svg:y2="19.082cm" draw:end-shape="id56" draw:end-glue-point="3" svg:d="M29967 19802l2233-720" svg:viewBox="0 0 2234 721">
          <text:p text:style-name="P1"><text:span text:style-name="T2">/CNT0_8</text:span></text:p>
        </draw:connector>
        <draw:custom-shape draw:style-name="gr1" draw:text-style-name="P2" xml:id="id225" draw:id="id225" draw:layer="layout" svg:width="1cm" svg:height="0.9cm" svg:x="9.48cm" svg:y="43.55cm">
          <text:p text:style-name="P1"><text:span text:style-name="T1">NOT</text:span></text:p>
          <text:p text:style-name="P1"><text:span text:style-name="T1">3620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8.862cm" svg:y1="43.05cm" svg:x2="9.48cm" svg:y2="44cm" draw:start-shape="id45" draw:start-glue-point="1" draw:end-shape="id225" draw:end-glue-point="3" svg:d="M8862 43050l618 950" svg:viewBox="0 0 619 951">
          <text:p/>
        </draw:connector>
        <draw:connector draw:style-name="gr4" draw:text-style-name="P3" draw:layer="layout" draw:type="line" svg:x1="10.48cm" svg:y1="44cm" svg:x2="12.7cm" svg:y2="44.049cm" draw:start-shape="id225" draw:start-glue-point="1" svg:d="M10480 44000l2220 49" svg:viewBox="0 0 2221 50">
          <text:p text:style-name="P1"><text:span text:style-name="T2">/CNT0_7</text:span></text:p>
        </draw:connector>
        <draw:custom-shape draw:style-name="gr1" draw:text-style-name="P2" xml:id="id226" draw:id="id226" draw:layer="layout" svg:width="1cm" svg:height="0.9cm" svg:x="9.48cm" svg:y="41.1cm">
          <text:p text:style-name="P1"><text:span text:style-name="T1">NOT</text:span></text:p>
          <text:p text:style-name="P1"><text:span text:style-name="T1">3621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8.862cm" svg:y1="40.65cm" svg:x2="9.48cm" svg:y2="41.55cm" draw:start-shape="id36" draw:end-shape="id226" draw:end-glue-point="3" svg:d="M8862 40650l618 900" svg:viewBox="0 0 619 901">
          <text:p/>
        </draw:connector>
        <draw:connector draw:style-name="gr4" draw:text-style-name="P3" draw:layer="layout" draw:type="line" svg:x1="10.48cm" svg:y1="41.55cm" svg:x2="12.7cm" svg:y2="41.599cm" draw:start-shape="id226" draw:start-glue-point="1" svg:d="M10480 41550l2220 49" svg:viewBox="0 0 2221 50">
          <text:p text:style-name="P1"><text:span text:style-name="T2">/CNT0_6</text:span></text:p>
        </draw:connector>
        <draw:custom-shape draw:style-name="gr1" draw:text-style-name="P2" xml:id="id227" draw:id="id227" draw:layer="layout" svg:width="1cm" svg:height="0.9cm" svg:x="9.48cm" svg:y="38.6cm">
          <text:p text:style-name="P1"><text:span text:style-name="T1">NOT</text:span></text:p>
          <text:p text:style-name="P1"><text:span text:style-name="T1">3328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8.862cm" svg:y1="38.15cm" svg:x2="9.48cm" svg:y2="39.05cm" draw:start-shape="id42" draw:end-shape="id227" draw:end-glue-point="3" svg:d="M8862 38150l618 900" svg:viewBox="0 0 619 901">
          <text:p/>
        </draw:connector>
        <draw:connector draw:style-name="gr4" draw:text-style-name="P3" draw:layer="layout" draw:type="line" svg:x1="10.48cm" svg:y1="39.05cm" svg:x2="12.7cm" svg:y2="39.099cm" draw:start-shape="id227" draw:start-glue-point="1" svg:d="M10480 39050l2220 49" svg:viewBox="0 0 2221 50">
          <text:p text:style-name="P1"><text:span text:style-name="T2">/CNT0_5</text:span></text:p>
        </draw:connector>
        <draw:custom-shape draw:style-name="gr1" draw:text-style-name="P2" xml:id="id228" draw:id="id228" draw:layer="layout" svg:width="1cm" svg:height="0.9cm" svg:x="9.538cm" svg:y="36.2cm">
          <text:p text:style-name="P1"><text:span text:style-name="T1">NOT</text:span></text:p>
          <text:p text:style-name="P1"><text:span text:style-name="T1">3635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8.862cm" svg:y1="35.75cm" svg:x2="9.538cm" svg:y2="36.65cm" draw:start-shape="id39" draw:end-shape="id228" draw:end-glue-point="3" svg:d="M8862 35750l676 900" svg:viewBox="0 0 677 901">
          <text:p/>
        </draw:connector>
        <draw:connector draw:style-name="gr4" draw:text-style-name="P3" draw:layer="layout" draw:type="line" svg:x1="10.538cm" svg:y1="36.65cm" svg:x2="12.758cm" svg:y2="36.699cm" draw:start-shape="id228" draw:start-glue-point="1" svg:d="M10538 36650l2220 49" svg:viewBox="0 0 2221 50">
          <text:p text:style-name="P1"><text:span text:style-name="T2">/CNT0_4</text:span></text:p>
        </draw:connector>
        <draw:custom-shape draw:style-name="gr1" draw:text-style-name="P2" xml:id="id229" draw:id="id229" draw:layer="layout" svg:width="1cm" svg:height="0.9cm" svg:x="9.48cm" svg:y="33.8cm">
          <text:p text:style-name="P1"><text:span text:style-name="T1">NOT</text:span></text:p>
          <text:p text:style-name="P1"><text:span text:style-name="T1">3634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8.842cm" svg:y1="33.35cm" svg:x2="9.48cm" svg:y2="34.25cm" draw:end-shape="id229" draw:end-glue-point="3" svg:d="M8842 33350l638 900" svg:viewBox="0 0 639 901">
          <text:p/>
        </draw:connector>
        <draw:connector draw:style-name="gr4" draw:text-style-name="P3" draw:layer="layout" draw:type="line" svg:x1="10.48cm" svg:y1="34.25cm" svg:x2="12.7cm" svg:y2="34.299cm" draw:start-shape="id229" draw:start-glue-point="1" svg:d="M10480 34250l2220 49" svg:viewBox="0 0 2221 50">
          <text:p text:style-name="P1"><text:span text:style-name="T2">/CNT0_3</text:span></text:p>
        </draw:connector>
        <draw:custom-shape draw:style-name="gr1" draw:text-style-name="P2" xml:id="id230" draw:id="id230" draw:layer="layout" svg:width="1cm" svg:height="0.9cm" svg:x="9.48cm" svg:y="31.4cm">
          <text:p text:style-name="P1"><text:span text:style-name="T1">NOT</text:span></text:p>
          <text:p text:style-name="P1"><text:span text:style-name="T1">3733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8.862cm" svg:y1="30.95cm" svg:x2="9.48cm" svg:y2="31.85cm" draw:start-shape="id29" draw:end-shape="id230" draw:end-glue-point="3" svg:d="M8862 30950l618 900" svg:viewBox="0 0 619 901">
          <text:p/>
        </draw:connector>
        <draw:connector draw:style-name="gr4" draw:text-style-name="P3" draw:layer="layout" draw:type="line" svg:x1="10.48cm" svg:y1="31.85cm" svg:x2="12.7cm" svg:y2="31.899cm" draw:start-shape="id230" draw:start-glue-point="1" svg:d="M10480 31850l2220 49" svg:viewBox="0 0 2221 50">
          <text:p text:style-name="P1"><text:span text:style-name="T2">/CNT0_2</text:span></text:p>
        </draw:connector>
        <draw:custom-shape draw:style-name="gr1" draw:text-style-name="P2" xml:id="id231" draw:id="id231" draw:layer="layout" svg:width="1cm" svg:height="0.9cm" svg:x="9.538cm" svg:y="29cm">
          <text:p text:style-name="P1"><text:span text:style-name="T1">NOT</text:span></text:p>
          <text:p text:style-name="P1"><text:span text:style-name="T1">3632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8.862cm" svg:y1="28.55cm" svg:x2="9.538cm" svg:y2="29.45cm" draw:start-shape="id25" draw:end-shape="id231" draw:end-glue-point="3" svg:d="M8862 28550l676 900" svg:viewBox="0 0 677 901">
          <text:p/>
        </draw:connector>
        <draw:connector draw:style-name="gr4" draw:text-style-name="P3" draw:layer="layout" draw:type="line" svg:x1="10.538cm" svg:y1="29.45cm" svg:x2="12.758cm" svg:y2="29.499cm" draw:start-shape="id231" draw:start-glue-point="1" svg:d="M10538 29450l2220 49" svg:viewBox="0 0 2221 50">
          <text:p text:style-name="P1"><text:span text:style-name="T2">/CNT0_1</text:span></text:p>
        </draw:connector>
        <draw:custom-shape draw:style-name="gr1" draw:text-style-name="P2" xml:id="id232" draw:id="id232" draw:layer="layout" svg:width="1cm" svg:height="0.9cm" svg:x="9.538cm" svg:y="26.5cm">
          <text:p text:style-name="P1"><text:span text:style-name="T1">NOT</text:span></text:p>
          <text:p text:style-name="P1"><text:span text:style-name="T1">38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.862cm" svg:y1="26.05cm" svg:x2="9.538cm" svg:y2="26.95cm" draw:start-shape="id51" draw:start-glue-point="1" draw:end-shape="id232" draw:end-glue-point="3" svg:d="M8862 26050l676 900" svg:viewBox="0 0 677 901">
          <text:p/>
        </draw:connector>
        <draw:connector draw:style-name="gr4" draw:text-style-name="P3" draw:layer="layout" draw:type="line" svg:x1="10.538cm" svg:y1="26.95cm" svg:x2="12.7cm" svg:y2="26.961cm" draw:start-shape="id232" draw:start-glue-point="1" svg:d="M10538 26950l2162 11" svg:viewBox="0 0 2163 12">
          <text:p text:style-name="P1"><text:span text:style-name="T2">/CNT0_0</text:span></text:p>
        </draw:connector>
        <draw:connector draw:style-name="gr6" draw:text-style-name="P1" draw:layer="layout" draw:type="line" svg:x1="36.2cm" svg:y1="17.15cm" svg:x2="39.1cm" svg:y2="18.374cm" draw:start-shape="id113" draw:start-glue-point="1" draw:end-shape="id160" draw:end-glue-point="3" svg:d="M36200 17150l2900 1224" svg:viewBox="0 0 2901 1225">
          <text:p/>
        </draw:connector>
        <draw:custom-shape draw:style-name="gr1" draw:text-style-name="P2" xml:id="id233" draw:id="id233" draw:layer="layout" svg:width="1cm" svg:height="0.9cm" svg:x="45.7cm" svg:y="33.7cm">
          <text:p text:style-name="P1"><text:span text:style-name="T1">3-NAND</text:span></text:p>
          <text:p text:style-name="P1"><text:span text:style-name="T1">394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6.2cm" svg:y1="17.15cm" svg:x2="45.7cm" svg:y2="34.15cm" draw:start-shape="id113" draw:start-glue-point="1" draw:end-shape="id233" draw:end-glue-point="3" svg:d="M36200 17150l9500 17000" svg:viewBox="0 0 9501 17001">
          <text:p/>
        </draw:connector>
        <draw:connector draw:style-name="gr6" draw:text-style-name="P1" draw:layer="layout" draw:type="line" svg:x1="33.2cm" svg:y1="17.563cm" svg:x2="35.2cm" svg:y2="17.15cm" draw:start-shape="id114" draw:start-glue-point="1" draw:end-shape="id113" draw:end-glue-point="3" svg:d="M33200 17563l2000-413" svg:viewBox="0 0 2001 414">
          <text:p/>
        </draw:connector>
        <draw:custom-shape draw:style-name="gr3" draw:text-style-name="P2" xml:id="id287" draw:id="id287" draw:layer="layout" svg:width="2.1cm" svg:height="0.9cm" svg:x="52.4cm" svg:y="40.9cm">
          <text:p text:style-name="P1"><text:span text:style-name="T1">DFF(mclk)</text:span></text:p>
          <text:p text:style-name="P1"><text:span text:style-name="T1">403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4" draw:id="id234" draw:layer="layout" svg:width="1cm" svg:height="0.9cm" svg:x="63.463cm" svg:y="42.692cm">
          <text:p text:style-name="P1"><text:span text:style-name="T1">OR(mclk, ground)</text:span></text:p>
          <text:p text:style-name="P1"><text:span text:style-name="T1">384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4.463cm" svg:y1="43.142cm" svg:x2="66.863cm" svg:y2="43.189cm" draw:start-shape="id234" draw:start-glue-point="1" svg:d="M64463 43142l2400 47" svg:viewBox="0 0 2401 48">
          <text:p text:style-name="P1"><text:span text:style-name="T2">MCLK</text:span></text:p>
        </draw:connector>
        <draw:custom-shape draw:style-name="gr1" draw:text-style-name="P2" xml:id="id235" draw:id="id235" draw:layer="layout" svg:width="1cm" svg:height="0.9cm" svg:x="63.463cm" svg:y="44.689cm">
          <text:p text:style-name="P1"><text:span text:style-name="T1">OR(mclk, ground)</text:span></text:p>
          <text:p text:style-name="P1"><text:span text:style-name="T1">322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4.463cm" svg:y1="45.139cm" svg:x2="66.863cm" svg:y2="45.203cm" draw:start-shape="id235" draw:start-glue-point="1" svg:d="M64463 45139l2400 64" svg:viewBox="0 0 2401 65">
          <text:p text:style-name="P1"><text:span text:style-name="T2">MCLK</text:span></text:p>
        </draw:connector>
        <draw:custom-shape draw:style-name="gr1" draw:text-style-name="P2" xml:id="id236" draw:id="id236" draw:layer="layout" svg:width="1cm" svg:height="0.9cm" svg:x="20.676cm" svg:y="3.8cm">
          <text:p text:style-name="P1"><text:span text:style-name="T1">NOT</text:span></text:p>
          <text:p text:style-name="P1"><text:span text:style-name="T1">36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20cm" svg:y1="3.35cm" svg:x2="20.676cm" svg:y2="4.25cm" draw:start-shape="id167" draw:start-glue-point="1" draw:end-shape="id236" draw:end-glue-point="3" svg:d="M20000 3350l676 900" svg:viewBox="0 0 677 901">
          <text:p/>
        </draw:connector>
        <draw:connector draw:style-name="gr4" draw:text-style-name="P3" draw:layer="layout" draw:type="line" svg:x1="21.676cm" svg:y1="4.25cm" svg:x2="23.838cm" svg:y2="4.261cm" draw:start-shape="id236" draw:start-glue-point="1" svg:d="M21676 4250l2162 11" svg:viewBox="0 0 2163 12">
          <text:p text:style-name="P1"><text:span text:style-name="T2">/CNT2_0</text:span></text:p>
        </draw:connector>
        <draw:custom-shape draw:style-name="gr1" draw:text-style-name="P2" xml:id="id237" draw:id="id237" draw:layer="layout" svg:width="1cm" svg:height="0.9cm" svg:x="9.576cm" svg:y="3.8cm">
          <text:p text:style-name="P1"><text:span text:style-name="T1">NOT</text:span></text:p>
          <text:p text:style-name="P1"><text:span text:style-name="T1">34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.9cm" svg:y1="3.35cm" svg:x2="9.576cm" svg:y2="4.25cm" draw:start-shape="id60" draw:end-shape="id237" draw:end-glue-point="3" svg:d="M8900 3350l676 900" svg:viewBox="0 0 677 901">
          <text:p/>
        </draw:connector>
        <draw:connector draw:style-name="gr4" draw:text-style-name="P3" draw:layer="layout" draw:type="line" svg:x1="10.576cm" svg:y1="4.25cm" svg:x2="12.738cm" svg:y2="4.261cm" draw:start-shape="id237" draw:start-glue-point="1" svg:d="M10576 4250l2162 11" svg:viewBox="0 0 2163 12">
          <text:p text:style-name="P1"><text:span text:style-name="T2">/CNT1_0</text:span></text:p>
        </draw:connector>
        <draw:custom-shape draw:style-name="gr1" draw:text-style-name="P2" xml:id="id238" draw:id="id238" draw:layer="layout" svg:width="1cm" svg:height="0.9cm" svg:x="44.023cm" svg:y="24.307cm">
          <text:p text:style-name="P1"><text:span text:style-name="T1">OR(mclk)</text:span></text:p>
          <text:p text:style-name="P1"><text:span text:style-name="T1">395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1" draw:layer="layout" draw:type="line" svg:x1="43.323cm" svg:y1="24.75cm" svg:x2="44.023cm" svg:y2="24.757cm" draw:start-shape="id129" draw:start-glue-point="1" draw:end-shape="id238" draw:end-glue-point="3" svg:d="M43323 24750l700 7" svg:viewBox="0 0 701 8">
          <text:p/>
        </draw:connector>
        <draw:connector draw:style-name="gr4" draw:text-style-name="P3" xml:id="id246" draw:id="id246" draw:layer="layout" draw:type="line" svg:x1="45.023cm" svg:y1="24.757cm" svg:x2="45.923cm" svg:y2="23.374cm" draw:end-shape="id239" svg:d="M45023 24757l900-1383" svg:viewBox="0 0 901 1384">
          <text:p text:style-name="P1"><text:span text:style-name="T2">c</text:span></text:p>
        </draw:connector>
        <draw:custom-shape draw:style-name="gr1" draw:text-style-name="P2" xml:id="id240" draw:id="id240" draw:layer="layout" svg:width="1cm" svg:height="0.9cm" svg:x="40.8cm" svg:y="30.3cm">
          <text:p text:style-name="P1"><text:span text:style-name="T1">3-NAND</text:span></text:p>
          <text:p text:style-name="P1"><text:span text:style-name="T1">395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1.3cm" svg:y1="30.3cm" svg:x2="42.323cm" svg:y2="24.75cm" draw:start-shape="id240" draw:start-glue-point="0" draw:end-shape="id129" draw:end-glue-point="3" svg:d="M41300 30300l1023-5550" svg:viewBox="0 0 1024 5551">
          <text:p/>
        </draw:connector>
        <draw:connector draw:style-name="gr6" draw:text-style-name="P1" draw:layer="layout" draw:type="line" svg:x1="46.7cm" svg:y1="34.15cm" svg:x2="47.3cm" svg:y2="34.15cm" draw:start-shape="id233" draw:start-glue-point="1" draw:end-shape="id241" draw:end-glue-point="3" svg:d="M46700 34150h600" svg:viewBox="0 0 601 1">
          <text:p/>
        </draw:connector>
        <draw:custom-shape draw:style-name="gr1" draw:text-style-name="P2" xml:id="id241" draw:id="id241" draw:layer="layout" svg:width="1cm" svg:height="0.9cm" svg:x="47.3cm" svg:y="33.7cm">
          <text:p text:style-name="P1"><text:span text:style-name="T1">3-NAND</text:span></text:p>
          <text:p text:style-name="P1"><text:span text:style-name="T1">395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3.4cm" svg:y1="31.45cm" svg:x2="45.7cm" svg:y2="34.15cm" draw:start-shape="id156" draw:end-shape="id233" draw:end-glue-point="3" svg:d="M43400 31450l2300 2700" svg:viewBox="0 0 2301 2701">
          <text:p/>
        </draw:connector>
        <draw:connector draw:style-name="gr6" draw:text-style-name="P1" draw:layer="layout" draw:type="line" svg:x1="36.2cm" svg:y1="18.348cm" svg:x2="39.1cm" svg:y2="18.374cm" draw:start-shape="id242" draw:start-glue-point="1" draw:end-shape="id160" draw:end-glue-point="3" svg:d="M36200 18348l2900 26" svg:viewBox="0 0 2901 27">
          <text:p/>
        </draw:connector>
        <draw:connector draw:style-name="gr6" draw:text-style-name="P1" draw:layer="layout" draw:type="line" svg:x1="36.2cm" svg:y1="18.348cm" svg:x2="39.1cm" svg:y2="17.15cm" draw:start-shape="id242" draw:start-glue-point="1" draw:end-shape="id217" draw:end-glue-point="3" svg:d="M36200 18348l2900-1198" svg:viewBox="0 0 2901 1199">
          <text:p/>
        </draw:connector>
        <draw:connector draw:style-name="gr6" draw:text-style-name="P1" draw:layer="layout" draw:type="line" svg:x1="36.2cm" svg:y1="17.15cm" svg:x2="37.2cm" svg:y2="17.15cm" draw:start-shape="id113" draw:start-glue-point="1" draw:end-shape="id243" draw:end-glue-point="3" svg:d="M36200 17150h1000" svg:viewBox="0 0 1001 1">
          <text:p/>
        </draw:connector>
        <draw:connector draw:style-name="gr6" draw:text-style-name="P1" draw:layer="layout" draw:type="line" svg:x1="38.2cm" svg:y1="17.15cm" svg:x2="39.1cm" svg:y2="17.15cm" draw:start-shape="id243" draw:start-glue-point="1" draw:end-shape="id217" draw:end-glue-point="3" svg:d="M38200 17150h900" svg:viewBox="0 0 901 1">
          <text:p/>
        </draw:connector>
        <draw:connector draw:style-name="gr6" draw:text-style-name="P1" draw:layer="layout" draw:type="line" svg:x1="46.973cm" svg:y1="26.5cm" svg:x2="38.2cm" svg:y2="15.65cm" draw:start-shape="id244" draw:start-glue-point="2" draw:end-shape="id153" draw:end-glue-point="1" svg:d="M46973 26500l-8773-10850" svg:viewBox="0 0 8774 10851">
          <text:p/>
        </draw:connector>
        <draw:connector draw:style-name="gr4" draw:text-style-name="P3" draw:layer="layout" draw:type="line" svg:x1="46.973cm" svg:y1="26.5cm" svg:x2="42.9cm" svg:y2="31cm" draw:start-shape="id244" draw:start-glue-point="2" draw:end-shape="id156" draw:end-glue-point="0" svg:d="M46973 26500l-4073 4500" svg:viewBox="0 0 4074 4501">
          <text:p text:style-name="P1"><text:span text:style-name="T2">b</text:span></text:p>
        </draw:connector>
        <draw:connector draw:style-name="gr4" draw:text-style-name="P3" draw:layer="layout" draw:type="line" svg:x1="46.973cm" svg:y1="26.5cm" svg:x2="43.4cm" svg:y2="33.1cm" draw:start-shape="id244" draw:start-glue-point="2" draw:end-shape="id245" draw:end-glue-point="0" svg:d="M46973 26500l-3573 6600" svg:viewBox="0 0 3574 6601">
          <text:p text:style-name="P1"><text:span text:style-name="T2">b</text:span></text:p>
        </draw:connector>
        <draw:connector draw:style-name="gr4" draw:text-style-name="P3" draw:layer="layout" draw:type="line" svg:x1="45.023cm" svg:y1="24.757cm" svg:x2="45.923cm" svg:y2="26.05cm" draw:start-shape="id246" draw:start-glue-point="2" draw:end-shape="id244" draw:end-glue-point="3" svg:d="M45023 24757l900 1293" svg:viewBox="0 0 901 1294">
          <text:p text:style-name="P1"><text:span text:style-name="T2">c</text:span></text:p>
        </draw:connector>
        <draw:connector draw:style-name="gr4" draw:text-style-name="P1" draw:layer="layout" draw:type="line" svg:x1="35.648cm" svg:y1="15.403cm" svg:x2="37.2cm" svg:y2="14.45cm" draw:end-shape="id128" draw:end-glue-point="3" svg:d="M35648 15403l1552-953" svg:viewBox="0 0 1553 954">
          <text:p text:style-name="P1"><text:span text:style-name="T2">/CNT0_INF</text:span></text:p>
        </draw:connector>
        <draw:connector draw:style-name="gr4" draw:text-style-name="P1" draw:layer="layout" draw:type="line" svg:x1="35.742cm" svg:y1="20.08cm" svg:x2="35.7cm" svg:y2="18.798cm" draw:end-shape="id242" draw:end-glue-point="2" svg:d="M35742 20080l-42-1282" svg:viewBox="0 0 43 1283">
          <text:p text:style-name="P1"><text:span text:style-name="T2">/CNT0_INF</text:span></text:p>
        </draw:connector>
        <draw:custom-shape draw:style-name="gr2" draw:text-style-name="P2" xml:id="id247" draw:id="id247" draw:layer="layout" svg:width="1cm" svg:height="0.9cm" svg:x="41cm" svg:y="33.1cm">
          <text:p text:style-name="P1"><text:span text:style-name="T1">NAND</text:span></text:p>
          <text:p text:style-name="P1"><text:span text:style-name="T1">394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9.475cm" svg:y1="34.821cm" svg:x2="41cm" svg:y2="33.55cm" draw:end-shape="id247" draw:end-glue-point="3" svg:d="M39475 34821l1525-1271" svg:viewBox="0 0 1526 1272">
          <text:p text:style-name="P1"><text:span text:style-name="T2">/CNT0_INF</text:span></text:p>
        </draw:connector>
        <draw:connector draw:style-name="gr4" draw:text-style-name="P3" draw:layer="layout" draw:type="line" svg:x1="42cm" svg:y1="33.55cm" svg:x2="42.9cm" svg:y2="33.55cm" draw:start-shape="id247" draw:start-glue-point="1" draw:end-shape="id245" draw:end-glue-point="3" svg:d="M42000 33550h900" svg:viewBox="0 0 901 1">
          <text:p text:style-name="P1"><text:span text:style-name="T2">a</text:span></text:p>
        </draw:connector>
        <draw:connector draw:style-name="gr6" draw:text-style-name="P1" draw:layer="layout" draw:type="line" svg:x1="43.9cm" svg:y1="33.55cm" svg:x2="45.7cm" svg:y2="34.15cm" draw:start-shape="id245" draw:start-glue-point="1" draw:end-shape="id233" draw:end-glue-point="3" svg:d="M43900 33550l1800 600" svg:viewBox="0 0 1801 601">
          <text:p/>
        </draw:connector>
        <draw:connector draw:style-name="gr4" draw:text-style-name="P1" draw:layer="layout" draw:type="line" svg:x1="45.061cm" svg:y1="30.922cm" svg:x2="47.3cm" svg:y2="30.85cm" draw:end-shape="id248" draw:end-glue-point="3" svg:d="M45061 30922l2239-72" svg:viewBox="0 0 2240 73">
          <text:p text:style-name="P1"><text:span text:style-name="T2">/CNT0_INF</text:span></text:p>
        </draw:connector>
        <draw:custom-shape draw:style-name="gr3" draw:text-style-name="P2" xml:id="id249" draw:id="id249" draw:layer="layout" svg:width="2.1cm" svg:height="0.9cm" svg:x="30.9cm" svg:y="62.214cm">
          <text:p text:style-name="P1"><text:span text:style-name="T1">DFF(mclk)</text:span></text:p>
          <text:p text:style-name="P1"><text:span text:style-name="T1">417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0" draw:id="id250" draw:layer="layout" svg:width="1cm" svg:height="0.9cm" svg:x="28.8cm" svg:y="64.414cm">
          <text:p text:style-name="P1"><text:span text:style-name="T1">XNOR</text:span></text:p>
          <text:p text:style-name="P1"><text:span text:style-name="T1">54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1.95cm" svg:y1="63.114cm" svg:x2="29.8cm" svg:y2="64.864cm" draw:start-shape="id249" draw:start-glue-point="2" draw:end-shape="id250" svg:d="M31950 63114l-2150 1750" svg:viewBox="0 0 2151 1751">
          <text:p/>
        </draw:connector>
        <draw:custom-shape draw:style-name="gr1" draw:text-style-name="P2" xml:id="id252" draw:id="id252" draw:layer="layout" svg:width="1cm" svg:height="0.9cm" svg:x="29.68cm" svg:y="50.386cm">
          <text:p text:style-name="P1"><text:span text:style-name="T1">OR(mclk)</text:span></text:p>
          <text:p text:style-name="P1"><text:span text:style-name="T1">343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8.08cm" svg:y1="50.85cm" svg:x2="29.68cm" svg:y2="50.836cm" draw:start-shape="id251" draw:start-glue-point="1" draw:end-shape="id252" draw:end-glue-point="3" svg:d="M28080 50850l1600-14" svg:viewBox="0 0 1601 15">
          <text:p/>
        </draw:connector>
        <draw:connector draw:style-name="gr4" draw:text-style-name="P3" draw:layer="layout" draw:type="line" svg:x1="30.68cm" svg:y1="50.836cm" svg:x2="32.8cm" svg:y2="50.774cm" draw:start-shape="id252" draw:start-glue-point="1" draw:end-shape="id253" draw:end-glue-point="3" svg:d="M30680 50836l2120-62" svg:viewBox="0 0 2121 63">
          <text:p text:style-name="P1"><text:span text:style-name="T2">c</text:span></text:p>
        </draw:connector>
        <draw:custom-shape draw:style-name="gr1" draw:text-style-name="P2" xml:id="id251" draw:id="id251" draw:layer="layout" svg:width="1cm" svg:height="0.9cm" svg:x="27.08cm" svg:y="50.4cm">
          <text:p text:style-name="P1"><text:span text:style-name="T1">AND</text:span></text:p>
          <text:p text:style-name="P1"><text:span text:style-name="T1">343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4.312cm" svg:y1="44.932cm" svg:x2="27.58cm" svg:y2="50.4cm" draw:start-shape="id134" draw:start-glue-point="1" draw:end-shape="id251" draw:end-glue-point="0" svg:d="M24312 44932l3268 5468" svg:viewBox="0 0 3269 5469">
          <text:p/>
        </draw:connector>
        <draw:connector draw:style-name="gr6" draw:text-style-name="P1" draw:layer="layout" draw:type="line" svg:x1="33.3cm" svg:y1="47.65cm" svg:x2="27.58cm" svg:y2="50.4cm" draw:start-shape="id200" draw:start-glue-point="1" draw:end-shape="id251" draw:end-glue-point="0" svg:d="M33300 47650l-5720 2750" svg:viewBox="0 0 5721 2751">
          <text:p/>
        </draw:connector>
        <draw:connector draw:style-name="gr6" draw:text-style-name="P1" draw:layer="layout" draw:type="line" svg:x1="33.3cm" svg:y1="47.65cm" svg:x2="38.8cm" svg:y2="47.65cm" draw:start-shape="id200" draw:start-glue-point="1" draw:end-shape="id222" draw:end-glue-point="3" svg:d="M33300 47650h5500" svg:viewBox="0 0 5501 1">
          <text:p/>
        </draw:connector>
        <draw:connector draw:style-name="gr6" draw:text-style-name="P1" draw:layer="layout" draw:type="line" svg:x1="38.1cm" svg:y1="59.364cm" svg:x2="39cm" svg:y2="59.364cm" draw:start-shape="id172" draw:start-glue-point="1" draw:end-shape="id254" draw:end-glue-point="3" svg:d="M38100 59364h900" svg:viewBox="0 0 901 1">
          <text:p/>
        </draw:connector>
        <draw:connector draw:style-name="gr6" draw:text-style-name="P1" draw:layer="layout" draw:type="line" svg:x1="40cm" svg:y1="59.364cm" svg:x2="41.177cm" svg:y2="60.464cm" draw:start-shape="id254" draw:start-glue-point="1" draw:end-shape="id207" draw:end-glue-point="3" svg:d="M40000 59364l1177 1100" svg:viewBox="0 0 1178 1101">
          <text:p/>
        </draw:connector>
        <draw:connector draw:style-name="gr6" draw:text-style-name="P1" draw:layer="layout" draw:type="line" svg:x1="35.5cm" svg:y1="56.864cm" svg:x2="37.1cm" svg:y2="59.364cm" draw:start-shape="id255" draw:end-shape="id172" draw:end-glue-point="3" svg:d="M35500 56864l1600 2500" svg:viewBox="0 0 1601 2501">
          <text:p/>
        </draw:connector>
        <draw:connector draw:style-name="gr6" draw:text-style-name="P1" draw:layer="layout" draw:type="line" svg:x1="34.45cm" svg:y1="57.314cm" svg:x2="22.8cm" svg:y2="60.614cm" draw:start-shape="id255" draw:start-glue-point="2" draw:end-shape="id206" draw:end-glue-point="0" svg:d="M34450 57314l-11650 3300" svg:viewBox="0 0 11651 3301">
          <text:p/>
        </draw:connector>
        <draw:connector draw:style-name="gr6" draw:text-style-name="P1" draw:layer="layout" draw:type="line" svg:x1="35.5cm" svg:y1="56.864cm" svg:x2="32.3cm" svg:y2="47.65cm" draw:start-shape="id255" draw:start-glue-point="1" draw:end-shape="id200" draw:end-glue-point="3" svg:d="M35500 56864l-3200-9214" svg:viewBox="0 0 3201 9215">
          <text:p/>
        </draw:connector>
        <draw:connector draw:style-name="gr6" draw:text-style-name="P1" draw:layer="layout" draw:type="line" svg:x1="35.5cm" svg:y1="56.864cm" svg:x2="59.998cm" svg:y2="25.15cm" draw:start-shape="id255" draw:start-glue-point="1" draw:end-shape="id173" draw:end-glue-point="3" svg:d="M35500 56864l24498-31714" svg:viewBox="0 0 24499 31715">
          <text:p/>
        </draw:connector>
        <draw:connector draw:style-name="gr6" draw:text-style-name="P1" draw:layer="layout" draw:type="line" svg:x1="34.45cm" svg:y1="56.414cm" svg:x2="34.4cm" svg:y2="55.814cm" draw:start-shape="id255" draw:start-glue-point="0" draw:end-shape="id256" draw:end-glue-point="2" svg:d="M34450 56414l-50-600" svg:viewBox="0 0 51 601">
          <text:p/>
        </draw:connector>
        <draw:connector draw:style-name="gr6" draw:text-style-name="P1" draw:layer="layout" draw:type="line" svg:x1="34.45cm" svg:y1="56.414cm" svg:x2="26.9cm" svg:y2="54.414cm" draw:start-shape="id255" draw:start-glue-point="0" draw:end-shape="id257" draw:end-glue-point="2" svg:d="M34450 56414l-7550-2000" svg:viewBox="0 0 7551 2001">
          <text:p/>
        </draw:connector>
        <draw:custom-shape draw:style-name="gr1" draw:text-style-name="P2" xml:id="id258" draw:id="id258" draw:layer="layout" svg:width="1cm" svg:height="0.9cm" svg:x="30.1cm" svg:y="57.014cm">
          <text:p text:style-name="P1"><text:span text:style-name="T1">AND</text:span></text:p>
          <text:p text:style-name="P1"><text:span text:style-name="T1">354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4.45cm" svg:y1="57.314cm" svg:x2="31.1cm" svg:y2="57.464cm" draw:start-shape="id255" draw:start-glue-point="2" draw:end-shape="id258" draw:end-glue-point="1" svg:d="M34450 57314l-3350 150" svg:viewBox="0 0 3351 151">
          <text:p/>
        </draw:connector>
        <draw:custom-shape draw:style-name="gr7" draw:text-style-name="P2" xml:id="id259" draw:id="id259" draw:layer="layout" svg:width="0.6cm" svg:height="0.6cm" svg:x="38cm" svg:y="57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35.5cm" svg:y1="56.864cm" svg:x2="38cm" svg:y2="57.414cm" draw:start-shape="id255" draw:start-glue-point="1" draw:end-shape="id259" draw:end-glue-point="3" svg:d="M35500 56864l2500 550" svg:viewBox="0 0 2501 551">
          <text:p/>
        </draw:connector>
        <draw:custom-shape draw:style-name="gr1" draw:text-style-name="P2" xml:id="id260" draw:id="id260" draw:layer="layout" svg:width="1cm" svg:height="0.9cm" svg:x="20.676cm" svg:y="6.35cm">
          <text:p text:style-name="P1"><text:span text:style-name="T1">NOT</text:span></text:p>
          <text:p text:style-name="P1"><text:span text:style-name="T1">34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20cm" svg:y1="5.95cm" svg:x2="20.676cm" svg:y2="6.8cm" draw:start-shape="id164" draw:start-glue-point="1" draw:end-shape="id260" draw:end-glue-point="3" svg:d="M20000 5950l676 850" svg:viewBox="0 0 677 851">
          <text:p/>
        </draw:connector>
        <draw:connector draw:style-name="gr4" draw:text-style-name="P3" draw:layer="layout" draw:type="line" svg:x1="21.676cm" svg:y1="6.8cm" svg:x2="23.838cm" svg:y2="6.811cm" draw:start-shape="id260" draw:start-glue-point="1" svg:d="M21676 6800l2162 11" svg:viewBox="0 0 2163 12">
          <text:p text:style-name="P1"><text:span text:style-name="T2">/CNT2_1</text:span></text:p>
        </draw:connector>
        <draw:connector draw:style-name="gr4" draw:text-style-name="P3" draw:layer="layout" draw:type="line" svg:x1="42.177cm" svg:y1="60.464cm" svg:x2="44.4cm" svg:y2="60.433cm" draw:start-shape="id207" draw:start-glue-point="1" svg:d="M42177 60464l2223-31" svg:viewBox="0 0 2224 32">
          <text:p text:style-name="P1"><text:span text:style-name="T2">CTRL3</text:span></text:p>
        </draw:connector>
        <draw:custom-shape draw:style-name="gr1" draw:text-style-name="P2" xml:id="id261" draw:id="id261" draw:layer="layout" svg:width="1cm" svg:height="0.9cm" svg:x="22.3cm" svg:y="62.314cm">
          <text:p text:style-name="P1"><text:span text:style-name="T1">NOT</text:span></text:p>
          <text:p text:style-name="P1"><text:span text:style-name="T1">366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2.8cm" svg:y1="61.514cm" svg:x2="22.8cm" svg:y2="62.314cm" draw:start-shape="id206" draw:start-glue-point="2" draw:end-shape="id261" draw:end-glue-point="0" svg:d="M22800 61514v800" svg:viewBox="0 0 1 801">
          <text:p/>
        </draw:connector>
        <draw:connector draw:style-name="gr6" draw:text-style-name="P1" draw:layer="layout" draw:type="line" svg:x1="18.636cm" svg:y1="54.438cm" svg:x2="24.6cm" svg:y2="54.564cm" draw:start-shape="id198" draw:start-glue-point="1" draw:end-shape="id262" draw:end-glue-point="3" svg:d="M18636 54438l5964 126" svg:viewBox="0 0 5965 127">
          <text:p/>
        </draw:connector>
        <draw:connector draw:style-name="gr6" draw:text-style-name="P1" draw:layer="layout" draw:type="line" svg:x1="25.6cm" svg:y1="54.564cm" svg:x2="26.4cm" svg:y2="53.964cm" draw:start-shape="id262" draw:start-glue-point="1" draw:end-shape="id257" draw:end-glue-point="3" svg:d="M25600 54564l800-600" svg:viewBox="0 0 801 601">
          <text:p/>
        </draw:connector>
        <draw:connector draw:style-name="gr6" draw:text-style-name="P1" draw:layer="layout" draw:type="line" svg:x1="25.6cm" svg:y1="53.364cm" svg:x2="26.4cm" svg:y2="53.964cm" draw:start-shape="id163" draw:start-glue-point="1" draw:end-shape="id257" draw:end-glue-point="3" svg:d="M25600 53364l800 600" svg:viewBox="0 0 801 601">
          <text:p/>
        </draw:connector>
        <draw:connector draw:style-name="gr6" draw:text-style-name="P1" draw:layer="layout" draw:type="line" svg:x1="27.4cm" svg:y1="53.964cm" svg:x2="28.3cm" svg:y2="53.964cm" draw:start-shape="id257" draw:start-glue-point="1" draw:end-shape="id263" draw:end-glue-point="3" svg:d="M27400 53964h900" svg:viewBox="0 0 901 1">
          <text:p/>
        </draw:connector>
        <draw:custom-shape draw:style-name="gr1" draw:text-style-name="P2" xml:id="id264" draw:id="id264" draw:layer="layout" svg:width="1cm" svg:height="0.9cm" svg:x="30.1cm" svg:y="53.514cm">
          <text:p text:style-name="P1"><text:span text:style-name="T1">OR (mclk)</text:span></text:p>
          <text:p text:style-name="P1"><text:span text:style-name="T1">37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9.3cm" svg:y1="53.964cm" svg:x2="30.1cm" svg:y2="53.964cm" draw:start-shape="id263" draw:start-glue-point="1" draw:end-shape="id264" draw:end-glue-point="3" svg:d="M29300 53964h800" svg:viewBox="0 0 801 1">
          <text:p/>
        </draw:connector>
        <draw:connector draw:style-name="gr4" draw:text-style-name="P3" draw:layer="layout" draw:type="line" svg:x1="31.1cm" svg:y1="53.964cm" svg:x2="33.204cm" svg:y2="53.925cm" draw:start-shape="id264" draw:start-glue-point="1" svg:d="M31100 53964l2104-39" svg:viewBox="0 0 2105 40">
          <text:p text:style-name="P1"><text:span text:style-name="T2">CLK11</text:span></text:p>
        </draw:connector>
        <draw:connector draw:style-name="gr6" draw:text-style-name="P1" draw:layer="layout" draw:type="line" svg:x1="27.4cm" svg:y1="56.264cm" svg:x2="28.3cm" svg:y2="53.964cm" draw:start-shape="id220" draw:start-glue-point="1" draw:end-shape="id263" draw:end-glue-point="3" svg:d="M27400 56264l900-2300" svg:viewBox="0 0 901 2301">
          <text:p/>
        </draw:connector>
        <draw:custom-shape draw:style-name="gr1" draw:text-style-name="P2" xml:id="id265" draw:id="id265" draw:layer="layout" svg:width="1cm" svg:height="0.9cm" svg:x="28.3cm" svg:y="55.814cm">
          <text:p text:style-name="P1"><text:span text:style-name="T1">NOT</text:span></text:p>
          <text:p text:style-name="P1"><text:span text:style-name="T1">364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9.3cm" svg:y1="56.264cm" svg:x2="30.1cm" svg:y2="56.264cm" draw:start-shape="id265" draw:start-glue-point="1" draw:end-shape="id266" draw:end-glue-point="3" svg:d="M29300 56264h800" svg:viewBox="0 0 801 1">
          <text:p/>
        </draw:connector>
        <draw:connector draw:style-name="gr6" draw:text-style-name="P1" draw:layer="layout" draw:type="line" svg:x1="27.4cm" svg:y1="56.264cm" svg:x2="28.3cm" svg:y2="56.264cm" draw:start-shape="id220" draw:start-glue-point="1" draw:end-shape="id265" draw:end-glue-point="3" svg:d="M27400 56264h900" svg:viewBox="0 0 901 1">
          <text:p/>
        </draw:connector>
        <draw:connector draw:style-name="gr6" draw:text-style-name="P1" draw:layer="layout" draw:type="line" svg:x1="48.9cm" svg:y1="57.033cm" svg:x2="50.417cm" svg:y2="56.506cm" draw:start-shape="id203" draw:start-glue-point="1" draw:end-shape="id204" draw:end-glue-point="3" svg:d="M48900 57033l1517-527" svg:viewBox="0 0 1518 528">
          <text:p/>
        </draw:connector>
        <draw:connector draw:style-name="gr4" draw:text-style-name="P1" draw:layer="layout" draw:type="line" svg:x1="51.417cm" svg:y1="56.506cm" svg:x2="53.328cm" svg:y2="56.469cm" draw:start-shape="id204" draw:start-glue-point="1" draw:end-shape="id267" svg:d="M51417 56506l1911-37" svg:viewBox="0 0 1912 38">
          <text:p text:style-name="P1"><text:span text:style-name="T2">RES1_R</text:span></text:p>
        </draw:connector>
        <draw:frame draw:style-name="gr8" draw:text-style-name="P4" xml:id="id267" draw:id="id267" draw:layer="layout" svg:width="3.372cm" svg:height="0.573cm" svg:x="53.328cm" svg:y="56.183cm">
          <draw:text-box>
            <text:p><text:span text:style-name="T2">Enable Pass1 result input</text:span></text:p>
          </draw:text-box>
        </draw:frame>
        <draw:custom-shape draw:style-name="gr1" draw:text-style-name="P2" xml:id="id268" draw:id="id268" draw:layer="layout" svg:width="1cm" svg:height="0.9cm" svg:x="49.1cm" svg:y="32.1cm">
          <text:p text:style-name="P1"><text:span text:style-name="T1">AND</text:span></text:p>
          <text:p text:style-name="P1"><text:span text:style-name="T1">395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8.3cm" svg:y1="34.15cm" svg:x2="49.1cm" svg:y2="32.55cm" draw:start-shape="id241" draw:start-glue-point="1" draw:end-shape="id268" draw:end-glue-point="3" svg:d="M48300 34150l800-1600" svg:viewBox="0 0 801 1601">
          <text:p/>
        </draw:connector>
        <draw:connector draw:style-name="gr6" draw:text-style-name="P1" draw:layer="layout" draw:type="line" svg:x1="48.3cm" svg:y1="30.85cm" svg:x2="49.1cm" svg:y2="32.55cm" draw:start-shape="id248" draw:start-glue-point="1" draw:end-shape="id268" draw:end-glue-point="3" svg:d="M48300 30850l800 1700" svg:viewBox="0 0 801 1701">
          <text:p/>
        </draw:connector>
        <draw:custom-shape draw:style-name="gr1" draw:text-style-name="P2" xml:id="id269" draw:id="id269" draw:layer="layout" svg:width="1cm" svg:height="0.9cm" svg:x="20.676cm" svg:y="8.7cm">
          <text:p text:style-name="P1"><text:span text:style-name="T1">NOT</text:span></text:p>
          <text:p text:style-name="P1"><text:span text:style-name="T1">36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20cm" svg:y1="8.35cm" svg:x2="20.676cm" svg:y2="9.15cm" draw:start-shape="id170" draw:start-glue-point="1" draw:end-shape="id269" draw:end-glue-point="3" svg:d="M20000 8350l676 800" svg:viewBox="0 0 677 801">
          <text:p/>
        </draw:connector>
        <draw:connector draw:style-name="gr4" draw:text-style-name="P3" draw:layer="layout" draw:type="line" svg:x1="21.676cm" svg:y1="9.15cm" svg:x2="23.838cm" svg:y2="9.161cm" draw:start-shape="id269" draw:start-glue-point="1" svg:d="M21676 9150l2162 11" svg:viewBox="0 0 2163 12">
          <text:p text:style-name="P1"><text:span text:style-name="T2">/CNT2_2</text:span></text:p>
        </draw:connector>
        <draw:custom-shape draw:style-name="gr1" draw:text-style-name="P2" xml:id="id270" draw:id="id270" draw:layer="layout" svg:width="1cm" svg:height="0.9cm" svg:x="20.676cm" svg:y="11.15cm">
          <text:p text:style-name="P1"><text:span text:style-name="T1">NOT</text:span></text:p>
          <text:p text:style-name="P1"><text:span text:style-name="T1">36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20cm" svg:y1="10.85cm" svg:x2="20.676cm" svg:y2="11.6cm" draw:start-shape="id177" draw:end-shape="id270" draw:end-glue-point="3" svg:d="M20000 10850l676 750" svg:viewBox="0 0 677 751">
          <text:p/>
        </draw:connector>
        <draw:connector draw:style-name="gr4" draw:text-style-name="P3" draw:layer="layout" draw:type="line" svg:x1="21.676cm" svg:y1="11.6cm" svg:x2="23.838cm" svg:y2="11.611cm" draw:start-shape="id270" draw:start-glue-point="1" svg:d="M21676 11600l2162 11" svg:viewBox="0 0 2163 12">
          <text:p text:style-name="P1"><text:span text:style-name="T2">/CNT2_3</text:span></text:p>
        </draw:connector>
        <draw:connector draw:style-name="gr4" draw:text-style-name="P1" draw:layer="layout" draw:type="line" svg:x1="45.943cm" svg:y1="57.8cm" svg:x2="47.9cm" svg:y2="57.033cm" draw:end-shape="id203" draw:end-glue-point="3" svg:d="M45943 57800l1957-767" svg:viewBox="0 0 1958 768">
          <text:p text:style-name="P1"><text:span text:style-name="T2">/CNT2_3</text:span></text:p>
        </draw:connector>
        <draw:connector draw:style-name="gr4" draw:text-style-name="P1" draw:layer="layout" draw:type="line" svg:x1="15.618cm" svg:y1="55.338cm" svg:x2="17.636cm" svg:y2="54.438cm" draw:end-shape="id198" draw:end-glue-point="3" svg:d="M15618 55338l2018-900" svg:viewBox="0 0 2019 901">
          <text:p text:style-name="P1"><text:span text:style-name="T2">/CNT2_3</text:span></text:p>
        </draw:connector>
        <draw:connector draw:style-name="gr6" draw:text-style-name="P1" draw:layer="layout" draw:type="line" svg:x1="34.9cm" svg:y1="55.364cm" svg:x2="47.9cm" svg:y2="57.033cm" draw:start-shape="id256" draw:start-glue-point="1" draw:end-shape="id203" draw:end-glue-point="3" svg:d="M34900 55364l13000 1669" svg:viewBox="0 0 13001 1670">
          <text:p/>
        </draw:connector>
        <draw:connector draw:style-name="gr4" draw:text-style-name="P3" draw:layer="layout" draw:type="line" svg:x1="34.4cm" svg:y1="54.914cm" svg:x2="34.1cm" svg:y2="44.35cm" draw:start-shape="id256" draw:start-glue-point="0" draw:end-shape="id137" draw:end-glue-point="3" svg:d="M34400 54914l-300-10564" svg:viewBox="0 0 301 10565">
          <text:p text:style-name="P1"><text:span text:style-name="T2">a</text:span></text:p>
        </draw:connector>
        <draw:connector draw:style-name="gr6" draw:text-style-name="P1" draw:layer="layout" draw:type="line" svg:x1="21.612cm" svg:y1="43.85cm" svg:x2="23.312cm" svg:y2="44.932cm" draw:start-shape="id135" draw:start-glue-point="1" draw:end-shape="id134" draw:end-glue-point="3" svg:d="M21612 43850l1700 1082" svg:viewBox="0 0 1701 1083">
          <text:p/>
        </draw:connector>
        <draw:connector draw:style-name="gr6" draw:text-style-name="P1" draw:layer="layout" draw:type="line" svg:x1="34.9cm" svg:y1="50.774cm" svg:x2="38.8cm" svg:y2="46.15cm" draw:start-shape="id253" draw:start-glue-point="1" draw:end-shape="id141" svg:d="M34900 50774l3900-4624" svg:viewBox="0 0 3901 4625">
          <text:p/>
        </draw:connector>
        <draw:connector draw:style-name="gr6" draw:text-style-name="P1" draw:layer="layout" draw:type="line" svg:x1="34.9cm" svg:y1="50.774cm" svg:x2="24.312cm" svg:y2="44.932cm" draw:start-shape="id253" draw:start-glue-point="1" draw:end-shape="id134" draw:end-glue-point="1" svg:d="M34900 50774l-10588-5842" svg:viewBox="0 0 10589 5843">
          <text:p/>
        </draw:connector>
        <draw:custom-shape draw:style-name="gr1" draw:text-style-name="P2" xml:id="id271" draw:id="id271" draw:layer="layout" svg:width="1cm" svg:height="0.9cm" svg:x="49.3cm" svg:y="48.7cm">
          <text:p text:style-name="P1"><text:span text:style-name="T1">NOT</text:span></text:p>
          <text:p text:style-name="P1"><text:span text:style-name="T1">282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8.4cm" svg:y1="49.174cm" svg:x2="49.3cm" svg:y2="49.15cm" draw:start-shape="id214" draw:start-glue-point="1" draw:end-shape="id271" draw:end-glue-point="3" svg:d="M48400 49174l900-24" svg:viewBox="0 0 901 25">
          <text:p/>
        </draw:connector>
        <draw:custom-shape draw:style-name="gr7" draw:text-style-name="P2" xml:id="id272" draw:id="id272" draw:layer="layout" svg:width="0.6cm" svg:height="0.6cm" svg:x="52cm" svg:y="4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0.3cm" svg:y1="49.15cm" svg:x2="52cm" svg:y2="49.1cm" draw:start-shape="id271" draw:start-glue-point="1" draw:end-shape="id272" draw:end-glue-point="3" svg:d="M50300 49150l1700-50" svg:viewBox="0 0 1701 51">
          <text:p/>
        </draw:connector>
        <draw:connector draw:style-name="gr4" draw:text-style-name="P3" draw:layer="layout" draw:type="line" svg:x1="50.496cm" svg:y1="48.264cm" svg:x2="52cm" svg:y2="49.1cm" draw:end-shape="id272" draw:end-glue-point="3" svg:d="M50496 48264l1504 836" svg:viewBox="0 0 1505 837">
          <text:p text:style-name="P1"><text:span text:style-name="T2">MCLK</text:span></text:p>
        </draw:connector>
        <draw:connector draw:style-name="gr4" draw:text-style-name="P3" draw:layer="layout" draw:type="line" svg:x1="52.6cm" svg:y1="49.1cm" svg:x2="54.949cm" svg:y2="49.089cm" draw:start-shape="id272" draw:start-glue-point="1" svg:d="M52600 49100l2349-11" svg:viewBox="0 0 2350 12">
          <text:p text:style-name="P1"><text:span text:style-name="T2">UNIT1_IE</text:span></text:p>
        </draw:connector>
        <draw:connector draw:style-name="gr6" draw:text-style-name="P1" draw:layer="layout" draw:type="line" svg:x1="31.1cm" svg:y1="56.264cm" svg:x2="31.7cm" svg:y2="56.864cm" draw:start-shape="id266" draw:start-glue-point="1" draw:end-shape="id273" draw:end-glue-point="3" svg:d="M31100 56264l600 600" svg:viewBox="0 0 601 601">
          <text:p/>
        </draw:connector>
        <draw:connector draw:style-name="gr6" draw:text-style-name="P1" draw:layer="layout" draw:type="line" svg:x1="31.1cm" svg:y1="57.464cm" svg:x2="31.7cm" svg:y2="56.864cm" draw:start-shape="id258" draw:start-glue-point="1" draw:end-shape="id273" draw:end-glue-point="3" svg:d="M31100 57464l600-600" svg:viewBox="0 0 601 601">
          <text:p/>
        </draw:connector>
        <draw:connector draw:style-name="gr6" draw:text-style-name="P1" draw:layer="layout" draw:type="line" svg:x1="32.7cm" svg:y1="56.864cm" svg:x2="33.4cm" svg:y2="56.864cm" draw:start-shape="id273" draw:end-shape="id255" svg:d="M32700 56864h700" svg:viewBox="0 0 701 1">
          <text:p/>
        </draw:connector>
        <draw:custom-shape draw:style-name="gr1" draw:text-style-name="P2" xml:id="id274" draw:id="id274" draw:layer="layout" svg:width="1cm" svg:height="0.9cm" svg:x="20.738cm" svg:y="13.7cm">
          <text:p text:style-name="P1"><text:span text:style-name="T1">NOT</text:span></text:p>
          <text:p text:style-name="P1"><text:span text:style-name="T1">35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20cm" svg:y1="13.35cm" svg:x2="20.738cm" svg:y2="14.15cm" draw:start-shape="id180" draw:start-glue-point="1" draw:end-shape="id274" draw:end-glue-point="3" svg:d="M20000 13350l738 800" svg:viewBox="0 0 739 801">
          <text:p/>
        </draw:connector>
        <draw:connector draw:style-name="gr4" draw:text-style-name="P3" draw:layer="layout" draw:type="line" svg:x1="21.738cm" svg:y1="14.15cm" svg:x2="23.9cm" svg:y2="14.161cm" draw:start-shape="id274" draw:start-glue-point="1" svg:d="M21738 14150l2162 11" svg:viewBox="0 0 2163 12">
          <text:p text:style-name="P1"><text:span text:style-name="T2">/CNT2_4</text:span></text:p>
        </draw:connector>
        <draw:custom-shape draw:style-name="gr1" draw:text-style-name="P2" xml:id="id275" draw:id="id275" draw:layer="layout" svg:width="1cm" svg:height="0.9cm" svg:x="20.738cm" svg:y="16.2cm">
          <text:p text:style-name="P1"><text:span text:style-name="T1">NOT</text:span></text:p>
          <text:p text:style-name="P1"><text:span text:style-name="T1">35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20cm" svg:y1="15.85cm" svg:x2="20.738cm" svg:y2="16.65cm" draw:start-shape="id183" draw:start-glue-point="1" draw:end-shape="id275" draw:end-glue-point="3" svg:d="M20000 15850l738 800" svg:viewBox="0 0 739 801">
          <text:p/>
        </draw:connector>
        <draw:connector draw:style-name="gr4" draw:text-style-name="P3" draw:layer="layout" draw:type="line" svg:x1="21.738cm" svg:y1="16.65cm" svg:x2="23.9cm" svg:y2="16.661cm" draw:start-shape="id275" draw:start-glue-point="1" svg:d="M21738 16650l2162 11" svg:viewBox="0 0 2163 12">
          <text:p text:style-name="P1"><text:span text:style-name="T2">/CNT2_5</text:span></text:p>
        </draw:connector>
        <draw:custom-shape draw:style-name="gr1" draw:text-style-name="P2" xml:id="id276" draw:id="id276" draw:layer="layout" svg:width="1cm" svg:height="0.9cm" svg:x="20.738cm" svg:y="18.7cm">
          <text:p text:style-name="P1"><text:span text:style-name="T1">NOT</text:span></text:p>
          <text:p text:style-name="P1"><text:span text:style-name="T1">32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20cm" svg:y1="18.35cm" svg:x2="20.738cm" svg:y2="19.15cm" draw:start-shape="id186" draw:end-shape="id276" draw:end-glue-point="3" svg:d="M20000 18350l738 800" svg:viewBox="0 0 739 801">
          <text:p/>
        </draw:connector>
        <draw:connector draw:style-name="gr4" draw:text-style-name="P3" draw:layer="layout" draw:type="line" svg:x1="21.738cm" svg:y1="19.15cm" svg:x2="23.9cm" svg:y2="19.161cm" draw:start-shape="id276" draw:start-glue-point="1" svg:d="M21738 19150l2162 11" svg:viewBox="0 0 2163 12">
          <text:p text:style-name="P1"><text:span text:style-name="T2">/CNT2_6</text:span></text:p>
        </draw:connector>
        <draw:connector draw:style-name="gr6" draw:text-style-name="P1" draw:layer="layout" draw:type="line" svg:x1="33.9cm" svg:y1="55.364cm" svg:x2="31.1cm" svg:y2="56.264cm" draw:start-shape="id256" draw:start-glue-point="3" draw:end-shape="id266" draw:end-glue-point="1" svg:d="M33900 55364l-2800 900" svg:viewBox="0 0 2801 901">
          <text:p/>
        </draw:connector>
        <draw:custom-shape draw:style-name="gr1" draw:text-style-name="P2" xml:id="id277" draw:id="id277" draw:layer="layout" svg:width="1cm" svg:height="0.9cm" svg:x="28.3cm" svg:y="57.014cm">
          <text:p text:style-name="P1"><text:span text:style-name="T1">NOT</text:span></text:p>
          <text:p text:style-name="P1"><text:span text:style-name="T1">354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7.4cm" svg:y1="57.464cm" svg:x2="28.3cm" svg:y2="57.464cm" draw:start-shape="id209" draw:start-glue-point="1" draw:end-shape="id277" draw:end-glue-point="3" svg:d="M27400 57464h900" svg:viewBox="0 0 901 1">
          <text:p/>
        </draw:connector>
        <draw:connector draw:style-name="gr6" draw:text-style-name="P1" draw:layer="layout" draw:type="line" svg:x1="29.3cm" svg:y1="57.464cm" svg:x2="30.1cm" svg:y2="57.464cm" draw:start-shape="id277" draw:start-glue-point="1" draw:end-shape="id258" draw:end-glue-point="3" svg:d="M29300 57464h800" svg:viewBox="0 0 801 1">
          <text:p/>
        </draw:connector>
        <draw:connector draw:style-name="gr6" draw:text-style-name="P1" draw:layer="layout" draw:type="line" svg:x1="23.8cm" svg:y1="57.464cm" svg:x2="26.4cm" svg:y2="56.264cm" draw:start-shape="id278" draw:start-glue-point="1" draw:end-shape="id220" draw:end-glue-point="3" svg:d="M23800 57464l2600-1200" svg:viewBox="0 0 2601 1201">
          <text:p/>
        </draw:connector>
        <draw:connector draw:style-name="gr6" draw:text-style-name="P1" draw:layer="layout" draw:type="line" svg:x1="23.8cm" svg:y1="57.464cm" svg:x2="26.4cm" svg:y2="57.464cm" draw:start-shape="id278" draw:start-glue-point="1" draw:end-shape="id209" draw:end-glue-point="3" svg:d="M23800 57464h2600" svg:viewBox="0 0 2601 1">
          <text:p/>
        </draw:connector>
        <draw:connector draw:style-name="gr4" draw:text-style-name="P1" draw:layer="layout" draw:type="line" svg:x1="23.264cm" svg:y1="59.251cm" svg:x2="23.3cm" svg:y2="57.914cm" draw:end-shape="id278" draw:end-glue-point="2" svg:d="M23264 59251l36-1337" svg:viewBox="0 0 37 1338">
          <text:p text:style-name="P1"><text:span text:style-name="T2">/CNT2_INF</text:span></text:p>
        </draw:connector>
        <draw:connector draw:style-name="gr4" draw:text-style-name="P1" draw:layer="layout" draw:type="line" svg:x1="36.522cm" svg:y1="46.822cm" svg:x2="38.8cm" svg:y2="47.65cm" draw:end-shape="id222" draw:end-glue-point="3" svg:d="M36522 46822l2278 828" svg:viewBox="0 0 2279 829">
          <text:p text:style-name="P1"><text:span text:style-name="T2">/CNT2_INF</text:span></text:p>
        </draw:connector>
        <draw:connector draw:style-name="gr4" draw:text-style-name="P1" draw:layer="layout" draw:type="line" svg:x1="29.412cm" svg:y1="40.822cm" svg:x2="31cm" svg:y2="41.75cm" draw:end-shape="id140" draw:end-glue-point="3" svg:d="M29412 40822l1588 928" svg:viewBox="0 0 1589 929">
          <text:p text:style-name="P1"><text:span text:style-name="T2">/CNT2_INF</text:span></text:p>
        </draw:connector>
        <draw:connector draw:style-name="gr4" draw:text-style-name="P1" draw:layer="layout" draw:type="line" svg:x1="22.956cm" svg:y1="52.4cm" svg:x2="24.6cm" svg:y2="53.364cm" draw:end-shape="id163" draw:end-glue-point="3" svg:d="M22956 52400l1644 964" svg:viewBox="0 0 1645 965">
          <text:p text:style-name="P1"><text:span text:style-name="T2">/CNT2_INF</text:span></text:p>
        </draw:connector>
        <draw:custom-shape draw:style-name="gr7" draw:text-style-name="P2" xml:id="id280" draw:id="id280" draw:layer="layout" svg:width="0.6cm" svg:height="0.6cm" svg:x="35.5cm" svg:y="6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33cm" svg:y1="66.964cm" svg:x2="35.5cm" svg:y2="68.1cm" draw:start-shape="id279" draw:start-glue-point="1" draw:end-shape="id280" draw:end-glue-point="3" svg:d="M33000 66964l2500 1136" svg:viewBox="0 0 2501 1137">
          <text:p text:style-name="P1"><text:span text:style-name="T2">/CNT2_INF</text:span></text:p>
        </draw:connector>
        <draw:custom-shape draw:style-name="gr2" draw:text-style-name="P2" xml:id="id281" draw:id="id281" draw:layer="layout" svg:width="1cm" svg:height="0.9cm" svg:x="51.143cm" svg:y="31.3cm">
          <text:p text:style-name="P1"><text:span text:style-name="T1">OR(mclk)</text:span></text:p>
          <text:p text:style-name="P1"><text:span text:style-name="T1">385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0.1cm" svg:y1="32.55cm" svg:x2="51.143cm" svg:y2="31.75cm" draw:start-shape="id268" draw:start-glue-point="1" draw:end-shape="id281" draw:end-glue-point="3" svg:d="M50100 32550l1043-800" svg:viewBox="0 0 1044 801">
          <text:p/>
        </draw:connector>
        <draw:connector draw:style-name="gr6" draw:text-style-name="P1" draw:layer="layout" draw:type="line" svg:x1="50.1cm" svg:y1="32.55cm" svg:x2="51.1cm" svg:y2="33.15cm" draw:start-shape="id268" draw:start-glue-point="1" draw:end-shape="id282" draw:end-glue-point="3" svg:d="M50100 32550l1000 600" svg:viewBox="0 0 1001 601">
          <text:p/>
        </draw:connector>
        <draw:custom-shape draw:style-name="gr2" draw:text-style-name="P2" xml:id="id282" draw:id="id282" draw:layer="layout" svg:width="1cm" svg:height="0.9cm" svg:x="51.1cm" svg:y="32.7cm">
          <text:p text:style-name="P1"><text:span text:style-name="T1">NOR</text:span></text:p>
          <text:p text:style-name="P1"><text:span text:style-name="T1">403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83" draw:id="id283" draw:layer="layout" svg:width="1cm" svg:height="0.9cm" svg:x="45.2cm" svg:y="31.3cm">
          <text:p text:style-name="P1"><text:span text:style-name="T1">3-NAND</text:span></text:p>
          <text:p text:style-name="P1"><text:span text:style-name="T1">395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6.2cm" svg:y1="31.75cm" svg:x2="47.3cm" svg:y2="34.15cm" draw:start-shape="id283" draw:start-glue-point="1" draw:end-shape="id241" draw:end-glue-point="3" svg:d="M46200 31750l1100 2400" svg:viewBox="0 0 1101 2401">
          <text:p/>
        </draw:connector>
        <draw:connector draw:style-name="gr6" draw:text-style-name="P1" draw:layer="layout" draw:type="line" svg:x1="48.023cm" svg:y1="23.374cm" svg:x2="47.3cm" svg:y2="34.15cm" draw:start-shape="id239" draw:start-glue-point="1" draw:end-shape="id241" draw:end-glue-point="3" svg:d="M48023 23374l-723 10776" svg:viewBox="0 0 724 10777">
          <text:p/>
        </draw:connector>
        <draw:connector draw:style-name="gr6" draw:text-style-name="P1" draw:layer="layout" draw:type="line" svg:x1="48.023cm" svg:y1="23.374cm" svg:x2="41.8cm" svg:y2="30.75cm" draw:start-shape="id239" draw:start-glue-point="1" draw:end-shape="id240" draw:end-glue-point="1" svg:d="M48023 23374l-6223 7376" svg:viewBox="0 0 6224 7377">
          <text:p/>
        </draw:connector>
        <draw:custom-shape draw:style-name="gr2" draw:text-style-name="P2" xml:id="id284" draw:id="id284" draw:layer="layout" svg:width="1cm" svg:height="0.9cm" svg:x="33.2cm" svg:y="31.1cm">
          <text:p text:style-name="P1"><text:span text:style-name="T1">AND</text:span></text:p>
          <text:p text:style-name="P1"><text:span text:style-name="T1">395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4.2cm" svg:y1="31.55cm" svg:x2="45.2cm" svg:y2="31.75cm" draw:start-shape="id284" draw:start-glue-point="1" draw:end-shape="id283" draw:end-glue-point="3" svg:d="M34200 31550l11000 200" svg:viewBox="0 0 11001 201">
          <text:p/>
        </draw:connector>
        <draw:connector draw:style-name="gr6" draw:text-style-name="P1" draw:layer="layout" draw:type="line" svg:x1="34.2cm" svg:y1="31.55cm" svg:x2="40.8cm" svg:y2="30.75cm" draw:start-shape="id284" draw:start-glue-point="1" draw:end-shape="id240" draw:end-glue-point="3" svg:d="M34200 31550l6600-800" svg:viewBox="0 0 6601 801">
          <text:p/>
        </draw:connector>
        <draw:custom-shape draw:style-name="gr2" draw:text-style-name="P2" xml:id="id285" draw:id="id285" draw:layer="layout" svg:width="1cm" svg:height="0.9cm" svg:x="34cm" svg:y="33cm">
          <text:p text:style-name="P1"><text:span text:style-name="T1">AND</text:span></text:p>
          <text:p text:style-name="P1"><text:span text:style-name="T1">395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5cm" svg:y1="33.45cm" svg:x2="45.2cm" svg:y2="31.75cm" draw:start-shape="id285" draw:start-glue-point="1" draw:end-shape="id283" draw:end-glue-point="3" svg:d="M35000 33450l10200-1700" svg:viewBox="0 0 10201 1701">
          <text:p/>
        </draw:connector>
        <draw:connector draw:style-name="gr6" draw:text-style-name="P1" draw:layer="layout" draw:type="line" svg:x1="35cm" svg:y1="33.45cm" svg:x2="40.8cm" svg:y2="30.75cm" draw:start-shape="id285" draw:start-glue-point="1" draw:end-shape="id240" draw:end-glue-point="3" svg:d="M35000 33450l5800-2700" svg:viewBox="0 0 5801 2701">
          <text:p/>
        </draw:connector>
        <draw:connector draw:style-name="gr6" draw:text-style-name="P1" draw:layer="layout" draw:type="line" svg:x1="41.2cm" svg:y1="24.791cm" svg:x2="47.3cm" svg:y2="30.85cm" draw:start-shape="id110" draw:start-glue-point="1" draw:end-shape="id248" draw:end-glue-point="3" svg:d="M41200 24791l6100 6059" svg:viewBox="0 0 6101 6060">
          <text:p/>
        </draw:connector>
        <draw:connector draw:style-name="gr6" draw:text-style-name="P1" draw:layer="layout" draw:type="line" svg:x1="23.2cm" svg:y1="31.55cm" svg:x2="41cm" svg:y2="33.55cm" draw:start-shape="id286" draw:start-glue-point="1" draw:end-shape="id247" draw:end-glue-point="3" svg:d="M23200 31550l17800 2000" svg:viewBox="0 0 17801 2001">
          <text:p/>
        </draw:connector>
        <draw:connector draw:style-name="gr6" draw:text-style-name="P1" draw:layer="layout" draw:type="line" svg:x1="23.2cm" svg:y1="31.55cm" svg:x2="52.4cm" svg:y2="41.35cm" draw:start-shape="id286" draw:start-glue-point="1" draw:end-shape="id287" draw:end-glue-point="3" svg:d="M23200 31550l29200 9800" svg:viewBox="0 0 29201 9801">
          <text:p/>
        </draw:connector>
        <draw:connector draw:style-name="gr6" draw:text-style-name="P1" draw:layer="layout" draw:type="line" svg:x1="23.2cm" svg:y1="31.55cm" svg:x2="33.2cm" svg:y2="31.55cm" draw:start-shape="id286" draw:start-glue-point="1" draw:end-shape="id284" draw:end-glue-point="3" svg:d="M23200 31550h10000" svg:viewBox="0 0 10001 1">
          <text:p/>
        </draw:connector>
        <draw:custom-shape draw:style-name="gr2" draw:text-style-name="P2" xml:id="id288" draw:id="id288" draw:layer="layout" svg:width="1cm" svg:height="0.9cm" svg:x="25.2cm" svg:y="29.1cm">
          <text:p text:style-name="P1"><text:span text:style-name="T1">XNOR</text:span></text:p>
          <text:p text:style-name="P1"><text:span text:style-name="T1">404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3.2cm" svg:y1="31.55cm" svg:x2="25.7cm" svg:y2="30cm" draw:start-shape="id286" draw:start-glue-point="1" draw:end-shape="id288" draw:end-glue-point="2" svg:d="M23200 31550l2500-1550" svg:viewBox="0 0 2501 1551">
          <text:p/>
        </draw:connector>
        <draw:custom-shape draw:style-name="gr2" draw:text-style-name="P2" xml:id="id286" draw:id="id286" draw:layer="layout" svg:width="1cm" svg:height="0.9cm" svg:x="22.2cm" svg:y="31.1cm">
          <text:p text:style-name="P1"><text:span text:style-name="T1">NOT</text:span></text:p>
          <text:p text:style-name="P1"><text:span text:style-name="T1">404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3.2cm" svg:y1="31.55cm" svg:x2="56.2cm" svg:y2="41.35cm" draw:start-shape="id286" draw:start-glue-point="1" draw:end-shape="id125" draw:end-glue-point="3" svg:d="M23200 31550l33000 9800" svg:viewBox="0 0 33001 9801">
          <text:p/>
        </draw:connector>
        <draw:connector draw:style-name="gr6" draw:text-style-name="P1" draw:layer="layout" draw:type="line" svg:x1="54.5cm" svg:y1="41.35cm" svg:x2="56.2cm" svg:y2="41.35cm" draw:start-shape="id287" draw:start-glue-point="1" draw:end-shape="id125" draw:end-glue-point="3" svg:d="M54500 41350h1700" svg:viewBox="0 0 1701 1">
          <text:p/>
        </draw:connector>
        <draw:custom-shape draw:style-name="gr2" draw:text-style-name="P2" xml:id="id289" draw:id="id289" draw:layer="layout" svg:width="1cm" svg:height="0.9cm" svg:x="53.3cm" svg:y="39.3cm">
          <text:p text:style-name="P1"><text:span text:style-name="T1">3-NAND</text:span></text:p>
          <text:p text:style-name="P1"><text:span text:style-name="T1">39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4.3cm" svg:y1="39.75cm" svg:x2="56.2cm" svg:y2="39.95cm" draw:start-shape="id289" draw:start-glue-point="1" draw:end-shape="id124" draw:end-glue-point="3" svg:d="M54300 39750l1900 200" svg:viewBox="0 0 1901 201">
          <text:p/>
        </draw:connector>
        <draw:custom-shape draw:style-name="gr1" draw:text-style-name="P2" xml:id="id290" draw:id="id290" draw:layer="layout" svg:width="1cm" svg:height="0.9cm" svg:x="20.738cm" svg:y="21.15cm">
          <text:p text:style-name="P1"><text:span text:style-name="T1">NOT</text:span></text:p>
          <text:p text:style-name="P1"><text:span text:style-name="T1">33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20cm" svg:y1="20.85cm" svg:x2="20.738cm" svg:y2="21.6cm" draw:start-shape="id189" draw:start-glue-point="1" draw:end-shape="id290" draw:end-glue-point="3" svg:d="M20000 20850l738 750" svg:viewBox="0 0 739 751">
          <text:p/>
        </draw:connector>
        <draw:connector draw:style-name="gr4" draw:text-style-name="P3" draw:layer="layout" draw:type="line" svg:x1="21.738cm" svg:y1="21.6cm" svg:x2="23.9cm" svg:y2="21.611cm" draw:start-shape="id290" draw:start-glue-point="1" svg:d="M21738 21600l2162 11" svg:viewBox="0 0 2163 12">
          <text:p text:style-name="P1"><text:span text:style-name="T2">/CNT2_7</text:span></text:p>
        </draw:connector>
        <draw:custom-shape draw:style-name="gr1" draw:text-style-name="P2" xml:id="id291" draw:id="id291" draw:layer="layout" svg:width="1cm" svg:height="0.9cm" svg:x="20.738cm" svg:y="23.6cm">
          <text:p text:style-name="P1"><text:span text:style-name="T1">NOT</text:span></text:p>
          <text:p text:style-name="P1"><text:span text:style-name="T1">33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19.988cm" svg:y1="23.35cm" svg:x2="20.738cm" svg:y2="24.05cm" draw:start-shape="id192" draw:start-glue-point="1" draw:end-shape="id291" draw:end-glue-point="3" svg:d="M19988 23350l750 700" svg:viewBox="0 0 751 701">
          <text:p/>
        </draw:connector>
        <draw:connector draw:style-name="gr4" draw:text-style-name="P3" draw:layer="layout" draw:type="line" svg:x1="21.738cm" svg:y1="24.05cm" svg:x2="23.9cm" svg:y2="24.061cm" draw:start-shape="id291" draw:start-glue-point="1" svg:d="M21738 24050l2162 11" svg:viewBox="0 0 2163 12">
          <text:p text:style-name="P1"><text:span text:style-name="T2">/CNT2_8</text:span></text:p>
        </draw:connector>
        <draw:custom-shape draw:style-name="gr2" draw:text-style-name="P2" xml:id="id292" draw:id="id292" draw:layer="layout" svg:width="1cm" svg:height="0.9cm" svg:x="28.8cm" svg:y="62.214cm">
          <text:p text:style-name="P1"><text:span text:style-name="T1">NAND</text:span></text:p>
          <text:p text:style-name="P1"><text:span text:style-name="T1">417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9.8cm" svg:y1="62.664cm" svg:x2="30.9cm" svg:y2="62.664cm" draw:start-shape="id292" draw:start-glue-point="1" draw:end-shape="id249" draw:end-glue-point="3" svg:d="M29800 62664h1100" svg:viewBox="0 0 1101 1">
          <text:p/>
        </draw:connector>
        <draw:connector draw:style-name="gr6" draw:text-style-name="P1" draw:layer="layout" draw:type="line" svg:x1="29.3cm" svg:y1="64.414cm" svg:x2="29.3cm" svg:y2="63.114cm" draw:start-shape="id250" draw:start-glue-point="0" draw:end-shape="id292" draw:end-glue-point="2" svg:d="M29300 64414v-1300" svg:viewBox="0 0 1 1301">
          <text:p/>
        </draw:connector>
        <draw:custom-shape draw:style-name="gr7" draw:text-style-name="P2" xml:id="id293" draw:id="id293" draw:layer="layout" svg:width="0.6cm" svg:height="0.6cm" svg:x="20cm" svg:y="3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0.6cm" svg:y1="34.1cm" svg:x2="22.2cm" svg:y2="31.55cm" draw:start-shape="id293" draw:start-glue-point="1" draw:end-shape="id286" svg:d="M20600 34100l1600-2550" svg:viewBox="0 0 1601 2551">
          <text:p/>
        </draw:connector>
        <draw:connector draw:style-name="gr6" draw:text-style-name="P1" draw:layer="layout" draw:type="line" svg:x1="20.6cm" svg:y1="34.1cm" svg:x2="53.3cm" svg:y2="39.75cm" draw:start-shape="id293" draw:start-glue-point="1" draw:end-shape="id289" draw:end-glue-point="3" svg:d="M20600 34100l32700 5650" svg:viewBox="0 0 32701 5651">
          <text:p/>
        </draw:connector>
        <draw:custom-shape draw:style-name="gr2" draw:text-style-name="P2" xml:id="id294" draw:id="id294" draw:layer="layout" svg:width="1cm" svg:height="0.9cm" svg:x="22.7cm" svg:y="36.4cm">
          <text:p text:style-name="P1"><text:span text:style-name="T1">OR</text:span></text:p>
          <text:p text:style-name="P1"><text:span text:style-name="T1">386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0.6cm" svg:y1="34.1cm" svg:x2="22.7cm" svg:y2="36.85cm" draw:start-shape="id293" draw:start-glue-point="1" draw:end-shape="id294" draw:end-glue-point="3" svg:d="M20600 34100l2100 2750" svg:viewBox="0 0 2101 2751">
          <text:p/>
        </draw:connector>
        <draw:custom-shape draw:style-name="gr2" draw:text-style-name="P2" xml:id="id295" draw:id="id295" draw:layer="layout" svg:width="1cm" svg:height="0.9cm" svg:x="25cm" svg:y="36.4cm">
          <text:p text:style-name="P1"><text:span text:style-name="T1">OR</text:span></text:p>
          <text:p text:style-name="P1"><text:span text:style-name="T1">386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3.7cm" svg:y1="36.85cm" svg:x2="25cm" svg:y2="36.85cm" draw:start-shape="id294" draw:start-glue-point="1" draw:end-shape="id295" draw:end-glue-point="3" svg:d="M23700 36850h1300" svg:viewBox="0 0 1301 1">
          <text:p/>
        </draw:connector>
        <draw:custom-shape draw:style-name="gr2" draw:text-style-name="P2" xml:id="id296" draw:id="id296" draw:layer="layout" svg:width="1cm" svg:height="0.9cm" svg:x="20.5cm" svg:y="37.4cm">
          <text:p text:style-name="P1"><text:span text:style-name="T1">NOR_OR_AND</text:span></text:p>
          <text:p text:style-name="P1"><text:span text:style-name="T1">374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0.6cm" svg:y1="34.1cm" svg:x2="21cm" svg:y2="37.4cm" draw:start-shape="id293" draw:start-glue-point="1" draw:end-shape="id296" draw:end-glue-point="0" svg:d="M20600 34100l400 3300" svg:viewBox="0 0 401 3301">
          <text:p text:style-name="P1"><text:span text:style-name="T2">a+c</text:span></text:p>
        </draw:connector>
        <draw:custom-shape draw:style-name="gr2" draw:text-style-name="P2" xml:id="id297" draw:id="id297" draw:layer="layout" svg:width="1cm" svg:height="0.9cm" svg:x="22.3cm" svg:y="64.214cm">
          <text:p text:style-name="P1"><text:span text:style-name="T1">NOT</text:span></text:p>
          <text:p text:style-name="P1"><text:span text:style-name="T1">55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2.8cm" svg:y1="63.214cm" svg:x2="22.8cm" svg:y2="64.214cm" draw:start-shape="id261" draw:start-glue-point="2" draw:end-shape="id297" draw:end-glue-point="0" svg:d="M22800 63214v1000" svg:viewBox="0 0 1 1001">
          <text:p/>
        </draw:connector>
        <draw:custom-shape draw:style-name="gr2" draw:text-style-name="P2" xml:id="id298" draw:id="id298" draw:layer="layout" svg:width="1cm" svg:height="0.9cm" svg:x="25.1cm" svg:y="60.914cm">
          <text:p text:style-name="P1"><text:span text:style-name="T1">NAND</text:span></text:p>
          <text:p text:style-name="P1"><text:span text:style-name="T1">55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99" draw:id="id299" draw:layer="layout" svg:width="1cm" svg:height="0.9cm" svg:x="25.1cm" svg:y="62.314cm">
          <text:p text:style-name="P1"><text:span text:style-name="T1">NAND</text:span></text:p>
          <text:p text:style-name="P1"><text:span text:style-name="T1">5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3.3cm" svg:y1="62.764cm" svg:x2="25.1cm" svg:y2="61.364cm" draw:start-shape="id261" draw:start-glue-point="1" draw:end-shape="id298" draw:end-glue-point="3" svg:d="M23300 62764l1800-1400" svg:viewBox="0 0 1801 1401">
          <text:p/>
        </draw:connector>
        <draw:connector draw:style-name="gr6" draw:text-style-name="P1" draw:layer="layout" draw:type="line" svg:x1="23.3cm" svg:y1="62.764cm" svg:x2="25.1cm" svg:y2="62.764cm" draw:start-shape="id261" draw:start-glue-point="1" draw:end-shape="id299" draw:end-glue-point="3" svg:d="M23300 62764h1800" svg:viewBox="0 0 1801 1">
          <text:p/>
        </draw:connector>
        <draw:custom-shape draw:style-name="gr2" draw:text-style-name="P2" xml:id="id300" draw:id="id300" draw:layer="layout" svg:width="1cm" svg:height="0.9cm" svg:x="51.339cm" svg:y="59.5cm">
          <text:p text:style-name="P1"><text:span text:style-name="T1">3-NAND</text:span></text:p>
          <text:p text:style-name="P1"><text:span text:style-name="T1">416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2.339cm" svg:y1="59.95cm" svg:x2="54.4cm" svg:y2="59.935cm" draw:start-shape="id300" draw:start-glue-point="1" svg:d="M52339 59950l2061-15" svg:viewBox="0 0 2062 16">
          <text:p text:style-name="P1"><text:span text:style-name="T2">CTRL4</text:span></text:p>
        </draw:connector>
        <draw:connector draw:style-name="gr4" draw:text-style-name="P3" draw:layer="layout" draw:type="line" svg:x1="43.858cm" svg:y1="26.046cm" svg:x2="45.923cm" svg:y2="26.05cm" draw:end-shape="id244" draw:end-glue-point="3" svg:d="M43858 26046l2065 4" svg:viewBox="0 0 2066 5">
          <text:p text:style-name="P1"><text:span text:style-name="T2">CTRL4</text:span></text:p>
        </draw:connector>
        <draw:connector draw:style-name="gr4" draw:text-style-name="P3" draw:layer="layout" draw:type="line" svg:x1="22.696cm" svg:y1="53.865cm" svg:x2="24.6cm" svg:y2="54.564cm" draw:end-shape="id262" draw:end-glue-point="3" svg:d="M22696 53865l1904 699" svg:viewBox="0 0 1905 700">
          <text:p text:style-name="P1"><text:span text:style-name="T2">CTRL4</text:span></text:p>
        </draw:connector>
        <draw:connector draw:style-name="gr4" draw:text-style-name="P3" draw:layer="layout" draw:type="line" svg:x1="32.033cm" svg:y1="44.342cm" svg:x2="34.1cm" svg:y2="44.35cm" draw:end-shape="id137" draw:end-glue-point="3" svg:d="M32033 44342l2067 8" svg:viewBox="0 0 2068 9">
          <text:p text:style-name="P1"><text:span text:style-name="T2">CTRL4/b</text:span></text:p>
        </draw:connector>
        <draw:connector draw:style-name="gr4" draw:text-style-name="P3" draw:layer="layout" draw:type="line" svg:x1="31.939cm" svg:y1="42.617cm" svg:x2="34.1cm" svg:y2="42.65cm" draw:end-shape="id136" draw:end-glue-point="3" svg:d="M31939 42617l2161 33" svg:viewBox="0 0 2162 34">
          <text:p text:style-name="P1"><text:span text:style-name="T2">CTRL4/b</text:span></text:p>
        </draw:connector>
        <draw:custom-shape draw:style-name="gr1" draw:text-style-name="P2" xml:id="id301" draw:id="id301" draw:layer="layout" svg:width="1cm" svg:height="0.9cm" svg:x="63.463cm" svg:y="48.389cm">
          <text:p text:style-name="P1"><text:span text:style-name="T1">OR(mclk, ground)</text:span></text:p>
          <text:p text:style-name="P1"><text:span text:style-name="T1">455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4.463cm" svg:y1="48.839cm" svg:x2="66.863cm" svg:y2="48.903cm" draw:start-shape="id301" draw:start-glue-point="1" svg:d="M64463 48839l2400 64" svg:viewBox="0 0 2401 65">
          <text:p text:style-name="P1"><text:span text:style-name="T2">MCLK</text:span></text:p>
        </draw:connector>
        <draw:custom-shape draw:style-name="gr1" draw:text-style-name="P2" xml:id="id302" draw:id="id302" draw:layer="layout" svg:width="1cm" svg:height="0.9cm" svg:x="26.7cm" svg:y="62.314cm">
          <text:p text:style-name="P1"><text:span text:style-name="T1">3-NAND</text:span></text:p>
          <text:p text:style-name="P1"><text:span text:style-name="T1">55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7.7cm" svg:y1="62.764cm" svg:x2="28.8cm" svg:y2="64.864cm" draw:start-shape="id302" draw:start-glue-point="1" draw:end-shape="id250" draw:end-glue-point="3" svg:d="M27700 62764l1100 2100" svg:viewBox="0 0 1101 2101">
          <text:p/>
        </draw:connector>
        <draw:custom-shape draw:style-name="gr7" draw:text-style-name="P2" xml:id="id303" draw:id="id303" draw:layer="layout" svg:width="0.6cm" svg:height="0.6cm" svg:x="28.2cm" svg:y="60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7.7cm" svg:y1="62.764cm" svg:x2="28.5cm" svg:y2="61.114cm" draw:start-shape="id302" draw:start-glue-point="1" draw:end-shape="id303" draw:end-glue-point="2" svg:d="M27700 62764l800-1650" svg:viewBox="0 0 801 1651">
          <text:p/>
        </draw:connector>
        <draw:connector draw:style-name="gr6" draw:text-style-name="P1" draw:layer="layout" draw:type="line" svg:x1="26.1cm" svg:y1="61.364cm" svg:x2="26.7cm" svg:y2="62.764cm" draw:start-shape="id298" draw:start-glue-point="1" draw:end-shape="id302" draw:end-glue-point="3" svg:d="M26100 61364l600 1400" svg:viewBox="0 0 601 1401">
          <text:p/>
        </draw:connector>
        <draw:connector draw:style-name="gr6" draw:text-style-name="P1" draw:layer="layout" draw:type="line" svg:x1="26.1cm" svg:y1="62.764cm" svg:x2="26.7cm" svg:y2="62.764cm" draw:start-shape="id299" draw:start-glue-point="1" draw:end-shape="id302" draw:end-glue-point="3" svg:d="M26100 62764h600" svg:viewBox="0 0 601 1">
          <text:p/>
        </draw:connector>
        <draw:custom-shape draw:style-name="gr2" draw:text-style-name="P2" xml:id="id304" draw:id="id304" draw:layer="layout" svg:width="1cm" svg:height="0.9cm" svg:x="25.1cm" svg:y="63.714cm">
          <text:p text:style-name="P1"><text:span text:style-name="T1">NAND</text:span></text:p>
          <text:p text:style-name="P1"><text:span text:style-name="T1">55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6.1cm" svg:y1="64.164cm" svg:x2="26.7cm" svg:y2="62.764cm" draw:start-shape="id304" draw:start-glue-point="1" draw:end-shape="id302" draw:end-glue-point="3" svg:d="M26100 64164l600-1400" svg:viewBox="0 0 601 1401">
          <text:p/>
        </draw:connector>
        <draw:connector draw:style-name="gr4" draw:text-style-name="P3" draw:layer="layout" draw:type="line" svg:x1="33cm" svg:y1="62.664cm" svg:x2="35.571cm" svg:y2="62.628cm" draw:start-shape="id249" draw:start-glue-point="1" svg:d="M33000 62664l2571-36" svg:viewBox="0 0 2572 37">
          <text:p text:style-name="P1"><text:span text:style-name="T2">/CNT0_INF</text:span></text:p>
        </draw:connector>
        <draw:custom-shape draw:style-name="gr3" draw:text-style-name="P2" xml:id="id279" draw:id="id279" draw:layer="layout" svg:width="2.1cm" svg:height="0.9cm" svg:x="30.9cm" svg:y="66.514cm">
          <text:p text:style-name="P1"><text:span text:style-name="T1">DFF(mclk)</text:span></text:p>
          <text:p text:style-name="P1"><text:span text:style-name="T1">456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3cm" svg:y1="66.964cm" svg:x2="35.5cm" svg:y2="67.004cm" draw:start-shape="id279" draw:start-glue-point="1" svg:d="M33000 66964l2500 40" svg:viewBox="0 0 2501 41">
          <text:p text:style-name="P1"><text:span text:style-name="T2">/CNT2_INF</text:span></text:p>
        </draw:connector>
        <draw:custom-shape draw:style-name="gr1" draw:text-style-name="P2" xml:id="id305" draw:id="id305" draw:layer="layout" svg:width="1cm" svg:height="0.9cm" svg:x="63.4cm" svg:y="46.589cm">
          <text:p text:style-name="P1"><text:span text:style-name="T1">OR(mclk, ground)</text:span></text:p>
          <text:p text:style-name="P1"><text:span text:style-name="T1">55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4.4cm" svg:y1="47.039cm" svg:x2="66.8cm" svg:y2="47.103cm" draw:start-shape="id305" draw:start-glue-point="1" svg:d="M64400 47039l2400 64" svg:viewBox="0 0 2401 65">
          <text:p text:style-name="P1"><text:span text:style-name="T2">MCLK</text:span></text:p>
        </draw:connector>
        <draw:custom-shape draw:style-name="gr2" draw:text-style-name="P2" xml:id="id306" draw:id="id306" draw:layer="layout" svg:width="1cm" svg:height="0.9cm" svg:x="28.8cm" svg:y="66.514cm">
          <text:p text:style-name="P1"><text:span text:style-name="T1">NAND</text:span></text:p>
          <text:p text:style-name="P1"><text:span text:style-name="T1">56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9.8cm" svg:y1="66.964cm" svg:x2="30.9cm" svg:y2="66.964cm" draw:start-shape="id306" draw:start-glue-point="1" draw:end-shape="id279" draw:end-glue-point="3" svg:d="M29800 66964h1100" svg:viewBox="0 0 1101 1">
          <text:p/>
        </draw:connector>
        <draw:custom-shape draw:style-name="gr1" draw:text-style-name="P2" xml:id="id307" draw:id="id307" draw:layer="layout" svg:width="1cm" svg:height="0.9cm" svg:x="9.538cm" svg:y="6.35cm">
          <text:p text:style-name="P1"><text:span text:style-name="T1">NOT</text:span></text:p>
          <text:p text:style-name="P1"><text:span text:style-name="T1">34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.9cm" svg:y1="5.95cm" svg:x2="9.538cm" svg:y2="6.8cm" draw:start-shape="id57" draw:start-glue-point="1" draw:end-shape="id307" draw:end-glue-point="3" svg:d="M8900 5950l638 850" svg:viewBox="0 0 639 851">
          <text:p/>
        </draw:connector>
        <draw:connector draw:style-name="gr4" draw:text-style-name="P3" draw:layer="layout" draw:type="line" svg:x1="10.538cm" svg:y1="6.8cm" svg:x2="12.7cm" svg:y2="6.811cm" draw:start-shape="id307" draw:start-glue-point="1" svg:d="M10538 6800l2162 11" svg:viewBox="0 0 2163 12">
          <text:p text:style-name="P1"><text:span text:style-name="T2">/CNT1_1</text:span></text:p>
        </draw:connector>
        <draw:custom-shape draw:style-name="gr1" draw:text-style-name="P2" xml:id="id308" draw:id="id308" draw:layer="layout" svg:width="1cm" svg:height="0.9cm" svg:x="9.538cm" svg:y="8.7cm">
          <text:p text:style-name="P1"><text:span text:style-name="T1">NOT</text:span></text:p>
          <text:p text:style-name="P1"><text:span text:style-name="T1">35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.9cm" svg:y1="8.35cm" svg:x2="9.538cm" svg:y2="9.15cm" draw:start-shape="id65" draw:end-shape="id308" draw:end-glue-point="3" svg:d="M8900 8350l638 800" svg:viewBox="0 0 639 801">
          <text:p/>
        </draw:connector>
        <draw:connector draw:style-name="gr4" draw:text-style-name="P3" draw:layer="layout" draw:type="line" svg:x1="10.538cm" svg:y1="9.15cm" svg:x2="12.7cm" svg:y2="9.161cm" draw:start-shape="id308" draw:start-glue-point="1" svg:d="M10538 9150l2162 11" svg:viewBox="0 0 2163 12">
          <text:p text:style-name="P1"><text:span text:style-name="T2">/CNT1_2</text:span></text:p>
        </draw:connector>
        <draw:custom-shape draw:style-name="gr1" draw:text-style-name="P2" xml:id="id309" draw:id="id309" draw:layer="layout" svg:width="1cm" svg:height="0.9cm" svg:x="9.538cm" svg:y="11.25cm">
          <text:p text:style-name="P1"><text:span text:style-name="T1">NOT</text:span></text:p>
          <text:p text:style-name="P1"><text:span text:style-name="T1">34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.9cm" svg:y1="10.95cm" svg:x2="9.538cm" svg:y2="11.7cm" draw:start-shape="id91" draw:start-glue-point="1" draw:end-shape="id309" draw:end-glue-point="3" svg:d="M8900 10950l638 750" svg:viewBox="0 0 639 751">
          <text:p/>
        </draw:connector>
        <draw:connector draw:style-name="gr4" draw:text-style-name="P3" draw:layer="layout" draw:type="line" svg:x1="10.538cm" svg:y1="11.7cm" svg:x2="12.7cm" svg:y2="11.711cm" draw:start-shape="id309" draw:start-glue-point="1" svg:d="M10538 11700l2162 11" svg:viewBox="0 0 2163 12">
          <text:p text:style-name="P1"><text:span text:style-name="T2">/CNT1_3</text:span></text:p>
        </draw:connector>
        <draw:custom-shape draw:style-name="gr1" draw:text-style-name="P2" xml:id="id310" draw:id="id310" draw:layer="layout" svg:width="1cm" svg:height="0.9cm" svg:x="9.538cm" svg:y="13.8cm">
          <text:p text:style-name="P1"><text:span text:style-name="T1">NOT</text:span></text:p>
          <text:p text:style-name="P1"><text:span text:style-name="T1">35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.901cm" svg:y1="13.55cm" svg:x2="9.538cm" svg:y2="14.25cm" draw:start-shape="id85" draw:start-glue-point="1" draw:end-shape="id310" draw:end-glue-point="3" svg:d="M8901 13550l637 700" svg:viewBox="0 0 638 701">
          <text:p/>
        </draw:connector>
        <draw:connector draw:style-name="gr4" draw:text-style-name="P3" draw:layer="layout" draw:type="line" svg:x1="10.538cm" svg:y1="14.25cm" svg:x2="12.7cm" svg:y2="14.261cm" draw:start-shape="id310" draw:start-glue-point="1" svg:d="M10538 14250l2162 11" svg:viewBox="0 0 2163 12">
          <text:p text:style-name="P1"><text:span text:style-name="T2">/CNT1_4</text:span></text:p>
        </draw:connector>
        <draw:custom-shape draw:style-name="gr1" draw:text-style-name="P2" xml:id="id311" draw:id="id311" draw:layer="layout" svg:width="1cm" svg:height="0.9cm" svg:x="9.537cm" svg:y="16.35cm">
          <text:p text:style-name="P1"><text:span text:style-name="T1">NOT</text:span></text:p>
          <text:p text:style-name="P1"><text:span text:style-name="T1">35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.901cm" svg:y1="16.15cm" svg:x2="9.537cm" svg:y2="16.8cm" draw:start-shape="id96" draw:end-shape="id311" draw:end-glue-point="3" svg:d="M8901 16150l636 650" svg:viewBox="0 0 637 651">
          <text:p/>
        </draw:connector>
        <draw:connector draw:style-name="gr4" draw:text-style-name="P3" draw:layer="layout" draw:type="line" svg:x1="10.537cm" svg:y1="16.8cm" svg:x2="12.699cm" svg:y2="16.811cm" draw:start-shape="id311" draw:start-glue-point="1" svg:d="M10537 16800l2162 11" svg:viewBox="0 0 2163 12">
          <text:p text:style-name="P1"><text:span text:style-name="T2">/CNT1_5</text:span></text:p>
        </draw:connector>
        <draw:custom-shape draw:style-name="gr1" draw:text-style-name="P2" xml:id="id312" draw:id="id312" draw:layer="layout" svg:width="1cm" svg:height="0.9cm" svg:x="9.536cm" svg:y="18.9cm">
          <text:p text:style-name="P1"><text:span text:style-name="T1">NOT</text:span></text:p>
          <text:p text:style-name="P1"><text:span text:style-name="T1">35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.901cm" svg:y1="18.75cm" svg:x2="9.536cm" svg:y2="19.35cm" draw:start-shape="id102" draw:end-shape="id312" draw:end-glue-point="3" svg:d="M8901 18750l635 600" svg:viewBox="0 0 636 601">
          <text:p/>
        </draw:connector>
        <draw:connector draw:style-name="gr4" draw:text-style-name="P3" draw:layer="layout" draw:type="line" svg:x1="10.536cm" svg:y1="19.35cm" svg:x2="12.698cm" svg:y2="19.361cm" draw:start-shape="id312" draw:start-glue-point="1" svg:d="M10536 19350l2162 11" svg:viewBox="0 0 2163 12">
          <text:p text:style-name="P1"><text:span text:style-name="T2">/CNT1_6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0cm" fo:page-height="7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4:43:31.967000000</meta:creation-date>
    <dc:date>2014-05-24T16:15:08.295000000</dc:date>
    <meta:editing-duration>P17DT4H10M6S</meta:editing-duration>
    <meta:editing-cycles>2005</meta:editing-cycles>
    <meta:generator>LibreOffice/4.2.0.4$Windows_x86 LibreOffice_project/05dceb5d363845f2cf968344d7adab8dcfb2ba71</meta:generator>
    <meta:document-statistic meta:object-count="905"/>
  </office:meta>
</office:document-meta>
</file>